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2.21cm" fo:break-before="auto" style:use-optimal-row-height="true"/>
    </style:style>
    <style:style style:name="ro12" style:family="table-row">
      <style:table-row-properties style:row-height="1.526cm" fo:break-before="auto" style:use-optimal-row-height="true"/>
    </style:style>
    <style:style style:name="ro13" style:family="table-row">
      <style:table-row-properties style:row-height="1.42cm" fo:break-before="auto" style:use-optimal-row-height="true"/>
    </style:style>
    <style:style style:name="ro14" style:family="table-row">
      <style:table-row-properties style:row-height="1.711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3.8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316cm" fo:break-before="auto" style:use-optimal-row-height="true"/>
    </style:style>
    <style:style style:name="ro19" style:family="table-row">
      <style:table-row-properties style:row-height="2.106cm" fo:break-before="auto" style:use-optimal-row-height="true"/>
    </style:style>
    <style:style style:name="ro20" style:family="table-row">
      <style:table-row-properties style:row-height="13.083cm" fo:break-before="auto" style:use-optimal-row-height="true"/>
    </style:style>
    <style:style style:name="ro21" style:family="table-row">
      <style:table-row-properties style:row-height="1.499cm" fo:break-before="auto" style:use-optimal-row-height="true"/>
    </style:style>
    <style:style style:name="ro22" style:family="table-row">
      <style:table-row-properties style:row-height="1.789cm" fo:break-before="auto" style:use-optimal-row-height="true"/>
    </style:style>
    <style:style style:name="ro23" style:family="table-row">
      <style:table-row-properties style:row-height="2cm" fo:break-before="auto" style:use-optimal-row-height="true"/>
    </style:style>
    <style:style style:name="ro24" style:family="table-row">
      <style:table-row-properties style:row-height="1.605cm" fo:break-before="auto" style:use-optimal-row-height="true"/>
    </style:style>
    <style:style style:name="ro25" style:family="table-row">
      <style:table-row-properties style:row-height="1.815cm" fo:break-before="auto" style:use-optimal-row-height="true"/>
    </style:style>
    <style:style style:name="ro26" style:family="table-row">
      <style:table-row-properties style:row-height="3.791cm" fo:break-before="auto" style:use-optimal-row-height="true"/>
    </style:style>
    <style:style style:name="ro27" style:family="table-row">
      <style:table-row-properties style:row-height="3.106cm" fo:break-before="auto" style:use-optimal-row-height="true"/>
    </style:style>
    <style:style style:name="ro28" style:family="table-row">
      <style:table-row-properties style:row-height="1.921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4.974cm" fo:break-before="auto" style:use-optimal-row-height="true"/>
    </style:style>
    <style:style style:name="ro31" style:family="table-row">
      <style:table-row-properties style:row-height="3.395cm" fo:break-before="auto" style:use-optimal-row-height="true"/>
    </style:style>
    <style:style style:name="ro32" style:family="table-row">
      <style:table-row-properties style:row-height="4.29cm" fo:break-before="auto" style:use-optimal-row-height="true"/>
    </style:style>
    <style:style style:name="ro33" style:family="table-row">
      <style:table-row-properties style:row-height="3.501cm" fo:break-before="auto" style:use-optimal-row-height="true"/>
    </style:style>
    <style:style style:name="ro34" style:family="table-row">
      <style:table-row-properties style:row-height="5.133cm" fo:break-before="auto" style:use-optimal-row-height="true"/>
    </style:style>
    <style:style style:name="ro35" style:family="table-row">
      <style:table-row-properties style:row-height="4.053cm" fo:break-before="auto" style:use-optimal-row-height="true"/>
    </style:style>
    <style:style style:name="ro36" style:family="table-row">
      <style:table-row-properties style:row-height="5.369cm" fo:break-before="auto" style:use-optimal-row-height="true"/>
    </style:style>
    <style:style style:name="ro37" style:family="table-row">
      <style:table-row-properties style:row-height="3.29cm" fo:break-before="auto" style:use-optimal-row-height="true"/>
    </style:style>
    <style:style style:name="ro38" style:family="table-row">
      <style:table-row-properties style:row-height="3.579cm" fo:break-before="auto" style:use-optimal-row-height="true"/>
    </style:style>
    <style:style style:name="ro39" style:family="table-row">
      <style:table-row-properties style:row-height="1.894cm" fo:break-before="auto" style:use-optimal-row-height="true"/>
    </style:style>
    <style:style style:name="ro40" style:family="table-row">
      <style:table-row-properties style:row-height="4.186cm" fo:break-before="auto" style:use-optimal-row-height="true"/>
    </style:style>
    <style:style style:name="ro41" style:family="table-row">
      <style:table-row-properties style:row-height="2.29cm" fo:break-before="auto" style:use-optimal-row-height="true"/>
    </style:style>
    <style:style style:name="ro42" style:family="table-row">
      <style:table-row-properties style:row-height="2.027cm" fo:break-before="auto" style:use-optimal-row-height="true"/>
    </style:style>
    <style:style style:name="ro43" style:family="table-row">
      <style:table-row-properties style:row-height="2.395cm" fo:break-before="auto" style:use-optimal-row-height="true"/>
    </style:style>
    <style:style style:name="ro44" style:family="table-row">
      <style:table-row-properties style:row-height="2.895cm" fo:break-before="auto" style:use-optimal-row-height="true"/>
    </style:style>
    <style:style style:name="ro45" style:family="table-row">
      <style:table-row-properties style:row-height="2.79cm" fo:break-before="auto" style:use-optimal-row-height="true"/>
    </style:style>
    <style:style style:name="ro46" style:family="table-row">
      <style:table-row-properties style:row-height="2.08cm" fo:break-before="auto" style:use-optimal-row-height="true"/>
    </style:style>
    <style:style style:name="ro47" style:family="table-row">
      <style:table-row-properties style:row-height="2.422cm" fo:break-before="auto" style:use-optimal-row-height="true"/>
    </style:style>
    <style:style style:name="ro48" style:family="table-row">
      <style:table-row-properties style:row-height="2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ta" style:country-complex="LK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LK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தாள்1" table:style-name="ta1">
        <table:table-column table:style-name="co1" table:number-columns-repeated="5" table:default-cell-style-name="ce3"/>
        <table:table-row table:style-name="ro1">
          <table:table-cell table:style-name="ce1"/>
          <table:table-cell table:style-name="Default" table:number-columns-repeated="4"/>
        </table:table-row>
        <table:table-row table:style-name="ro2">
          <table:table-cell table:style-name="ce2"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<text:a xlink:href="http://www.projectmadurai.org/pmworks.html#" xlink:type="simple">Work no.</text:a></text:p>
          </table:table-cell>
          <table:table-cell table:style-name="ce4" office:value-type="string" calcext:value-type="string">
            <text:p><text:a xlink:href="http://www.projectmadurai.org/pmworks.html#" xlink:type="simple">Title</text:a></text:p>
          </table:table-cell>
          <table:table-cell table:style-name="ce4" office:value-type="string" calcext:value-type="string">
            <text:p><text:a xlink:href="http://www.projectmadurai.org/pmworks.html#" xlink:type="simple">Author</text:a></text:p>
          </table:table-cell>
          <table:table-cell table:style-name="ce4" office:value-type="string" calcext:value-type="string">
            <text:p><text:a xlink:href="http://www.projectmadurai.org/pmworks.html#" xlink:type="simple">Genre</text:a></text:p>
          </table:table-cell>
          <table:table-cell table:style-name="ce5" office:value-type="string" calcext:value-type="string">
            <text:p>Unicod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திருக்குறள்</text:p>
          </table:table-cell>
          <table:table-cell office:value-type="string" calcext:value-type="string">
            <text:p>திருவள்ளுவ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01.html" xlink:type="simple">pmuni0001.html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ஆத்திசூடி</text:p>
          </table:table-cell>
          <table:table-cell office:value-type="string" calcext:value-type="string">
            <text:p>ஒளவையார்</text:p>
          </table:table-cell>
          <table:table-cell office:value-type="string" calcext:value-type="string">
            <text:p>நீதிநெறி</text:p>
          </table:table-cell>
          <table:table-cell office:value-type="string" calcext:value-type="string">
            <text:p><text:a xlink:href="http://www.projectmadurai.org/pm_etexts/utf8/pmuni0002.html" xlink:type="simple">pmuni0002.html</text:a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கொன்றை வேந்தன்</text:p>
          </table:table-cell>
          <table:table-cell office:value-type="string" calcext:value-type="string">
            <text:p>ஒளவை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02.html" xlink:type="simple">pmuni0002.html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நல்வழி</text:p>
          </table:table-cell>
          <table:table-cell office:value-type="string" calcext:value-type="string">
            <text:p>ஒளவை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02.html" xlink:type="simple">pmuni0002.html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மூதுரை</text:p>
          </table:table-cell>
          <table:table-cell office:value-type="string" calcext:value-type="string">
            <text:p>ஒளவை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02.html" xlink:type="simple">pmuni0002.html</text:a>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திருவாசகம் - 1 (1-10)</text:p>
          </table:table-cell>
          <table:table-cell office:value-type="string" calcext:value-type="string">
            <text:p>மாணிக்க வாசக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03_01.html" xlink:type="simple">pmuni0003_01.html</text:a></text:p>
            <text:p><text:a xlink:href="http://www.projectmadurai.org/pm_etexts/utf8/pmuni0003_02.html" xlink:type="simple">pmuni0003_02.html</text:a>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திருவாசகம் - 2 (11-51)</text:p>
          </table:table-cell>
          <table:table-cell office:value-type="string" calcext:value-type="string">
            <text:p>மாணிக்க வாசக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03_01.html" xlink:type="simple">pmuni0003_01.html</text:a></text:p>
            <text:p><text:a xlink:href="http://www.projectmadurai.org/pm_etexts/utf8/pmuni0003_02.html" xlink:type="simple">pmuni0003_02.html</text:a>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திருமந்திரம் (தந்திரங்கள் - 1, 2)</text:p>
          </table:table-cell>
          <table:table-cell office:value-type="string" calcext:value-type="string">
            <text:p>திருமூல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04.html" xlink:type="simple">pmuni0004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ப்பல்லாண்டு</text:p>
          </table:table-cell>
          <table:table-cell office:value-type="string" calcext:value-type="string">
            <text:p>பெரிய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1.html" xlink:type="simple">pmuni0005_01.html</text:a>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மொழி</text:p>
          </table:table-cell>
          <table:table-cell office:value-type="string" calcext:value-type="string">
            <text:p>பெரிய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1.html" xlink:type="simple">pmuni0005_01.html</text:a>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ப்பாவை</text:p>
          </table:table-cell>
          <table:table-cell office:value-type="string" calcext:value-type="string">
            <text:p>ஆண்டாள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நாச்சியார் திருமொழி</text:p>
          </table:table-cell>
          <table:table-cell office:value-type="string" calcext:value-type="string">
            <text:p>ஆண்டாள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பெருமாள் திருமொழி</text:p>
          </table:table-cell>
          <table:table-cell office:value-type="string" calcext:value-type="string">
            <text:p>குலசேகரப் பெருமாள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ச்சந்த விருத்தம்</text:p>
          </table:table-cell>
          <table:table-cell office:value-type="string" calcext:value-type="string">
            <text:p>திருமழிசைபிரான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ப்பள்ளியெழுச்சி</text:p>
          </table:table-cell>
          <table:table-cell office:value-type="string" calcext:value-type="string">
            <text:p>தொண்டரடிப்பொடி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அமலநாதிபிரான்</text:p>
          </table:table-cell>
          <table:table-cell office:value-type="string" calcext:value-type="string">
            <text:p>திருப்பாண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கண்ணி நூற்றைம்பது</text:p>
          </table:table-cell>
          <table:table-cell office:value-type="string" calcext:value-type="string">
            <text:p>மதுர கவிராய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நாலாயிர திவ்ய பிரபந்தம் / திருமாலை</text:p>
          </table:table-cell>
          <table:table-cell office:value-type="string" calcext:value-type="string">
            <text:p>தொண்டரடிப்பொடி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5_02.html" xlink:type="simple">pmuni0005_02.html</text:a>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நாலாயிர திவ்ய பிரபந்தம் / பெரிய திருமொழி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6_01.html" xlink:type="simple">pmuni0006_01.html</text:a></text:p>
            <text:p><text:a xlink:href="http://www.projectmadurai.org/pm_etexts/utf8/pmuni0006_02.html" xlink:type="simple">pmuni0006_02.html</text:a>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சிறிய திருமுறை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க்குறுந்தாண்டகம்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நெடுந்தாண்டகம்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ந்தாதி /1</text:p>
          </table:table-cell>
          <table:table-cell office:value-type="string" calcext:value-type="string">
            <text:p>பொய்கைய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ந்தாதி /2</text:p>
          </table:table-cell>
          <table:table-cell office:value-type="string" calcext:value-type="string">
            <text:p>பூதத்த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ந்தாதி /3</text:p>
          </table:table-cell>
          <table:table-cell office:value-type="string" calcext:value-type="string">
            <text:p>பேய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ாசிரியம்</text:p>
          </table:table-cell>
          <table:table-cell office:value-type="string" calcext:value-type="string">
            <text:p>நம்ம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ிருத்தம்</text:p>
          </table:table-cell>
          <table:table-cell office:value-type="string" calcext:value-type="string">
            <text:p>நம்ம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திருவெழுகூற்றிருக்கை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நான்முகன் திருவந்தாதி</text:p>
          </table:table-cell>
          <table:table-cell office:value-type="string" calcext:value-type="string">
            <text:p>திருமழிச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பெரிய திருமடல்</text:p>
          </table:table-cell>
          <table:table-cell office:value-type="string" calcext:value-type="string">
            <text:p>திருமங்கை ஆ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நாலாயிர திவ்ய பிரபந்தம் / பெரிய திருவந்தாதி</text:p>
          </table:table-cell>
          <table:table-cell office:value-type="string" calcext:value-type="string">
            <text:p>நம்ம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7.html" xlink:type="simple">pmuni0007.html</text:a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இராமானுஜ நூற்றந்தாதி</text:p>
          </table:table-cell>
          <table:table-cell office:value-type="string" calcext:value-type="string">
            <text:p>திருவரங்கத்து அமுதன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8_01.html" xlink:type="simple">pmuni0008_01.html</text:a></text:p>
            <text:p><text:a xlink:href="http://www.projectmadurai.org/pm_etexts/utf8/pmuni0008_02.html" xlink:type="simple">pmuni0008_02.html</text:a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திருவாய்மொழி</text:p>
          </table:table-cell>
          <table:table-cell office:value-type="string" calcext:value-type="string">
            <text:p>நம்மாழ்வா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8_01.html" xlink:type="simple">pmuni0008_01.html</text:a></text:p>
            <text:p><text:a xlink:href="http://www.projectmadurai.org/pm_etexts/utf8/pmuni0008_02.html" xlink:type="simple">pmuni0008_02.html</text:a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நாலாயிர திவ்ய பிரபந்தம் /4</text:p>
          </table:table-cell>
          <table:table-cell office:value-type="string" calcext:value-type="string">
            <text:p>பல ஆசிரியர்கள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08_01.html" xlink:type="simple">pmuni0008_01.html</text:a></text:p>
            <text:p><text:a xlink:href="http://www.projectmadurai.org/pm_etexts/utf8/pmuni0008_02.html" xlink:type="simple">pmuni0008_02.html</text:a>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திருமந்திரம் - 2 (3-6 தந்திரங்கள்)</text:p>
          </table:table-cell>
          <table:table-cell office:value-type="string" calcext:value-type="string">
            <text:p>திருமூல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09_01.html" xlink:type="simple">pmuni0009_01.html</text:a></text:p>
            <text:p><text:a xlink:href="http://www.projectmadurai.org/pm_etexts/utf8/pmuni0009_02.html" xlink:type="simple">pmuni0009_02.html</text:a>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திருமுறை 10 /திருமந்திரம்</text:p>
          </table:table-cell>
          <table:table-cell office:value-type="string" calcext:value-type="string">
            <text:p>திருமூல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09_01.html" xlink:type="simple">pmuni0009_01.html</text:a></text:p>
            <text:p><text:a xlink:href="http://www.projectmadurai.org/pm_etexts/utf8/pmuni0009_02.html" xlink:type="simple">pmuni0009_02.html</text:a>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திருமந்திரம் - 3 (7-9 தந்திரங்கள்)</text:p>
          </table:table-cell>
          <table:table-cell office:value-type="string" calcext:value-type="string">
            <text:p>திருமூல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10_01.html" xlink:type="simple">pmuni0010_01.html</text:a></text:p>
            <text:p><text:a xlink:href="http://www.projectmadurai.org/pm_etexts/utf8/pmuni0010_02.html" xlink:type="simple">pmuni0010_02.html</text:a></text:p>
            <text:p><text:a xlink:href="http://www.projectmadurai.org/pm_etexts/utf8/pmuni0010_03.html" xlink:type="simple">pmuni0010_03.html</text:a>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திருமுறை 10 /திருமந்திரம்</text:p>
          </table:table-cell>
          <table:table-cell office:value-type="string" calcext:value-type="string">
            <text:p>திருமூல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10_01.html" xlink:type="simple">pmuni0010_01.html</text:a></text:p>
            <text:p><text:a xlink:href="http://www.projectmadurai.org/pm_etexts/utf8/pmuni0010_02.html" xlink:type="simple">pmuni0010_02.html</text:a></text:p>
            <text:p><text:a xlink:href="http://www.projectmadurai.org/pm_etexts/utf8/pmuni0010_03.html" xlink:type="simple">pmuni0010_03.html</text:a>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தண்ணீர் தேசம்</text:p>
          </table:table-cell>
          <table:table-cell office:value-type="string" calcext:value-type="string">
            <text:p>வைரமுத்து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1_01.html" xlink:type="simple">pmuni0011_01.html</text:a></text:p>
            <text:p><text:a xlink:href="http://www.projectmadurai.org/pm_etexts/utf8/pmuni0011_02.html" xlink:type="simple">pmuni0011_02.html</text:a></text:p>
          </table:table-cell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தேசிய கீதங்கள்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2_01.html" xlink:type="simple">pmuni0012_01.html</text:a></text:p>
          </table:table-cell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தெய்வ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2_02.html" xlink:type="simple">pmuni0012_02.html</text:a></text:p>
          </table:table-cell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தேசிக பிரபந்தம்</text:p>
          </table:table-cell>
          <table:table-cell office:value-type="string" calcext:value-type="string">
            <text:p>வேதாந்த தேசிக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013.html" xlink:type="simple">pmuni0013.html</text:a>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பகவத் கீதை /தமிழாக்கம், விளக்கவுரை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4.html" xlink:type="simple">pmuni0014.html</text:a>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நளவெண்பா</text:p>
          </table:table-cell>
          <table:table-cell office:value-type="string" calcext:value-type="string">
            <text:p>புகழேந்திப் புலவ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5.html" xlink:type="simple">pmuni0015.html</text:a>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நாலடியார்</text:p>
          </table:table-cell>
          <table:table-cell office:value-type="string" calcext:value-type="string">
            <text:p>பல ஆசிரியர்கள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16.html" xlink:type="simple">pmuni0016.html</text:a></text:p>
          </table:table-cell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string" calcext:value-type="string">
            <text:p>திருக்குறள் /ஆங்கில மொழியாக்கம் (tirukkural - English translation)</text:p>
          </table:table-cell>
          <table:table-cell office:value-type="string" calcext:value-type="string">
            <text:p>சுத்தானந்த பாரதி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17.html" xlink:type="simple">pmuni0017.html</text:a></text:p>
          </table:table-cell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திருவருட்பா /திருமுறை 1 (பாடல்கள் 1-570)</text:p>
          </table:table-cell>
          <table:table-cell office:value-type="string" calcext:value-type="string">
            <text:p>இராமலிங்க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8_01.html" xlink:type="simple">pmuni0018_01.html</text:a></text:p>
            <text:p><text:a xlink:href="http://www.projectmadurai.org/pm_etexts/utf8/pmuni0018_02.html" xlink:type="simple">pmuni0018_02.html</text:a></text:p>
          </table:table-cell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திருவருட்பா /திருமுறை 2.1 (பாடல்கள்571-1006 )</text:p>
          </table:table-cell>
          <table:table-cell office:value-type="string" calcext:value-type="string">
            <text:p>இராமலிங்க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18_01.html" xlink:type="simple">pmuni0018_01.html</text:a></text:p>
            <text:p><text:a xlink:href="http://www.projectmadurai.org/pm_etexts/utf8/pmuni0018_02.html" xlink:type="simple">pmuni0018_02.html</text:a></text:p>
          </table:table-cell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விவிலியம் /புதிய ஏற்பாடு /மத்தேயு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19_01.html" xlink:type="simple">pmuni0019_01.html</text:a></text:p>
          </table:table-cell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விவிலியம் /புதிய ஏற்பாடு /மார்க்கு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19_02.html" xlink:type="simple">pmuni0019_02.html</text:a>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நடராசப் பத்து</text:p>
          </table:table-cell>
          <table:table-cell office:value-type="string" calcext:value-type="string">
            <text:p>முனிசாமி முதலியார், சிருமாவூ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0.html" xlink:type="simple">pmuni0020.html</text:a></text:p>
          </table:table-cell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சுய சரிதை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1.html" xlink:type="simple">pmuni0021.html</text:a></text:p>
          </table:table-cell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ஞான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1.html" xlink:type="simple">pmuni0021.html</text:a></text:p>
          </table:table-cell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பல்வகைப் பாடல்கள்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1.html" xlink:type="simple">pmuni0021.html</text:a>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உலகநீதி</text:p>
          </table:table-cell>
          <table:table-cell office:value-type="string" calcext:value-type="string">
            <text:p>உலகநா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2.html" xlink:type="simple">pmuni0022.html</text:a>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கந்தர் அலங்காரம்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23.html" xlink:type="simple">pmuni0023.html</text:a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கந்தர் அநுபூதி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23.html" xlink:type="simple">pmuni0023.html</text:a></text:p>
          </table:table-cell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வேல் விருத்தம், மயில் விருத்தம், சேவல் விருத்தம்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23.html" xlink:type="simple">pmuni0023.html</text:a>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ஆசாரக் கோவை</text:p>
          </table:table-cell>
          <table:table-cell office:value-type="string" calcext:value-type="string">
            <text:p>பெருவாயின் முள்ளி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4.html" xlink:type="simple">pmuni0024.html</text:a>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இன்னா நாற்பது</text:p>
          </table:table-cell>
          <table:table-cell office:value-type="string" calcext:value-type="string">
            <text:p>கபில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5.html" xlink:type="simple">pmuni0025.html</text:a>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இனியவை நாற்பது</text:p>
          </table:table-cell>
          <table:table-cell office:value-type="string" calcext:value-type="string">
            <text:p>பூதஞ்சேந்த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5.html" xlink:type="simple">pmuni0025.html</text:a>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களவழி நாற்பது</text:p>
          </table:table-cell>
          <table:table-cell office:value-type="string" calcext:value-type="string">
            <text:p>பொய்கை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5.html" xlink:type="simple">pmuni0025.html</text:a>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முதுமொழிக் காஞ்சி</text:p>
          </table:table-cell>
          <table:table-cell office:value-type="string" calcext:value-type="string">
            <text:p>மதுரை கூடலூர் கிழ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5.html" xlink:type="simple">pmuni0025.html</text:a>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அபிராமி அந்தாதி</text:p>
          </table:table-cell>
          <table:table-cell office:value-type="string" calcext:value-type="string">
            <text:p>அபிராமி பட்ட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6_01.html" xlink:type="simple">pmuni0026_01.html</text:a>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அபிராமி அம்மைப் பதிகம்</text:p>
          </table:table-cell>
          <table:table-cell office:value-type="string" calcext:value-type="string">
            <text:p>அபிராமி பட்ட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6_02.html" xlink:type="simple">pmuni0026_02.html</text:a>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அபிராமி அந்தாதி /விளக்கஉரை</text:p>
          </table:table-cell>
          <table:table-cell office:value-type="string" calcext:value-type="string">
            <text:p>கண்ண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26_03.html" xlink:type="simple">pmuni0026_03.html</text:a>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இன்னிலை</text:p>
          </table:table-cell>
          <table:table-cell office:value-type="string" calcext:value-type="string">
            <text:p>பொய்கை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7.html" xlink:type="simple">pmuni0027.html</text:a>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ஐந்திணை ஐம்பது</text:p>
          </table:table-cell>
          <table:table-cell office:value-type="string" calcext:value-type="string">
            <text:p>மாறன் பொறைய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7.html" xlink:type="simple">pmuni0027.html</text:a>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ஐந்திணை எழுபது</text:p>
          </table:table-cell>
          <table:table-cell office:value-type="string" calcext:value-type="string">
            <text:p>மூவாதி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7.html" xlink:type="simple">pmuni0027.html</text:a>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திணைமொழி ஐம்பது</text:p>
          </table:table-cell>
          <table:table-cell office:value-type="string" calcext:value-type="string">
            <text:p>கண்ணன் சேந்த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7.html" xlink:type="simple">pmuni0027.html</text:a></text:p>
          </table:table-cell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ஐங்குறு நூறு</text:p>
          </table:table-cell>
          <table:table-cell office:value-type="string" calcext:value-type="string">
            <text:p>பல ஆசிரியர்கள் (5)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028.html" xlink:type="simple">pmuni0028.html</text:a>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ஏலாதி, சிறு பஞ்ச மூலம்</text:p>
          </table:table-cell>
          <table:table-cell office:value-type="string" calcext:value-type="string">
            <text:p>கணிமேதாவி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9.html" xlink:type="simple">pmuni0029.html</text:a>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கார் நாற்பது</text:p>
          </table:table-cell>
          <table:table-cell office:value-type="string" calcext:value-type="string">
            <text:p>மதுரை கண்ணன் கூத்த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9.html" xlink:type="simple">pmuni0029.html</text:a>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சிறு பஞ்ச மூலம்</text:p>
          </table:table-cell>
          <table:table-cell office:value-type="string" calcext:value-type="string">
            <text:p>காரியாசான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29.html" xlink:type="simple">pmuni0029.html</text:a>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விவிலியம் /புதிய ஏற்பாடு /2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30_01.html" xlink:type="simple">pmuni0030_01.html</text:a></text:p>
            <text:p><text:a xlink:href="http://www.projectmadurai.org/pm_etexts/utf8/pmuni0030_02.html" xlink:type="simple">pmuni0030_02.html</text:a></text:p>
          </table:table-cell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விவிலியம் /புதிய ஏற்பாடு /யோவான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30_01.html" xlink:type="simple">pmuni0030_01.html</text:a></text:p>
            <text:p><text:a xlink:href="http://www.projectmadurai.org/pm_etexts/utf8/pmuni0030_02.html" xlink:type="simple">pmuni0030_02.html</text:a>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விவிலியம் /புதிய ஏற்பாடு /லூக்கு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30_01.html" xlink:type="simple">pmuni0030_01.html</text:a></text:p>
            <text:p><text:a xlink:href="http://www.projectmadurai.org/pm_etexts/utf8/pmuni0030_02.html" xlink:type="simple">pmuni0030_02.html</text:a></text:p>
          </table:table-cell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திருவருட்பா /அகவல்</text:p>
          </table:table-cell>
          <table:table-cell office:value-type="string" calcext:value-type="string">
            <text:p>இராமலிங்க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1.html" xlink:type="simple">pmuni0031.html</text:a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வடிவுடை மாணிக்க மாலை</text:p>
          </table:table-cell>
          <table:table-cell office:value-type="string" calcext:value-type="string">
            <text:p>இராமலிங்க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1.html" xlink:type="simple">pmuni0031.html</text:a></text:p>
          </table:table-cell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கலேவலா - தமிழாக்கம் - 1</text:p>
          </table:table-cell>
          <table:table-cell office:value-type="string" calcext:value-type="string">
            <text:p>உதயண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2_01.html" xlink:type="simple">pmuni0032_01.html</text:a></text:p>
            <text:p><text:a xlink:href="http://www.projectmadurai.org/pm_etexts/utf8/pmuni0032_02.html" xlink:type="simple">pmuni0032_02.html</text:a></text:p>
            <text:p><text:a xlink:href="http://www.projectmadurai.org/pm_etexts/utf8/pmuni0032_03.html" xlink:type="simple">pmuni0032_03.html</text:a>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கலேவலா - தமிழாக்கம் - 2</text:p>
          </table:table-cell>
          <table:table-cell office:value-type="string" calcext:value-type="string">
            <text:p>உதயண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3_01.html" xlink:type="simple">pmuni0033_01.html</text:a></text:p>
            <text:p><text:a xlink:href="http://www.projectmadurai.org/pm_etexts/utf8/pmuni0033_02.html" xlink:type="simple">pmuni0033_02.html</text:a>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சண்முக கவசம்</text:p>
          </table:table-cell>
          <table:table-cell office:value-type="string" calcext:value-type="string">
            <text:p>பாம்பன் குமரகுருதாச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4_01.html" xlink:type="simple">pmuni0034_01.html</text:a>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கந்த சஷ்டி கவசம் (6 கந்தர் கவசங்கள்)</text:p>
          </table:table-cell>
          <table:table-cell office:value-type="string" calcext:value-type="string">
            <text:p>தேவராய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4_02.html" xlink:type="simple">pmuni0034_02.html</text:a>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கந்த குரு கவசம்</text:p>
          </table:table-cell>
          <table:table-cell office:value-type="string" calcext:value-type="string">
            <text:p>சாந்தானந்த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4_03.html" xlink:type="simple">pmuni0034_03.html</text:a>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சூளாமணி</text:p>
          </table:table-cell>
          <table:table-cell office:value-type="string" calcext:value-type="string">
            <text:p>தேலாமொழித்தேவ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5_01.html" xlink:type="simple">pmuni0035_01.html</text:a></text:p>
            <text:p><text:a xlink:href="http://www.projectmadurai.org/pm_etexts/utf8/pmuni0035_02.html" xlink:type="simple">pmuni0035_02.html</text:a>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பழமொழி நானூறு</text:p>
          </table:table-cell>
          <table:table-cell office:value-type="string" calcext:value-type="string">
            <text:p>முன்றுறையரைய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36.html" xlink:type="simple">pmuni0036.html</text:a>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அழகின் சிரிப்பு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37.html" xlink:type="simple">pmuni0037.html</text:a>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பதிற்றுப்பத்து</text:p>
          </table:table-cell>
          <table:table-cell office:value-type="string" calcext:value-type="string">
            <text:p>பல ஆசிரியர்கள்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038.html" xlink:type="simple">pmuni0038.html</text:a></text:p>
          </table:table-cell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விவிலியம் /புதிய ஏற்பாடு /ஏக்ட்ஸ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39.html" xlink:type="simple">pmuni0039.html</text:a>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தமிழ் விடுதூது</text:p>
          </table:table-cell>
          <table:table-cell office:value-type="string" calcext:value-type="string">
            <text:p>மதுரை சொக்கநா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0.html" xlink:type="simple">pmuni0040.html</text:a></text:p>
          </table:table-cell>
        </table:table-row>
        <table:table-row table:style-name="ro14">
          <table:table-cell office:value-type="float" office:value="41" calcext:value-type="float">
            <text:p>41</text:p>
          </table:table-cell>
          <table:table-cell office:value-type="string" calcext:value-type="string">
            <text:p>விவிலியம் /புதிய ஏற்பாடு /கொரிந்தியர்கள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1.html" xlink:type="simple">pmuni0041.html</text:a></text:p>
          </table:table-cell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எஸியன்ஸ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காலாசியர்கள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ஹீப்ரு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பிலமோன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14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தெஸலோனியர்கள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விவிலியம் /புதிய ஏற்பாடு /திமோதி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042.html" xlink:type="simple">pmuni0042.html</text:a></text:p>
          </table:table-cell>
        </table:table-row>
        <table:table-row table:style-name="ro15">
          <table:table-cell office:value-type="float" office:value="43" calcext:value-type="float">
            <text:p>43</text:p>
          </table:table-cell>
          <table:table-cell office:value-type="string" calcext:value-type="string">
            <text:p>மதுரை மீனாட்சிஅம்மை பிள்ளைத்தமிழ்</text:p>
          </table:table-cell>
          <table:table-cell office:value-type="string" calcext:value-type="string">
            <text:p>குமரகுருபர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3.html" xlink:type="simple">pmuni0043.html</text:a>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கலேவலா - தமிழாக்கம் - 3</text:p>
          </table:table-cell>
          <table:table-cell office:value-type="string" calcext:value-type="string">
            <text:p>உதயண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4_01.html" xlink:type="simple">pmuni0044_01.html</text:a></text:p>
            <text:p><text:a xlink:href="http://www.projectmadurai.org/pm_etexts/utf8/pmuni0044_02.html" xlink:type="simple">pmuni0044_02.html</text:a>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மதுரைக் கலம்பகம்</text:p>
          </table:table-cell>
          <table:table-cell office:value-type="string" calcext:value-type="string">
            <text:p>குமரகுருபர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5.html" xlink:type="simple">pmuni0045.html</text:a></text:p>
          </table:table-cell>
        </table:table-row>
        <table:table-row table:style-name="ro12">
          <table:table-cell office:value-type="float" office:value="46" calcext:value-type="float">
            <text:p>46</text:p>
          </table:table-cell>
          <table:table-cell office:value-type="string" calcext:value-type="string">
            <text:p>சிலப்பதிகாரம் /பாகம் 1 /புகார்க்காண்டம்</text:p>
          </table:table-cell>
          <table:table-cell office:value-type="string" calcext:value-type="string">
            <text:p>இளங்கோ அடிகள்</text:p>
          </table:table-cell>
          <table:table-cell office:value-type="string" calcext:value-type="string">
            <text:p>காப்பியம்</text:p>
          </table:table-cell>
          <table:table-cell office:value-type="string" calcext:value-type="string">
            <text:p><text:a xlink:href="http://www.projectmadurai.org/pm_etexts/utf8/pmuni0046.html" xlink:type="simple">pmuni0046.html</text:a>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நான்மணிக்கடிகை</text:p>
          </table:table-cell>
          <table:table-cell office:value-type="string" calcext:value-type="string">
            <text:p>விளம்பிநாக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47.html" xlink:type="simple">pmuni0047.html</text:a>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திருகடுகம்</text:p>
          </table:table-cell>
          <table:table-cell office:value-type="string" calcext:value-type="string">
            <text:p>நல்லாத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48.html" xlink:type="simple">pmuni0048.html</text:a></text:p>
          </table:table-cell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கண்ணன் பாட்டு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9.html" xlink:type="simple">pmuni0049.html</text:a></text:p>
          </table:table-cell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குயில் பாட்டு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9.html" xlink:type="simple">pmuni0049.html</text:a></text:p>
          </table:table-cell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பாரதியார் பாடல்கள் - 3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49.html" xlink:type="simple">pmuni0049.html</text:a>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மதுராபுரி அம்பிகைமாலை</text:p>
          </table:table-cell>
          <table:table-cell office:value-type="string" calcext:value-type="string">
            <text:p>குலசேகர பாண்டிய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50.html" xlink:type="simple">pmuni0050.html</text:a>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இன்னிலை</text:p>
          </table:table-cell>
          <table:table-cell office:value-type="string" calcext:value-type="string">
            <text:p>பொய்கை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51.html" xlink:type="simple">pmuni0051.html</text:a>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கைந்நிலை</text:p>
          </table:table-cell>
          <table:table-cell office:value-type="string" calcext:value-type="string">
            <text:p>புல்லங்காடன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51.html" xlink:type="simple">pmuni0051.html</text:a>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சரஸ்வதி அந்தாதி</text:p>
          </table:table-cell>
          <table:table-cell office:value-type="string" calcext:value-type="string">
            <text:p>கம்ப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52.html" xlink:type="simple">pmuni0052.html</text:a>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சடகோபர் அந்தாதி</text:p>
          </table:table-cell>
          <table:table-cell office:value-type="string" calcext:value-type="string">
            <text:p>கம்ப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52.html" xlink:type="simple">pmuni0052.html</text:a></text:p>
          </table:table-cell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முல்லைப் பாட்டு/ஆராய்ச்சி</text:p>
          </table:table-cell>
          <table:table-cell office:value-type="string" calcext:value-type="string">
            <text:p>மறைமலை அடிகள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53.html" xlink:type="simple">pmuni0053.html</text:a>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திருச்சிற்றம்பலக் கோவையார்</text:p>
          </table:table-cell>
          <table:table-cell office:value-type="string" calcext:value-type="string">
            <text:p>மாணிக்க வாசகர்</text:p>
          </table:table-cell>
          <table:table-cell office:value-type="string" calcext:value-type="string">
            <text:p>சமயம்</text:p>
          </table:table-cell>
          <table:table-cell office:value-type="string" calcext:value-type="string">
            <text:p><text:a xlink:href="http://www.projectmadurai.org/pm_etexts/utf8/pmuni0054.html" xlink:type="simple">pmuni0054.html</text:a></text:p>
          </table:table-cell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திருமுறை 8/ திருச்சிற்றம்பலக் கோவையார்</text:p>
          </table:table-cell>
          <table:table-cell office:value-type="string" calcext:value-type="string">
            <text:p>மாணிக்க வாசகர்</text:p>
          </table:table-cell>
          <table:table-cell office:value-type="string" calcext:value-type="string">
            <text:p>சமயம்</text:p>
          </table:table-cell>
          <table:table-cell office:value-type="string" calcext:value-type="string">
            <text:p><text:a xlink:href="http://www.projectmadurai.org/pm_etexts/utf8/pmuni0054.html" xlink:type="simple">pmuni0054.html</text:a>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யாப்பெருங்கலக் காரிகை</text:p>
          </table:table-cell>
          <table:table-cell office:value-type="string" calcext:value-type="string">
            <text:p>அமிதசாகர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055.html" xlink:type="simple">pmuni0055.html</text:a>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திணைமாலை நூற்றைம்பது</text:p>
          </table:table-cell>
          <table:table-cell office:value-type="string" calcext:value-type="string">
            <text:p>கணிமேதையா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056.html" xlink:type="simple">pmuni0056.html</text:a>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புறநானூறு</text:p>
          </table:table-cell>
          <table:table-cell table:style-name="ce2"/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057.html" xlink:type="simple">pmuni0057.html</text:a>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ஈழநாடு இலக்கிய வளர்ச்சி</text:p>
          </table:table-cell>
          <table:table-cell office:value-type="string" calcext:value-type="string">
            <text:p>தயாளசிங்கம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58.html" xlink:type="simple">pmuni0058.html</text:a>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விவேக சிந்தாமணி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59.html" xlink:type="simple">pmuni0059.html</text:a>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ஆதிநாதன் வளமடல்</text:p>
          </table:table-cell>
          <table:table-cell office:value-type="string" calcext:value-type="string">
            <text:p>செயங்கொண்ட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0.html" xlink:type="simple">pmuni0060.html</text:a>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காரானை விழுப்பரையன் மடல்</text:p>
          </table:table-cell>
          <table:table-cell office:value-type="string" calcext:value-type="string">
            <text:p>செயங்கொண்ட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0.html" xlink:type="simple">pmuni0060.html</text:a>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பழைய இராமயணம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1.html" xlink:type="simple">pmuni0061.html</text:a>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வளையாபதி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2.html" xlink:type="simple">pmuni0062.html</text:a>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பொருநாறாற்றுப்படை</text:p>
          </table:table-cell>
          <table:table-cell office:value-type="string" calcext:value-type="string">
            <text:p>முடத்தாமக்கண்ணிய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63.html" xlink:type="simple">pmuni0063.html</text:a>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சிறுபாணாற்றுப்படை</text:p>
          </table:table-cell>
          <table:table-cell office:value-type="string" calcext:value-type="string">
            <text:p>நத்தத்தன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64.html" xlink:type="simple">pmuni0064.html</text:a>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அகங்களும் முகங்களும்</text:p>
          </table:table-cell>
          <table:table-cell office:value-type="string" calcext:value-type="string">
            <text:p>சி. வில்வரத்தினம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5.html" xlink:type="simple">pmuni0065.html</text:a>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அழியா நிழல்கள்</text:p>
          </table:table-cell>
          <table:table-cell office:value-type="string" calcext:value-type="string">
            <text:p>ம.ஆ. நூமா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6.html" xlink:type="simple">pmuni0066.html</text:a></text:p>
          </table:table-cell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திருமுருகாற்றுப்படை</text:p>
          </table:table-cell>
          <table:table-cell office:value-type="string" calcext:value-type="string">
            <text:p>நக்கீர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67.html" xlink:type="simple">pmuni0067.html</text:a>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இருபா இருபஃது</text:p>
          </table:table-cell>
          <table:table-cell office:value-type="string" calcext:value-type="string">
            <text:p>அருணந்தி சிவாச்சாரியார் 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068.html" xlink:type="simple">pmuni0068.html</text:a></text:p>
          </table:table-cell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உண்மை விளக்கம்</text:p>
          </table:table-cell>
          <table:table-cell office:value-type="string" calcext:value-type="string">
            <text:p>மணவாசகங் கடன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68.html" xlink:type="simple">pmuni0068.html</text:a>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பெரும்பாணாற்றுப்படை</text:p>
          </table:table-cell>
          <table:table-cell office:value-type="string" calcext:value-type="string">
            <text:p>கடியலூர் உருத்திரங்கண்ணன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69.html" xlink:type="simple">pmuni0069.html</text:a>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நெடுநல் வாடை</text:p>
          </table:table-cell>
          <table:table-cell office:value-type="string" calcext:value-type="string">
            <text:p>நக்கீர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70.html" xlink:type="simple">pmuni0070.html</text:a></text:p>
          </table:table-cell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மதுரைக் காஞ்சி</text:p>
          </table:table-cell>
          <table:table-cell office:value-type="string" calcext:value-type="string">
            <text:p>மாங்குடி மருதன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71.html" xlink:type="simple">pmuni0071.html</text:a>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நாமக்கல் கவிஞர் பாடல்கள் - 1</text:p>
          </table:table-cell>
          <table:table-cell office:value-type="string" calcext:value-type="string">
            <text:p>நாமக்கல் இராமலிங்கம்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72.html" xlink:type="simple">pmuni0072.html</text:a></text:p>
          </table:table-cell>
        </table:table-row>
        <table:table-row table:style-name="ro10">
          <table:table-cell office:value-type="float" office:value="73" calcext:value-type="float">
            <text:p>73</text:p>
          </table:table-cell>
          <table:table-cell office:value-type="string" calcext:value-type="string">
            <text:p>குறிஞ்சிப் பாட்டு</text:p>
          </table:table-cell>
          <table:table-cell office:value-type="string" calcext:value-type="string">
            <text:p>கபில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73.html" xlink:type="simple">pmuni0073.html</text:a></text:p>
          </table:table-cell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சித்தர் பாடல்கள் (மெய்ஞ்ஞானப் புலம்பல்)</text:p>
          </table:table-cell>
          <table:table-cell office:value-type="string" calcext:value-type="string">
            <text:p>பத்ரகிரியா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074.html" xlink:type="simple">pmuni0074.html</text:a>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திருக்கடவூர் பதிகங்கள்</text:p>
          </table:table-cell>
          <table:table-cell office:value-type="string" calcext:value-type="string">
            <text:p>அபிராமி பட்ட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75.html" xlink:type="simple">pmuni0075.html</text:a></text:p>
          </table:table-cell>
        </table:table-row>
        <table:table-row table:style-name="ro16">
          <table:table-cell office:value-type="float" office:value="76" calcext:value-type="float">
            <text:p>76</text:p>
          </table:table-cell>
          <table:table-cell office:value-type="string" calcext:value-type="string">
            <text:p>சித்தர் பாடல்கள் தொகுப்பு</text:p>
          </table:table-cell>
          <table:table-cell office:value-type="string" calcext:value-type="string">
            <text:p>அழுகணிச் சித்தர், இராமதேவர், கடுவெளிச் சித்தர், குதம்பைச் சித்தர், சட்டைமுனி , திருமூல நாயனார், திருவள்ளுவ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076.html" xlink:type="simple">pmuni0076.html</text:a>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பட்டினப்பாலை</text:p>
          </table:table-cell>
          <table:table-cell office:value-type="string" calcext:value-type="string">
            <text:p>கடியலூர் உருத்திரங்கண்ணன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77.html" xlink:type="simple">pmuni0077.html</text:a></text:p>
          </table:table-cell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மலைபடு கடாம்</text:p>
          </table:table-cell>
          <table:table-cell office:value-type="string" calcext:value-type="string">
            <text:p>பெருங்கௌசிகனார்</text:p>
          </table:table-cell>
          <table:table-cell office:value-type="string" calcext:value-type="string">
            <text:p>சங்ககாலம் - பத்துப்பாட்டு</text:p>
          </table:table-cell>
          <table:table-cell office:value-type="string" calcext:value-type="string">
            <text:p><text:a xlink:href="http://www.projectmadurai.org/pm_etexts/utf8/pmuni0078.html" xlink:type="simple">pmuni0078.html</text:a></text:p>
          </table:table-cell>
        </table:table-row>
        <table:table-row table:style-name="ro8">
          <table:table-cell office:value-type="float" office:value="79" calcext:value-type="float">
            <text:p>79</text:p>
          </table:table-cell>
          <table:table-cell office:value-type="string" calcext:value-type="string">
            <text:p>நாமக்கல் கவிஞர் பாடல்கள் - 2</text:p>
          </table:table-cell>
          <table:table-cell office:value-type="string" calcext:value-type="string">
            <text:p>நாமக்கல் இராமலிங்கம்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79.html" xlink:type="simple">pmuni0079.html</text:a>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சிவஞான போதம்</text:p>
          </table:table-cell>
          <table:table-cell office:value-type="string" calcext:value-type="string">
            <text:p>மெய்கண்ட தேவர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080.html" xlink:type="simple">pmuni0080.html</text:a>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திருவருட்பயன்</text:p>
          </table:table-cell>
          <table:table-cell office:value-type="string" calcext:value-type="string">
            <text:p>உமாபதி சிவாச்சாரியார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081.html" xlink:type="simple">pmuni0081.html</text:a></text:p>
          </table:table-cell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மோகவாசல் (சிறுகதைத் தொகுப்பு)</text:p>
          </table:table-cell>
          <table:table-cell office:value-type="string" calcext:value-type="string">
            <text:p>இரஞ்ச கும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2.html" xlink:type="simple">pmuni0082.html</text:a></text:p>
          </table:table-cell>
        </table:table-row>
        <table:table-row table:style-name="ro8">
          <table:table-cell office:value-type="float" office:value="83" calcext:value-type="float">
            <text:p>83</text:p>
          </table:table-cell>
          <table:table-cell office:value-type="string" calcext:value-type="string">
            <text:p>சித்தர் (பட்டினத்தார்) பாடல்கள்</text:p>
          </table:table-cell>
          <table:table-cell office:value-type="string" calcext:value-type="string">
            <text:p>பட்டினத்துப் பிள்ளையா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083.html" xlink:type="simple">pmuni0083.html</text:a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தமிழ் இயக்கம்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4.html" xlink:type="simple">pmuni0084.html</text:a></text:p>
          </table:table-cell>
        </table:table-row>
        <table:table-row table:style-name="ro8">
          <table:table-cell office:value-type="float" office:value="85" calcext:value-type="float">
            <text:p>85</text:p>
          </table:table-cell>
          <table:table-cell office:value-type="string" calcext:value-type="string">
            <text:p>நாமக்கல் கவிஞர் பாடல்கள் - 3</text:p>
          </table:table-cell>
          <table:table-cell office:value-type="string" calcext:value-type="string">
            <text:p>நாமக்கல் இராமலிங்கம்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5.html" xlink:type="simple">pmuni0085.html</text:a>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இருண்ட வீடு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6.html" xlink:type="simple">pmuni0086.html</text:a></text:p>
          </table:table-cell>
        </table:table-row>
        <table:table-row table:style-name="ro8">
          <table:table-cell office:value-type="float" office:value="87" calcext:value-type="float">
            <text:p>87</text:p>
          </table:table-cell>
          <table:table-cell office:value-type="string" calcext:value-type="string">
            <text:p>பரிபாடல்</text:p>
          </table:table-cell>
          <table:table-cell office:value-type="string" calcext:value-type="string">
            <text:p>பல ஆசிரியர்கள் (13)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087.html" xlink:type="simple">pmuni0087.html</text:a>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பரிபாடல் திரட்டு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8.html" xlink:type="simple">pmuni0088.html</text:a></text:p>
          </table:table-cell>
        </table:table-row>
        <table:table-row table:style-name="ro13">
          <table:table-cell office:value-type="float" office:value="88" calcext:value-type="float">
            <text:p>88</text:p>
          </table:table-cell>
          <table:table-cell office:value-type="string" calcext:value-type="string">
            <text:p>மரணத்தில் வாழ்வோம் (கவிதை தொகுப்பு)</text:p>
          </table:table-cell>
          <table:table-cell office:value-type="string" calcext:value-type="string">
            <text:p>பல ஆசிரியர்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8.html" xlink:type="simple">pmuni0088.html</text:a>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குடும்ப விளக்கு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89.html" xlink:type="simple">pmuni0089.html</text:a>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காதல் நினைவுகள்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90.html" xlink:type="simple">pmuni0090.html</text:a>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பாஞ்சாலி சபதம்</text:p>
          </table:table-cell>
          <table:table-cell office:value-type="string" calcext:value-type="string">
            <text:p>சி. சுப்ரமணிய பாரத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91.html" xlink:type="simple">pmuni0091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சேந்த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கருவூர்த்தேவ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பூந்துருத்திநம்பி காடநம்பி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கண்டராதித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வேணாட்ட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திருவாலியமுத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திருமுறை 9 /திருஇசைப்பா</text:p>
          </table:table-cell>
          <table:table-cell office:value-type="string" calcext:value-type="string">
            <text:p>திருமாளிகைத்தேவ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2.html" xlink:type="simple">pmuni0092.html</text:a>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இசை அமுது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93.html" xlink:type="simple">pmuni0093.html</text:a></text:p>
          </table:table-cell>
        </table:table-row>
        <table:table-row table:style-name="ro17">
          <table:table-cell office:value-type="float" office:value="94" calcext:value-type="float">
            <text:p>94</text:p>
          </table:table-cell>
          <table:table-cell office:value-type="string" calcext:value-type="string">
            <text:p>திருவாசகம் (ஆங்கில மொழிபெயர்ப்பு) - பாகம் 1 (tiruvAcagam or Sacred Utterances - part 1)</text:p>
          </table:table-cell>
          <table:table-cell office:value-type="string" calcext:value-type="string">
            <text:p>ஜி.யூ. போப் /மாணிக்க வாசகர் (G.U. Pope / mAnikkavACagar)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094.html" xlink:type="simple">pmuni0094.html</text:a>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சந்திரிகையின் கதை</text:p>
          </table:table-cell>
          <table:table-cell office:value-type="string" calcext:value-type="string">
            <text:p>சி. சுப்ரமணிய பாரதியார்</text:p>
          </table:table-cell>
          <table:table-cell office:value-type="string" calcext:value-type="string">
            <text:p>சிறுகதைகள் தொகுப்பு</text:p>
          </table:table-cell>
          <table:table-cell office:value-type="string" calcext:value-type="string">
            <text:p><text:a xlink:href="http://www.projectmadurai.org/pm_etexts/utf8/pmuni0095.html" xlink:type="simple">pmuni0095.html</text:a>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முகம் கொள்</text:p>
          </table:table-cell>
          <table:table-cell office:value-type="string" calcext:value-type="string">
            <text:p>கே.பி. அரவிந்தன்</text:p>
          </table:table-cell>
          <table:table-cell office:value-type="string" calcext:value-type="string">
            <text:p>சிறுகதைகள் தொகுப்பு</text:p>
          </table:table-cell>
          <table:table-cell office:value-type="string" calcext:value-type="string">
            <text:p><text:a xlink:href="http://www.projectmadurai.org/pm_etexts/utf8/pmuni0096.html" xlink:type="simple">pmuni0096.html</text:a>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இனி ஒரு வைகறை</text:p>
          </table:table-cell>
          <table:table-cell office:value-type="string" calcext:value-type="string">
            <text:p>கே.பி. அரவிந்தன்</text:p>
          </table:table-cell>
          <table:table-cell office:value-type="string" calcext:value-type="string">
            <text:p>சிறுகதைகள் தொகுப்பு</text:p>
          </table:table-cell>
          <table:table-cell office:value-type="string" calcext:value-type="string">
            <text:p><text:a xlink:href="http://www.projectmadurai.org/pm_etexts/utf8/pmuni0097.html" xlink:type="simple">pmuni0097.html</text:a>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string" calcext:value-type="string">
            <text:p>கனவின் மீதி</text:p>
          </table:table-cell>
          <table:table-cell office:value-type="string" calcext:value-type="string">
            <text:p>கே.பி. அரவிந்தன்</text:p>
          </table:table-cell>
          <table:table-cell office:value-type="string" calcext:value-type="string">
            <text:p>சிறுகதைகள் தொகுப்பு</text:p>
          </table:table-cell>
          <table:table-cell office:value-type="string" calcext:value-type="string">
            <text:p><text:a xlink:href="http://www.projectmadurai.org/pm_etexts/utf8/pmuni0098.html" xlink:type="simple">pmuni0098.html</text:a>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string" calcext:value-type="string">
            <text:p>காற்றுவழிக் கிராமம்</text:p>
          </table:table-cell>
          <table:table-cell office:value-type="string" calcext:value-type="string">
            <text:p>எஸ். வில்வரத்தினம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099.html" xlink:type="simple">pmuni0099.html</text:a>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தொல்காப்பியம்</text:p>
          </table:table-cell>
          <table:table-cell office:value-type="string" calcext:value-type="string">
            <text:p>தொல்காப்பிய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00.html" xlink:type="simple">pmuni0100.html</text:a>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நேமிநாதம்</text:p>
          </table:table-cell>
          <table:table-cell office:value-type="string" calcext:value-type="string">
            <text:p>குணவீர பண்டித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01.html" xlink:type="simple">pmuni0101.html</text:a>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ஒப்பியல் இலக்கியம்</text:p>
          </table:table-cell>
          <table:table-cell office:value-type="string" calcext:value-type="string">
            <text:p>கே. கைலாசபதி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102.html" xlink:type="simple">pmuni0102.html</text:a>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அழகர் கிள்ளை விடுதூது</text:p>
          </table:table-cell>
          <table:table-cell office:value-type="string" calcext:value-type="string">
            <text:p>சொக்கநாதப்புலவ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103.html" xlink:type="simple">pmuni0103.html</text:a>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பாண்டியன் பரிசு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4.html" xlink:type="simple">pmuni0104.html</text:a>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மனோண்மணீயம்</text:p>
          </table:table-cell>
          <table:table-cell office:value-type="string" calcext:value-type="string">
            <text:p>சுந்தரம்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5.html" xlink:type="simple">pmuni0105.html</text:a>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திருக்குற்றாலக் குறவஞ்சி</text:p>
          </table:table-cell>
          <table:table-cell office:value-type="string" calcext:value-type="string">
            <text:p>திருக்கூட ராசப்பக் கவிராயர்</text:p>
          </table:table-cell>
          <table:table-cell office:value-type="string" calcext:value-type="string">
            <text:p>பிரபந்தம் - குறவஞ்சி</text:p>
          </table:table-cell>
          <table:table-cell office:value-type="string" calcext:value-type="string">
            <text:p><text:a xlink:href="http://www.projectmadurai.org/pm_etexts/utf8/pmuni0106.html" xlink:type="simple">pmuni0106.html</text:a>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திருக்குற்றால மாலை</text:p>
          </table:table-cell>
          <table:table-cell office:value-type="string" calcext:value-type="string">
            <text:p>திருக்கூட ராசப்பக் கவிராய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6.html" xlink:type="simple">pmuni0106.html</text:a>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திருக்குற்றாலப் பதிகம்</text:p>
          </table:table-cell>
          <table:table-cell office:value-type="string" calcext:value-type="string">
            <text:p>திருஞான சம்பந்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6.html" xlink:type="simple">pmuni0106.html</text:a>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திருக்குறும்பாலப் பதிகம்</text:p>
          </table:table-cell>
          <table:table-cell office:value-type="string" calcext:value-type="string">
            <text:p>திருஞான சம்பந்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6.html" xlink:type="simple">pmuni0106.html</text:a>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அறியப்படாதவர்கள்நினைவாக</text:p>
          </table:table-cell>
          <table:table-cell office:value-type="string" calcext:value-type="string">
            <text:p>ஆ. யேசுராசா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7.html" xlink:type="simple">pmuni0107.html</text:a>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இளைஞர் இலக்கியம்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8.html" xlink:type="simple">pmuni0108.html</text:a>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திருமலையாண்டவர் குறவஞ்சி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09.html" xlink:type="simple">pmuni0109.html</text:a>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குறுந்தொகை</text:p>
          </table:table-cell>
          <table:table-cell office:value-type="string" calcext:value-type="string">
            <text:p>பல ஆசிரியர்கள்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110.html" xlink:type="simple">pmuni0110.html</text:a></text:p>
          </table:table-cell>
        </table:table-row>
        <table:table-row table:style-name="ro12">
          <table:table-cell office:value-type="float" office:value="111" calcext:value-type="float">
            <text:p>111</text:p>
          </table:table-cell>
          <table:table-cell office:value-type="string" calcext:value-type="string">
            <text:p>சிலப்பதிகாரம் /பாகம் 2 /மதுரைக்காண்டம்</text:p>
          </table:table-cell>
          <table:table-cell office:value-type="string" calcext:value-type="string">
            <text:p>இளங்கோ அடிகள்</text:p>
          </table:table-cell>
          <table:table-cell office:value-type="string" calcext:value-type="string">
            <text:p>காப்பியம் </text:p>
          </table:table-cell>
          <table:table-cell office:value-type="string" calcext:value-type="string">
            <text:p><text:a xlink:href="http://www.projectmadurai.org/pm_etexts/utf8/pmuni0111_01.html" xlink:type="simple">pmuni0111_01.html</text:a></text:p>
          </table:table-cell>
        </table:table-row>
        <table:table-row table:style-name="ro12">
          <table:table-cell office:value-type="float" office:value="111" calcext:value-type="float">
            <text:p>111</text:p>
          </table:table-cell>
          <table:table-cell office:value-type="string" calcext:value-type="string">
            <text:p>சிலப்பதிகாரம் /பாகம் 3 /வஞ்சிக்காண்டம்</text:p>
          </table:table-cell>
          <table:table-cell office:value-type="string" calcext:value-type="string">
            <text:p>இளங்கோ அடிகள்</text:p>
          </table:table-cell>
          <table:table-cell office:value-type="string" calcext:value-type="string">
            <text:p>காப்பியம் </text:p>
          </table:table-cell>
          <table:table-cell office:value-type="string" calcext:value-type="string">
            <text:p><text:a xlink:href="http://www.projectmadurai.org/pm_etexts/utf8/pmuni0111_02.html" xlink:type="simple">pmuni0111_02.html</text:a>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கோதை நாச்சியார் தாலாட்டு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12.html" xlink:type="simple">pmuni0112.html</text:a>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வடமலை நிகண்டு</text:p>
          </table:table-cell>
          <table:table-cell office:value-type="string" calcext:value-type="string">
            <text:p>ஈஸ்வர பாரதி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13.html" xlink:type="simple">pmuni0113.html</text:a>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உண்மை நெறி விளக்கம்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4.html" xlink:type="simple">pmuni0114.html</text:a>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கொடிக்கவி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4.html" xlink:type="simple">pmuni0114.html</text:a>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போற்றீப்பஃறொடை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4.html" xlink:type="simple">pmuni0114.html</text:a>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சிவப்பிரகாசம்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5.html" xlink:type="simple">pmuni0115.html</text:a>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நெஞ்சு விடு தூது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5.html" xlink:type="simple">pmuni0115.html</text:a>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வினா வெண்பா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15.html" xlink:type="simple">pmuni0115.html</text:a></text:p>
          </table:table-cell>
        </table:table-row>
        <table:table-row table:style-name="ro10">
          <table:table-cell office:value-type="float" office:value="116" calcext:value-type="float">
            <text:p>116</text:p>
          </table:table-cell>
          <table:table-cell office:value-type="string" calcext:value-type="string">
            <text:p>மூவருலா</text:p>
          </table:table-cell>
          <table:table-cell office:value-type="string" calcext:value-type="string">
            <text:p>ஒட்டக்கூத்தர்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116.html" xlink:type="simple">pmuni0116.html</text:a></text:p>
          </table:table-cell>
        </table:table-row>
        <table:table-row table:style-name="ro15">
          <table:table-cell office:value-type="float" office:value="117" calcext:value-type="float">
            <text:p>117</text:p>
          </table:table-cell>
          <table:table-cell office:value-type="string" calcext:value-type="string">
            <text:p>இருபதாம் நூற்றாண்டு ஈழத்தமிழ் இலக்கியம்</text:p>
          </table:table-cell>
          <table:table-cell office:value-type="string" calcext:value-type="string">
            <text:p>மௌனகுரு, சித்ரலேகா, நூமான்</text:p>
          </table:table-cell>
          <table:table-cell office:value-type="string" calcext:value-type="string">
            <text:p>இலக்கிய வரலாறு</text:p>
          </table:table-cell>
          <table:table-cell office:value-type="string" calcext:value-type="string">
            <text:p><text:a xlink:href="http://www.projectmadurai.org/pm_etexts/utf8/pmuni0117.html" xlink:type="simple">pmuni0117.html</text:a>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சூடாமணி நிகண்டு</text:p>
          </table:table-cell>
          <table:table-cell office:value-type="string" calcext:value-type="string">
            <text:p>மண்டல புருட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18.html" xlink:type="simple">pmuni0118.html</text:a>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பரத சேனாபதீயம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19.html" xlink:type="simple">pmuni0119.html</text:a>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திருஉந்தியார்</text:p>
          </table:table-cell>
          <table:table-cell office:value-type="string" calcext:value-type="string">
            <text:p>உய்யவந்ததேவ நாயன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20.html" xlink:type="simple">pmuni0120.html</text:a>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திருக்களிற்றுப்படியார்</text:p>
          </table:table-cell>
          <table:table-cell table:style-name="ce2"/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20.html" xlink:type="simple">pmuni0120.html</text:a>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முத்தொள்ளாயிரம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21.html" xlink:type="simple">pmuni0121.html</text:a>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காகம் கலைத்த கனவு</text:p>
          </table:table-cell>
          <table:table-cell office:value-type="string" calcext:value-type="string">
            <text:p>சோலைக்கிளி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22.html" xlink:type="simple">pmuni0122.html</text:a>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முத்தொள்ளாயிரம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22.html" xlink:type="simple">pmuni0122.html</text:a></text:p>
          </table:table-cell>
        </table:table-row>
        <table:table-row table:style-name="ro10">
          <table:table-cell office:value-type="float" office:value="123" calcext:value-type="float">
            <text:p>123</text:p>
          </table:table-cell>
          <table:table-cell office:value-type="string" calcext:value-type="string">
            <text:p>கலிங்கத்துப்பரணி</text:p>
          </table:table-cell>
          <table:table-cell office:value-type="string" calcext:value-type="string">
            <text:p>செயங்கொண்டார்</text:p>
          </table:table-cell>
          <table:table-cell office:value-type="string" calcext:value-type="string">
            <text:p>பிரபந்தம் - பரணி</text:p>
          </table:table-cell>
          <table:table-cell office:value-type="string" calcext:value-type="string">
            <text:p><text:a xlink:href="http://www.projectmadurai.org/pm_etexts/utf8/pmuni0123.html" xlink:type="simple">pmuni0123.html</text:a></text:p>
          </table:table-cell>
        </table:table-row>
        <table:table-row table:style-name="ro12">
          <table:table-cell office:value-type="float" office:value="124" calcext:value-type="float">
            <text:p>124</text:p>
          </table:table-cell>
          <table:table-cell office:value-type="string" calcext:value-type="string">
            <text:p>திருவருட்பா /திருமுறை 3 (பாடல்கள்1959 -2570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4.html" xlink:type="simple">pmuni0124.html</text:a></text:p>
          </table:table-cell>
        </table:table-row>
        <table:table-row table:style-name="ro12">
          <table:table-cell office:value-type="float" office:value="125" calcext:value-type="float">
            <text:p>125</text:p>
          </table:table-cell>
          <table:table-cell office:value-type="string" calcext:value-type="string">
            <text:p>திருவருட்பா /திருமுறை 4 (பாடல்கள்2571 - 3028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5.html" xlink:type="simple">pmuni0125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திருஆலவாய் உடைய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காரைக்கால் அம்மைய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ஐயடிகள் காடவர்கோன் நாய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சேரமான் பெருமாள் நாய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நக்கீரதேவ நாய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கல்லாடதேவ நாய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பரணதேவ நாயன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இளம்பெருமான்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திருமுறை 11-1 /பாசுரங்கள்</text:p>
          </table:table-cell>
          <table:table-cell office:value-type="string" calcext:value-type="string">
            <text:p>அதிராவ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6.html" xlink:type="simple">pmuni0126.html</text:a></text:p>
          </table:table-cell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திருமுறை 11-2 /பாசுரங்கள்</text:p>
          </table:table-cell>
          <table:table-cell office:value-type="string" calcext:value-type="string">
            <text:p>பட்டினத்துப் பிள்ளைய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7_01.html" xlink:type="simple">pmuni0127_01.html</text:a></text:p>
            <text:p><text:a xlink:href="http://www.projectmadurai.org/pm_etexts/utf8/pmuni0127_02.html" xlink:type="simple">pmuni0127_02.html</text:a></text:p>
          </table:table-cell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திருமுறை 11-2 /பாசுரங்கள்</text:p>
          </table:table-cell>
          <table:table-cell office:value-type="string" calcext:value-type="string">
            <text:p>நம்பியாண்டார் நம்பி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7_01.html" xlink:type="simple">pmuni0127_01.html</text:a></text:p>
            <text:p><text:a xlink:href="http://www.projectmadurai.org/pm_etexts/utf8/pmuni0127_02.html" xlink:type="simple">pmuni0127_02.html</text:a></text:p>
          </table:table-cell>
        </table:table-row>
        <table:table-row table:style-name="ro12">
          <table:table-cell office:value-type="float" office:value="128" calcext:value-type="float">
            <text:p>128</text:p>
          </table:table-cell>
          <table:table-cell office:value-type="string" calcext:value-type="string">
            <text:p>திருவருட்பா /திருமுறை 5 (பாடல்கள் 3029-3266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28.html" xlink:type="simple">pmuni0128.html</text:a></text:p>
          </table:table-cell>
        </table:table-row>
        <table:table-row table:style-name="ro8">
          <table:table-cell office:value-type="float" office:value="129" calcext:value-type="float">
            <text:p>129</text:p>
          </table:table-cell>
          <table:table-cell office:value-type="string" calcext:value-type="string">
            <text:p>பிரபந்தத்திரட்டு - பகுதி 1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த் திரட்டு</text:p>
          </table:table-cell>
          <table:table-cell office:value-type="string" calcext:value-type="string">
            <text:p><text:a xlink:href="http://www.projectmadurai.org/pm_etexts/utf8/pmuni0129.html" xlink:type="simple">pmuni0129.html</text:a></text:p>
          </table:table-cell>
        </table:table-row>
        <table:table-row table:style-name="ro12">
          <table:table-cell office:value-type="float" office:value="130" calcext:value-type="float">
            <text:p>130</text:p>
          </table:table-cell>
          <table:table-cell office:value-type="string" calcext:value-type="string">
            <text:p>திருவருட்பா /திருமுறை 6.1 (பாடல்கள் 3267 -3871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30.html" xlink:type="simple">pmuni0130.html</text:a></text:p>
          </table:table-cell>
        </table:table-row>
        <table:table-row table:style-name="ro10">
          <table:table-cell office:value-type="float" office:value="131" calcext:value-type="float">
            <text:p>131</text:p>
          </table:table-cell>
          <table:table-cell office:value-type="string" calcext:value-type="string">
            <text:p>சிறு கதைத் தொகுப்பு- 1</text:p>
          </table:table-cell>
          <table:table-cell office:value-type="string" calcext:value-type="string">
            <text:p>இரா. கார்த்திகேசு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131.html" xlink:type="simple">pmuni0131.html</text:a>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மகா பரத சூடாமணி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32.html" xlink:type="simple">pmuni0132.html</text:a>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சங்கற்ப நிராகரணம்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33.html" xlink:type="simple">pmuni0133.html</text:a></text:p>
          </table:table-cell>
        </table:table-row>
        <table:table-row table:style-name="ro14">
          <table:table-cell office:value-type="float" office:value="134" calcext:value-type="float">
            <text:p>134</text:p>
          </table:table-cell>
          <table:table-cell office:value-type="string" calcext:value-type="string">
            <text:p>பாண்டிய, சோழ, விஜயநகர அரசர் மெய்கீர்த்திகள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34.html" xlink:type="simple">pmuni0134.html</text:a></text:p>
          </table:table-cell>
        </table:table-row>
        <table:table-row table:style-name="ro12">
          <table:table-cell office:value-type="float" office:value="135" calcext:value-type="float">
            <text:p>135</text:p>
          </table:table-cell>
          <table:table-cell office:value-type="string" calcext:value-type="string">
            <text:p>திருவருட்பா /திருமுறை 6.2 (பாடல்கள் 3872 - 4614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35_01.html" xlink:type="simple">pmuni0135_01.html</text:a></text:p>
            <text:p><text:a xlink:href="http://www.projectmadurai.org/pm_etexts/utf8/pmuni0135_02.html" xlink:type="simple">pmuni0135_02.html</text:a></text:p>
          </table:table-cell>
        </table:table-row>
        <table:table-row table:style-name="ro8">
          <table:table-cell office:value-type="float" office:value="135" calcext:value-type="float">
            <text:p>135</text:p>
          </table:table-cell>
          <table:table-cell office:value-type="string" calcext:value-type="string">
            <text:p>திருவருட்பா /தனிப்பாடல்கள்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35_01.html" xlink:type="simple">pmuni0135_01.html</text:a></text:p>
            <text:p><text:a xlink:href="http://www.projectmadurai.org/pm_etexts/utf8/pmuni0135_02.html" xlink:type="simple">pmuni0135_02.html</text:a></text:p>
          </table:table-cell>
        </table:table-row>
        <table:table-row table:style-name="ro12">
          <table:table-cell office:value-type="float" office:value="136" calcext:value-type="float">
            <text:p>136</text:p>
          </table:table-cell>
          <table:table-cell office:value-type="string" calcext:value-type="string">
            <text:p>திருவருட்பா /திருமுறை 2.2 (பாடல்கள் 1007 - 1958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36_01.html" xlink:type="simple">pmuni0136_01.html</text:a></text:p>
            <text:p><text:a xlink:href="http://www.projectmadurai.org/pm_etexts/utf8/pmuni0136_02.html" xlink:type="simple">pmuni0136_02.html</text:a>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சோமேசர் முதுமொழி வெண்பா</text:p>
          </table:table-cell>
          <table:table-cell office:value-type="string" calcext:value-type="string">
            <text:p>சிவஞான முனிவர்</text:p>
          </table:table-cell>
          <table:table-cell office:value-type="string" calcext:value-type="string">
            <text:p>பிரபந்தம் - வெண்பா</text:p>
          </table:table-cell>
          <table:table-cell office:value-type="string" calcext:value-type="string">
            <text:p><text:a xlink:href="http://www.projectmadurai.org/pm_etexts/utf8/pmuni0137_01.html" xlink:type="simple">pmuni0137_01.html</text:a></text:p>
            <text:p><text:a xlink:href="http://www.projectmadurai.org/pm_etexts/utf8/pmuni0137_02.html" xlink:type="simple">pmuni0137_02.html</text:a>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நீதி வெண்பா</text:p>
          </table:table-cell>
          <table:table-cell table:style-name="ce2"/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137_01.html" xlink:type="simple">pmuni0137_01.html</text:a></text:p>
            <text:p><text:a xlink:href="http://www.projectmadurai.org/pm_etexts/utf8/pmuni0137_02.html" xlink:type="simple">pmuni0137_02.html</text:a>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நால்வர் நான்மணி மாலை</text:p>
          </table:table-cell>
          <table:table-cell office:value-type="string" calcext:value-type="string">
            <text:p>துரைமங்கலம் சிவப்பிரகாச சுவாமிகள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38.html" xlink:type="simple">pmuni0138.html</text:a>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நன்னெறி</text:p>
          </table:table-cell>
          <table:table-cell office:value-type="string" calcext:value-type="string">
            <text:p>துரைமங்கலம் சிவப்பிரகாச முனிவர்</text:p>
          </table:table-cell>
          <table:table-cell office:value-type="string" calcext:value-type="string">
            <text:p>நீதி நூல்கள்</text:p>
          </table:table-cell>
          <table:table-cell office:value-type="string" calcext:value-type="string">
            <text:p><text:a xlink:href="http://www.projectmadurai.org/pm_etexts/utf8/pmuni0139.html" xlink:type="simple">pmuni0139.html</text:a>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வெற்றிவேற்கை</text:p>
          </table:table-cell>
          <table:table-cell office:value-type="string" calcext:value-type="string">
            <text:p>அதிவீரராம பாண்டியர்</text:p>
          </table:table-cell>
          <table:table-cell office:value-type="string" calcext:value-type="string">
            <text:p>நீதி நூல்கள்</text:p>
          </table:table-cell>
          <table:table-cell office:value-type="string" calcext:value-type="string">
            <text:p><text:a xlink:href="http://www.projectmadurai.org/pm_etexts/utf8/pmuni0139.html" xlink:type="simple">pmuni0139.html</text:a></text:p>
          </table:table-cell>
        </table:table-row>
        <table:table-row table:style-name="ro10">
          <table:table-cell office:value-type="float" office:value="140" calcext:value-type="float">
            <text:p>140</text:p>
          </table:table-cell>
          <table:table-cell office:value-type="string" calcext:value-type="string">
            <text:p>சிறு கதைத் தொகுப்பு-2</text:p>
          </table:table-cell>
          <table:table-cell office:value-type="string" calcext:value-type="string">
            <text:p>இரா. கார்த்திகேசு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140.html" xlink:type="simple">pmuni0140.html</text:a>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மணிமேகலை</text:p>
          </table:table-cell>
          <table:table-cell office:value-type="string" calcext:value-type="string">
            <text:p>சீத்தலைச்சாத்தன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41.html" xlink:type="simple">pmuni0141.html</text:a></text:p>
          </table:table-cell>
        </table:table-row>
        <table:table-row table:style-name="ro10">
          <table:table-cell office:value-type="float" office:value="142" calcext:value-type="float">
            <text:p>142</text:p>
          </table:table-cell>
          <table:table-cell office:value-type="string" calcext:value-type="string">
            <text:p>நந்திக்கலம்பகம்</text:p>
          </table:table-cell>
          <table:table-cell table:style-name="ce2"/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142.html" xlink:type="simple">pmuni0142.html</text:a>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கலேவலா - உரைநடையில் கலேவலா</text:p>
          </table:table-cell>
          <table:table-cell office:value-type="string" calcext:value-type="string">
            <text:p>உதயணன்</text:p>
          </table:table-cell>
          <table:table-cell office:value-type="string" calcext:value-type="string">
            <text:p>காவியம், மொழிபெயர்ப்பு</text:p>
          </table:table-cell>
          <table:table-cell office:value-type="string" calcext:value-type="string">
            <text:p><text:a xlink:href="http://www.projectmadurai.org/pm_etexts/utf8/pmuni0143_01.html" xlink:type="simple">pmuni0143_01.html</text:a></text:p>
            <text:p><text:a xlink:href="http://www.projectmadurai.org/pm_etexts/utf8/pmuni0143_02.html" xlink:type="simple">pmuni0143_02.html</text:a></text:p>
            <text:p><text:a xlink:href="http://www.projectmadurai.org/pm_etexts/utf8/pmuni0143_03.html" xlink:type="simple">pmuni0143_03.html</text:a></text:p>
          </table:table-cell>
        </table:table-row>
        <table:table-row table:style-name="ro10">
          <table:table-cell office:value-type="float" office:value="144" calcext:value-type="float">
            <text:p>144</text:p>
          </table:table-cell>
          <table:table-cell office:value-type="string" calcext:value-type="string">
            <text:p>சகலகலாவல்லிமால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44.html" xlink:type="simple">pmuni0144.html</text:a>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திருச்செந்துார் கந்தர் கலிவெண்பா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லிவெண்பா</text:p>
          </table:table-cell>
          <table:table-cell office:value-type="string" calcext:value-type="string">
            <text:p><text:a xlink:href="http://www.projectmadurai.org/pm_etexts/utf8/pmuni0144.html" xlink:type="simple">pmuni0144.html</text:a>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நீதி நெறி விளக்கம்</text:p>
          </table:table-cell>
          <table:table-cell office:value-type="string" calcext:value-type="string">
            <text:p>குமரகுருபர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44.html" xlink:type="simple">pmuni0144.html</text:a>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தண்டி அலங்காரம்</text:p>
          </table:table-cell>
          <table:table-cell office:value-type="string" calcext:value-type="string">
            <text:p>தண்டியாசிரிய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45.html" xlink:type="simple">pmuni0145.html</text:a></text:p>
          </table:table-cell>
        </table:table-row>
        <table:table-row table:style-name="ro12">
          <table:table-cell office:value-type="float" office:value="146" calcext:value-type="float">
            <text:p>146</text:p>
          </table:table-cell>
          <table:table-cell office:value-type="string" calcext:value-type="string">
            <text:p>திருவருட்பா /திருமுறை 6.3 (பாடல்கள் 4615-5818)</text:p>
          </table:table-cell>
          <table:table-cell office:value-type="string" calcext:value-type="string">
            <text:p>இராமலிங்க அட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46_01.html" xlink:type="simple">pmuni0146_01.html</text:a></text:p>
            <text:p><text:a xlink:href="http://www.projectmadurai.org/pm_etexts/utf8/pmuni0146_02.html" xlink:type="simple">pmuni0146_02.html</text:a>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நன்னூல்</text:p>
          </table:table-cell>
          <table:table-cell office:value-type="string" calcext:value-type="string">
            <text:p>பவநந்தி முனிவ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47.html" xlink:type="simple">pmuni0147.html</text:a></text:p>
          </table:table-cell>
        </table:table-row>
        <table:table-row table:style-name="ro10">
          <table:table-cell office:value-type="float" office:value="148" calcext:value-type="float">
            <text:p>148</text:p>
          </table:table-cell>
          <table:table-cell office:value-type="string" calcext:value-type="string">
            <text:p>காதலினால் அல்ல</text:p>
          </table:table-cell>
          <table:table-cell office:value-type="string" calcext:value-type="string">
            <text:p>இரா. கார்த்திகேசு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148.html" xlink:type="simple">pmuni0148.html</text:a>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string" calcext:value-type="string">
            <text:p>எண்ணெய்ச் சிந்து</text:p>
          </table:table-cell>
          <table:table-cell table:style-name="ce2"/>
          <table:table-cell office:value-type="string" calcext:value-type="string">
            <text:p>பிரபந்தம் - சிந்து </text:p>
          </table:table-cell>
          <table:table-cell office:value-type="string" calcext:value-type="string">
            <text:p><text:a xlink:href="http://www.projectmadurai.org/pm_etexts/utf8/pmuni0149.html" xlink:type="simple">pmuni0149.html</text:a>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string" calcext:value-type="string">
            <text:p>கந்தன் மணம்புரி சிந்து</text:p>
          </table:table-cell>
          <table:table-cell office:value-type="string" calcext:value-type="string">
            <text:p>சண்முகதாசன்</text:p>
          </table:table-cell>
          <table:table-cell office:value-type="string" calcext:value-type="string">
            <text:p>பிரபந்தம் - சிந்து </text:p>
          </table:table-cell>
          <table:table-cell office:value-type="string" calcext:value-type="string">
            <text:p><text:a xlink:href="http://www.projectmadurai.org/pm_etexts/utf8/pmuni0149.html" xlink:type="simple">pmuni0149.html</text:a>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string" calcext:value-type="string">
            <text:p>சித்தராரூட நொண்டிச்சிந்து</text:p>
          </table:table-cell>
          <table:table-cell table:style-name="ce2"/>
          <table:table-cell office:value-type="string" calcext:value-type="string">
            <text:p>பிரபந்தம் - சிந்து </text:p>
          </table:table-cell>
          <table:table-cell office:value-type="string" calcext:value-type="string">
            <text:p><text:a xlink:href="http://www.projectmadurai.org/pm_etexts/utf8/pmuni0149.html" xlink:type="simple">pmuni0149.html</text:a>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string" calcext:value-type="string">
            <text:p>சுப்பிரமணியர் மேல் சிந்து</text:p>
          </table:table-cell>
          <table:table-cell table:style-name="ce2"/>
          <table:table-cell office:value-type="string" calcext:value-type="string">
            <text:p>பிரபந்தம் - சிந்து </text:p>
          </table:table-cell>
          <table:table-cell office:value-type="string" calcext:value-type="string">
            <text:p><text:a xlink:href="http://www.projectmadurai.org/pm_etexts/utf8/pmuni0149.html" xlink:type="simple">pmuni0149.html</text:a>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string" calcext:value-type="string">
            <text:p>பழனியாண்டவர் காவடிச்சிந்து</text:p>
          </table:table-cell>
          <table:table-cell office:value-type="string" calcext:value-type="string">
            <text:p>முத்துக் கறுப்பண்ணன்</text:p>
          </table:table-cell>
          <table:table-cell office:value-type="string" calcext:value-type="string">
            <text:p>பிரபந்தம் - சிந்து </text:p>
          </table:table-cell>
          <table:table-cell office:value-type="string" calcext:value-type="string">
            <text:p><text:a xlink:href="http://www.projectmadurai.org/pm_etexts/utf8/pmuni0149.html" xlink:type="simple">pmuni0149.html</text:a></text:p>
          </table:table-cell>
        </table:table-row>
        <table:table-row table:style-name="ro18">
          <table:table-cell office:value-type="float" office:value="150" calcext:value-type="float">
            <text:p>150</text:p>
          </table:table-cell>
          <table:table-cell office:value-type="string" calcext:value-type="string">
            <text:p>தேவாரம் - முதல் திருமுறை, பாகம் 1 (பாடல்கள் 1-721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50.html" xlink:type="simple">pmuni0150.html</text:a></text:p>
          </table:table-cell>
        </table:table-row>
        <table:table-row table:style-name="ro18">
          <table:table-cell office:value-type="float" office:value="151" calcext:value-type="float">
            <text:p>151</text:p>
          </table:table-cell>
          <table:table-cell office:value-type="string" calcext:value-type="string">
            <text:p>தேவாரம் - முதல் திருமுறை, பாகம் 2 (பாடல்கள் 722-1469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51.html" xlink:type="simple">pmuni0151.html</text:a></text:p>
          </table:table-cell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string" calcext:value-type="string">
            <text:p>நன்னூல் - மற்றொரு பதிப்பு</text:p>
          </table:table-cell>
          <table:table-cell office:value-type="string" calcext:value-type="string">
            <text:p>பவநந்தி முனிவ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152.html" xlink:type="simple">pmuni0152.html</text:a></text:p>
          </table:table-cell>
        </table:table-row>
        <table:table-row table:style-name="ro7">
          <table:table-cell office:value-type="float" office:value="153" calcext:value-type="float">
            <text:p>153</text:p>
          </table:table-cell>
          <table:table-cell office:value-type="string" calcext:value-type="string">
            <text:p>திருக்குறள் - ஆங்கில மொழிபெயர்ப்பு</text:p>
          </table:table-cell>
          <table:table-cell office:value-type="string" calcext:value-type="string">
            <text:p>ஜி.யூ. போப் மற்றும் பலர்</text:p>
          </table:table-cell>
          <table:table-cell office:value-type="string" calcext:value-type="string">
            <text:p>மொழிபெயர்ப்பு</text:p>
          </table:table-cell>
          <table:table-cell office:value-type="string" calcext:value-type="string">
            <text:p><text:a xlink:href="http://www.projectmadurai.org/pm_etexts/utf8/pmuni0153.html" xlink:type="simple">pmuni0153.html</text:a>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ஏரெழுபது</text:p>
          </table:table-cell>
          <table:table-cell office:value-type="string" calcext:value-type="string">
            <text:p>கம்ப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54.html" xlink:type="simple">pmuni0154.html</text:a>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திருக்கை வழக்கம்</text:p>
          </table:table-cell>
          <table:table-cell office:value-type="string" calcext:value-type="string">
            <text:p>கம்ப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54.html" xlink:type="simple">pmuni0154.html</text:a>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எக்காலக் கண்ணி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55.html" xlink:type="simple">pmuni0155.html</text:a></text:p>
          </table:table-cell>
        </table:table-row>
        <table:table-row table:style-name="ro13">
          <table:table-cell office:value-type="float" office:value="156" calcext:value-type="float">
            <text:p>156</text:p>
          </table:table-cell>
          <table:table-cell office:value-type="string" calcext:value-type="string">
            <text:p>விவிலியம் /புதிய ஏற்பாடு -6 /யாக்கோப்பு திருமுகம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156.html" xlink:type="simple">pmuni0156.html</text:a></text:p>
          </table:table-cell>
        </table:table-row>
        <table:table-row table:style-name="ro19">
          <table:table-cell office:value-type="float" office:value="156" calcext:value-type="float">
            <text:p>156</text:p>
          </table:table-cell>
          <table:table-cell office:value-type="string" calcext:value-type="string">
            <text:p>விவிலியம் /புதிய ஏற்பாடு -6 /பேதுரு முதல், இரண்டாம் திருமுகம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156.html" xlink:type="simple">pmuni0156.html</text:a></text:p>
          </table:table-cell>
        </table:table-row>
        <table:table-row table:style-name="ro14">
          <table:table-cell office:value-type="float" office:value="156" calcext:value-type="float">
            <text:p>156</text:p>
          </table:table-cell>
          <table:table-cell office:value-type="string" calcext:value-type="string">
            <text:p>விவிலியம் /புதிய ஏற்பாடு -6 /யோவான் மூன்றாம் திருமுகம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156.html" xlink:type="simple">pmuni0156.html</text:a></text:p>
          </table:table-cell>
        </table:table-row>
        <table:table-row table:style-name="ro19">
          <table:table-cell office:value-type="float" office:value="156" calcext:value-type="float">
            <text:p>156</text:p>
          </table:table-cell>
          <table:table-cell office:value-type="string" calcext:value-type="string">
            <text:p>விவிலியம் /புதிய ஏற்பாடு -6 /யூதா திருமுகம், திருவெளிப்பாடு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156.html" xlink:type="simple">pmuni0156.html</text:a></text:p>
          </table:table-cell>
        </table:table-row>
        <table:table-row table:style-name="ro18">
          <table:table-cell office:value-type="float" office:value="157" calcext:value-type="float">
            <text:p>157</text:p>
          </table:table-cell>
          <table:table-cell office:value-type="string" calcext:value-type="string">
            <text:p>தேவாரம் - இரண்டாம் திருமுறை, பாகம் 1 (பாடல்கள் 1-654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57.html" xlink:type="simple">pmuni0157.html</text:a>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இராமாயண வெண்பா</text:p>
          </table:table-cell>
          <table:table-cell office:value-type="string" calcext:value-type="string">
            <text:p>மதுரகவி ஸ்ரீனிவாச ஐயங்கார்</text:p>
          </table:table-cell>
          <table:table-cell office:value-type="string" calcext:value-type="string">
            <text:p>பிரபந்தம் - வெண்பா</text:p>
          </table:table-cell>
          <table:table-cell office:value-type="string" calcext:value-type="string">
            <text:p><text:a xlink:href="http://www.projectmadurai.org/pm_etexts/utf8/pmuni0158.html" xlink:type="simple">pmuni0158.html</text:a>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எதிர்பாராத முத்தம்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59.html" xlink:type="simple">pmuni0159.html</text:a></text:p>
          </table:table-cell>
        </table:table-row>
        <table:table-row table:style-name="ro8">
          <table:table-cell office:value-type="float" office:value="160" calcext:value-type="float">
            <text:p>160</text:p>
          </table:table-cell>
          <table:table-cell office:value-type="string" calcext:value-type="string">
            <text:p>அங்கயற்கண்ணி மாலை</text:p>
          </table:table-cell>
          <table:table-cell office:value-type="string" calcext:value-type="string">
            <text:p>உ.வே. சாமிநாத அய்ய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0.html" xlink:type="simple">pmuni0160.html</text:a></text:p>
          </table:table-cell>
        </table:table-row>
        <table:table-row table:style-name="ro15">
          <table:table-cell office:value-type="float" office:value="160" calcext:value-type="float">
            <text:p>160</text:p>
          </table:table-cell>
          <table:table-cell office:value-type="string" calcext:value-type="string">
            <text:p>களக்காட்டுச் சத்தியவாசகர் இரட்டைமணி மாலை</text:p>
          </table:table-cell>
          <table:table-cell table:style-name="ce2"/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0.html" xlink:type="simple">pmuni0160.html</text:a>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திருக்காளத்தி இட்டகாமிய மாலை</text:p>
          </table:table-cell>
          <table:table-cell table:style-name="ce2"/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0.html" xlink:type="simple">pmuni0160.html</text:a>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பழனி இரட்டைமணி மாலை</text:p>
          </table:table-cell>
          <table:table-cell table:style-name="ce2"/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0.html" xlink:type="simple">pmuni0160.html</text:a>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மகரநெடுங் குழைக்காதர் பாமாலை</text:p>
          </table:table-cell>
          <table:table-cell office:value-type="string" calcext:value-type="string">
            <text:p>நாராயண தீட்சத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0.html" xlink:type="simple">pmuni0160.html</text:a></text:p>
          </table:table-cell>
        </table:table-row>
        <table:table-row table:style-name="ro15">
          <table:table-cell office:value-type="float" office:value="161" calcext:value-type="float">
            <text:p>161</text:p>
          </table:table-cell>
          <table:table-cell office:value-type="string" calcext:value-type="string">
            <text:p>பட்டுக்கோட்டை பாடல்கள்</text:p>
          </table:table-cell>
          <table:table-cell office:value-type="string" calcext:value-type="string">
            <text:p>பட்டுக்கோட்டை கல்யாணசுந்தரம்</text:p>
          </table:table-cell>
          <table:table-cell office:value-type="string" calcext:value-type="string">
            <text:p>பாடல்கள்</text:p>
          </table:table-cell>
          <table:table-cell office:value-type="string" calcext:value-type="string">
            <text:p><text:a xlink:href="http://www.projectmadurai.org/pm_etexts/utf8/pmuni0161.html" xlink:type="simple">pmuni0161.html</text:a></text:p>
          </table:table-cell>
        </table:table-row>
        <table:table-row table:style-name="ro18">
          <table:table-cell office:value-type="float" office:value="162" calcext:value-type="float">
            <text:p>162</text:p>
          </table:table-cell>
          <table:table-cell office:value-type="string" calcext:value-type="string">
            <text:p>தேவாரம் - இரண்டாம் திருமுறை, பாகம் 2 (பாடல்கள் 655-1331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62.html" xlink:type="simple">pmuni0162.html</text:a>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சிதம்பர மும்மணிக் கோவ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163.html" xlink:type="simple">pmuni0163.html</text:a>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திருவாரூர் நான்மணிமால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64.html" xlink:type="simple">pmuni0164.html</text:a></text:p>
          </table:table-cell>
        </table:table-row>
        <table:table-row table:style-name="ro12">
          <table:table-cell office:value-type="float" office:value="165" calcext:value-type="float">
            <text:p>165</text:p>
          </table:table-cell>
          <table:table-cell office:value-type="string" calcext:value-type="string">
            <text:p>கவிதைகள் - முதற் தொகுதி (75 கவிதைகள் )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65.html" xlink:type="simple">pmuni0165.html</text:a></text:p>
          </table:table-cell>
        </table:table-row>
        <table:table-row table:style-name="ro9">
          <table:table-cell office:value-type="float" office:value="166" calcext:value-type="float">
            <text:p>166</text:p>
          </table:table-cell>
          <table:table-cell office:value-type="string" calcext:value-type="string">
            <text:p>புரட்சிக் கவிதைகள் -பாகம் 1, 2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66_01.html" xlink:type="simple">pmuni0166_01.html</text:a></text:p>
            <text:p><text:a xlink:href="http://www.projectmadurai.org/pm_etexts/utf8/pmuni0166_02.html" xlink:type="simple">pmuni0166_02.html</text:a></text:p>
            <text:p><text:a xlink:href="http://www.projectmadurai.org/pm_etexts/utf8/pmuni0166_03.html" xlink:type="simple">pmuni0166_03.html</text:a></text:p>
          </table:table-cell>
        </table:table-row>
        <table:table-row table:style-name="ro6">
          <table:table-cell office:value-type="float" office:value="167" calcext:value-type="float">
            <text:p>167</text:p>
          </table:table-cell>
          <table:table-cell office:value-type="string" calcext:value-type="string">
            <text:p>சீறாப்புராணம் காண்டம்-1 பாகம்-1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சமயம் - இஸ்லாமியம்</text:p>
          </table:table-cell>
          <table:table-cell office:value-type="string" calcext:value-type="string">
            <text:p><text:a xlink:href="http://www.projectmadurai.org/pm_etexts/utf8/pmuni0167.html" xlink:type="simple">pmuni0167.html</text:a></text:p>
          </table:table-cell>
        </table:table-row>
        <table:table-row table:style-name="ro6">
          <table:table-cell office:value-type="float" office:value="168" calcext:value-type="float">
            <text:p>168</text:p>
          </table:table-cell>
          <table:table-cell office:value-type="string" calcext:value-type="string">
            <text:p>சீறாப்புராணம் காண்டம்-1 பாகம்-2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சமயம் - இஸ்லாமியம்</text:p>
          </table:table-cell>
          <table:table-cell office:value-type="string" calcext:value-type="string">
            <text:p><text:a xlink:href="http://www.projectmadurai.org/pm_etexts/utf8/pmuni0168.html" xlink:type="simple">pmuni0168.html</text:a></text:p>
          </table:table-cell>
        </table:table-row>
        <table:table-row table:style-name="ro20">
          <table:table-cell office:value-type="float" office:value="169" calcext:value-type="float">
            <text:p>169</text:p>
          </table:table-cell>
          <table:table-cell office:value-type="string" calcext:value-type="string">
            <text:p>பொன்னியின் செல்வன்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169_00.html" xlink:type="simple">pmuni0169_00.html</text:a></text:p>
            <text:p><text:a xlink:href="http://www.projectmadurai.org/pm_etexts/utf8/pmuni0169_01_01.html" xlink:type="simple">pmuni0169_01_01.html</text:a></text:p>
            <text:p><text:a xlink:href="http://www.projectmadurai.org/pm_etexts/utf8/pmuni0169_01_02.html" xlink:type="simple">pmuni0169_01_02.html</text:a></text:p>
            <text:p><text:a xlink:href="http://www.projectmadurai.org/pm_etexts/utf8/pmuni0169_01_03.html" xlink:type="simple">pmuni0169_01_03.html</text:a></text:p>
            <text:p><text:a xlink:href="http://www.projectmadurai.org/pm_etexts/utf8/pmuni0169_01_04.html" xlink:type="simple">pmuni0169_01_04.html</text:a></text:p>
            <text:p><text:a xlink:href="http://www.projectmadurai.org/pm_etexts/utf8/pmuni0169_01_05.html" xlink:type="simple">pmuni0169_01_05.html</text:a></text:p>
            <text:p><text:a xlink:href="http://www.projectmadurai.org/pm_etexts/utf8/pmuni0169_01_06.html" xlink:type="simple">pmuni0169_01_06.html</text:a></text:p>
            <text:p><text:a xlink:href="http://www.projectmadurai.org/pm_etexts/utf8/pmuni0169_02_01.html" xlink:type="simple">pmuni0169_02_01.html</text:a></text:p>
            <text:p><text:a xlink:href="http://www.projectmadurai.org/pm_etexts/utf8/pmuni0169_02_02.html" xlink:type="simple">pmuni0169_02_02.html</text:a></text:p>
            <text:p><text:a xlink:href="http://www.projectmadurai.org/pm_etexts/utf8/pmuni0169_02_03.html" xlink:type="simple">pmuni0169_02_03.html</text:a></text:p>
            <text:p><text:a xlink:href="http://www.projectmadurai.org/pm_etexts/utf8/pmuni0169_02_04.html" xlink:type="simple">pmuni0169_02_04.html</text:a></text:p>
            <text:p><text:a xlink:href="http://www.projectmadurai.org/pm_etexts/utf8/pmuni0169_02_05.html" xlink:type="simple">pmuni0169_02_05.html</text:a></text:p>
            <text:p><text:a xlink:href="http://www.projectmadurai.org/pm_etexts/utf8/pmuni0169_02_06.html" xlink:type="simple">pmuni0169_02_06.html</text:a></text:p>
            <text:p><text:a xlink:href="http://www.projectmadurai.org/pm_etexts/utf8/pmuni0169_03_01.html" xlink:type="simple">pmuni0169_03_01.html</text:a></text:p>
            <text:p><text:a xlink:href="http://www.projectmadurai.org/pm_etexts/utf8/pmuni0169_03_02.html" xlink:type="simple">pmuni0169_03_02.html</text:a></text:p>
            <text:p><text:a xlink:href="http://www.projectmadurai.org/pm_etexts/utf8/pmuni0169_03_03.html" xlink:type="simple">pmuni0169_03_03.html</text:a></text:p>
            <text:p><text:a xlink:href="http://www.projectmadurai.org/pm_etexts/utf8/pmuni0169_03_04.html" xlink:type="simple">pmuni0169_03_04.html</text:a></text:p>
            <text:p><text:a xlink:href="http://www.projectmadurai.org/pm_etexts/utf8/pmuni0169_03_05.html" xlink:type="simple">pmuni0169_03_05.html</text:a></text:p>
            <text:p><text:a xlink:href="http://www.projectmadurai.org/pm_etexts/utf8/pmuni0169_04_01.html" xlink:type="simple">pmuni0169_04_01.html</text:a></text:p>
            <text:p><text:a xlink:href="http://www.projectmadurai.org/pm_etexts/utf8/pmuni0169_04_02.html" xlink:type="simple">pmuni0169_04_02.html</text:a></text:p>
            <text:p><text:a xlink:href="http://www.projectmadurai.org/pm_etexts/utf8/pmuni0169_04_03.html" xlink:type="simple">pmuni0169_04_03.html</text:a></text:p>
            <text:p><text:a xlink:href="http://www.projectmadurai.org/pm_etexts/utf8/pmuni0169_04_04.html" xlink:type="simple">pmuni0169_04_04.html</text:a></text:p>
            <text:p><text:a xlink:href="http://www.projectmadurai.org/pm_etexts/utf8/pmuni0169_04_05.html" xlink:type="simple">pmuni0169_04_05.html</text:a></text:p>
            <text:p><text:a xlink:href="http://www.projectmadurai.org/pm_etexts/utf8/pmuni0169_05_01.html" xlink:type="simple">pmuni0169_05_01.html</text:a></text:p>
            <text:p><text:a xlink:href="http://www.projectmadurai.org/pm_etexts/utf8/pmuni0169_05_02.html" xlink:type="simple">pmuni0169_05_02.html</text:a></text:p>
            <text:p><text:a xlink:href="http://www.projectmadurai.org/pm_etexts/utf8/pmuni0169_05_03.html" xlink:type="simple">pmuni0169_05_03.html</text:a></text:p>
            <text:p><text:a xlink:href="http://www.projectmadurai.org/pm_etexts/utf8/pmuni0169_05_04.html" xlink:type="simple">pmuni0169_05_04.html</text:a></text:p>
            <text:p><text:a xlink:href="http://www.projectmadurai.org/pm_etexts/utf8/pmuni0169_05_05.html" xlink:type="simple">pmuni0169_05_05.html</text:a></text:p>
            <text:p><text:a xlink:href="http://www.projectmadurai.org/pm_etexts/utf8/pmuni0169_05_06.html" xlink:type="simple">pmuni0169_05_06.html</text:a></text:p>
            <text:p><text:a xlink:href="http://www.projectmadurai.org/pm_etexts/utf8/pmuni0169_05_07.html" xlink:type="simple">pmuni0169_05_07.html</text:a></text:p>
            <text:p><text:a xlink:href="http://www.projectmadurai.org/pm_etexts/utf8/pmuni0169_05_08.html" xlink:type="simple">pmuni0169_05_08.html</text:a></text:p>
            <text:p><text:a xlink:href="http://www.projectmadurai.org/pm_etexts/utf8/pmuni0169_05_09.html" xlink:type="simple">pmuni0169_05_09.html</text:a></text:p>
            <text:p><text:a xlink:href="http://www.projectmadurai.org/pm_etexts/utf8/pmuni0169_06.html" xlink:type="simple">pmuni0169_06.html</text:a></text:p>
          </table:table-cell>
        </table:table-row>
        <table:table-row table:style-name="ro21">
          <table:table-cell office:value-type="float" office:value="170" calcext:value-type="float">
            <text:p>170</text:p>
          </table:table-cell>
          <table:table-cell office:value-type="string" calcext:value-type="string">
            <text:p>மதுரை மீனாட்சிஅம்மை இரட்டைமணிமால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70.html" xlink:type="simple">pmuni0170.html</text:a>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முத்துக்குமார சுவாமி பிள்ளைத்தமிழ்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170.html" xlink:type="simple">pmuni0170.html</text:a></text:p>
          </table:table-cell>
        </table:table-row>
        <table:table-row table:style-name="ro10">
          <table:table-cell office:value-type="float" office:value="171" calcext:value-type="float">
            <text:p>171</text:p>
          </table:table-cell>
          <table:table-cell office:value-type="string" calcext:value-type="string">
            <text:p>மீனாட்சியம்மைகுறம்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ுறம்</text:p>
          </table:table-cell>
          <table:table-cell office:value-type="string" calcext:value-type="string">
            <text:p><text:a xlink:href="http://www.projectmadurai.org/pm_etexts/utf8/pmuni0171.html" xlink:type="simple">pmuni0171.html</text:a></text:p>
          </table:table-cell>
        </table:table-row>
        <table:table-row table:style-name="ro10">
          <table:table-cell office:value-type="float" office:value="172" calcext:value-type="float">
            <text:p>172</text:p>
          </table:table-cell>
          <table:table-cell office:value-type="string" calcext:value-type="string">
            <text:p>அந்திம காலம் (நாவல்)</text:p>
          </table:table-cell>
          <table:table-cell office:value-type="string" calcext:value-type="string">
            <text:p>இரா. கார்த்திகேசு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172.html" xlink:type="simple">pmuni0172.html</text:a></text:p>
          </table:table-cell>
        </table:table-row>
        <table:table-row table:style-name="ro18">
          <table:table-cell office:value-type="float" office:value="173" calcext:value-type="float">
            <text:p>173</text:p>
          </table:table-cell>
          <table:table-cell office:value-type="string" calcext:value-type="string">
            <text:p>தேவாரம் - மூன்றாம் திருமுறை, பாகம் 1 (பாடல்கள் 1- 713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73.html" xlink:type="simple">pmuni0173.html</text:a></text:p>
          </table:table-cell>
        </table:table-row>
        <table:table-row table:style-name="ro6">
          <table:table-cell office:value-type="float" office:value="174" calcext:value-type="float">
            <text:p>174</text:p>
          </table:table-cell>
          <table:table-cell office:value-type="string" calcext:value-type="string">
            <text:p>சீறாப்புராணம் காண்டம்-2 பாகம்-1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சமயம் - இஸ்லாமியம்</text:p>
          </table:table-cell>
          <table:table-cell office:value-type="string" calcext:value-type="string">
            <text:p><text:a xlink:href="http://www.projectmadurai.org/pm_etexts/utf8/pmuni0174.html" xlink:type="simple">pmuni0174.html</text:a></text:p>
          </table:table-cell>
        </table:table-row>
        <table:table-row table:style-name="ro6">
          <table:table-cell office:value-type="float" office:value="175" calcext:value-type="float">
            <text:p>175</text:p>
          </table:table-cell>
          <table:table-cell office:value-type="string" calcext:value-type="string">
            <text:p>சீறாப்புராணம் காண்டம்-2 பாகம்-2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சமயம் - இஸ்லாமியம்</text:p>
          </table:table-cell>
          <table:table-cell office:value-type="string" calcext:value-type="string">
            <text:p><text:a xlink:href="http://www.projectmadurai.org/pm_etexts/utf8/pmuni0175.html" xlink:type="simple">pmuni0175.html</text:a></text:p>
          </table:table-cell>
        </table:table-row>
        <table:table-row table:style-name="ro15">
          <table:table-cell office:value-type="float" office:value="176" calcext:value-type="float">
            <text:p>176</text:p>
          </table:table-cell>
          <table:table-cell office:value-type="string" calcext:value-type="string">
            <text:p>தில்சை சிவகாமியம்மை இரட்டை மணிமால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176.html" xlink:type="simple">pmuni0176.html</text:a>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தமிழச்சியின் கதை</text:p>
          </table:table-cell>
          <table:table-cell office:value-type="string" calcext:value-type="string">
            <text:p>பாரதிதாச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177.html" xlink:type="simple">pmuni0177.html</text:a></text:p>
          </table:table-cell>
        </table:table-row>
        <table:table-row table:style-name="ro6">
          <table:table-cell office:value-type="float" office:value="178" calcext:value-type="float">
            <text:p>178</text:p>
          </table:table-cell>
          <table:table-cell office:value-type="string" calcext:value-type="string">
            <text:p>சீறாப்புராணம் காண்டம்-3 பாகம்-1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சமயம் - இஸ்லாமியம்</text:p>
          </table:table-cell>
          <table:table-cell office:value-type="string" calcext:value-type="string">
            <text:p><text:a xlink:href="http://www.projectmadurai.org/pm_etexts/utf8/pmuni0178.html" xlink:type="simple">pmuni0178.html</text:a></text:p>
          </table:table-cell>
        </table:table-row>
        <table:table-row table:style-name="ro18">
          <table:table-cell office:value-type="float" office:value="179" calcext:value-type="float">
            <text:p>179</text:p>
          </table:table-cell>
          <table:table-cell office:value-type="string" calcext:value-type="string">
            <text:p>தேவாரம் - மூன்றாம் திருமுறை, பாகம் 2 (பாடல்கள் 714 -1347)</text:p>
          </table:table-cell>
          <table:table-cell office:value-type="string" calcext:value-type="string">
            <text:p>திருஞான சம்பந்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79.html" xlink:type="simple">pmuni0179.html</text:a></text:p>
          </table:table-cell>
        </table:table-row>
        <table:table-row table:style-name="ro12">
          <table:table-cell office:value-type="float" office:value="180" calcext:value-type="float">
            <text:p>180</text:p>
          </table:table-cell>
          <table:table-cell office:value-type="string" calcext:value-type="string">
            <text:p>திருப்புகழ் /பாகம் 1 (பாடல்கள் 1-330)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0.html" xlink:type="simple">pmuni0180.html</text:a></text:p>
          </table:table-cell>
        </table:table-row>
        <table:table-row table:style-name="ro18">
          <table:table-cell office:value-type="float" office:value="181" calcext:value-type="float">
            <text:p>181</text:p>
          </table:table-cell>
          <table:table-cell office:value-type="string" calcext:value-type="string">
            <text:p>தேவாரம் - நான்காம் திருமுறை, பாகம் 1 (பாடல்கள் 1-487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1.html" xlink:type="simple">pmuni0181.html</text:a></text:p>
          </table:table-cell>
        </table:table-row>
        <table:table-row table:style-name="ro18">
          <table:table-cell office:value-type="float" office:value="182" calcext:value-type="float">
            <text:p>182</text:p>
          </table:table-cell>
          <table:table-cell office:value-type="string" calcext:value-type="string">
            <text:p>தேவாரம் - நான்காம் திருமுறை, பாகம் 2 (பாடல்கள் 488-1070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2.html" xlink:type="simple">pmuni0182.html</text:a></text:p>
          </table:table-cell>
        </table:table-row>
        <table:table-row table:style-name="ro22">
          <table:table-cell office:value-type="float" office:value="183" calcext:value-type="float">
            <text:p>183</text:p>
          </table:table-cell>
          <table:table-cell office:value-type="string" calcext:value-type="string">
            <text:p>திருப்பேரூர்ப் பட்டீசர் கண்ணாடி விடுதூது</text:p>
          </table:table-cell>
          <table:table-cell office:value-type="string" calcext:value-type="string">
            <text:p>கோவை செட்டிபாளையம் மகாவித்துவான் குட்டியப்ப கவுண்ட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183.html" xlink:type="simple">pmuni0183.html</text:a></text:p>
          </table:table-cell>
        </table:table-row>
        <table:table-row table:style-name="ro15">
          <table:table-cell office:value-type="float" office:value="184" calcext:value-type="float">
            <text:p>184</text:p>
          </table:table-cell>
          <table:table-cell office:value-type="string" calcext:value-type="string">
            <text:p>திருவானைக்கா அகிலாண்டநாயகி பிள்ளைத் தமிழ்</text:p>
          </table:table-cell>
          <table:table-cell office:value-type="string" calcext:value-type="string">
            <text:p>தி. மீனாட்சிசுந்தரம் பிள்ளை 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184.html" xlink:type="simple">pmuni0184.html</text:a></text:p>
          </table:table-cell>
        </table:table-row>
        <table:table-row table:style-name="ro8">
          <table:table-cell office:value-type="float" office:value="184" calcext:value-type="float">
            <text:p>184</text:p>
          </table:table-cell>
          <table:table-cell office:value-type="string" calcext:value-type="string">
            <text:p>பிரபந்தத்திரட்டு - பகுதி 2</text:p>
          </table:table-cell>
          <table:table-cell office:value-type="string" calcext:value-type="string">
            <text:p>தி. மீனாட்சிசுந்தரம் பிள்ளை </text:p>
          </table:table-cell>
          <table:table-cell office:value-type="string" calcext:value-type="string">
            <text:p>பிரபந்தத் திரட்டு</text:p>
          </table:table-cell>
          <table:table-cell office:value-type="string" calcext:value-type="string">
            <text:p><text:a xlink:href="http://www.projectmadurai.org/pm_etexts/utf8/pmuni0184.html" xlink:type="simple">pmuni0184.html</text:a>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ஒரு கிராமத்துப் பெண்ணின் தலைப் பிரசவம்</text:p>
          </table:table-cell>
          <table:table-cell office:value-type="string" calcext:value-type="string">
            <text:p>இரா. முருகன்</text:p>
          </table:table-cell>
          <table:table-cell office:value-type="string" calcext:value-type="string">
            <text:p>சிறுகதைகள் தொகுப்பு</text:p>
          </table:table-cell>
          <table:table-cell office:value-type="string" calcext:value-type="string">
            <text:p><text:a xlink:href="http://www.projectmadurai.org/pm_etexts/utf8/pmuni0185.html" xlink:type="simple">pmuni0185.html</text:a></text:p>
          </table:table-cell>
        </table:table-row>
        <table:table-row table:style-name="ro18">
          <table:table-cell office:value-type="float" office:value="186" calcext:value-type="float">
            <text:p>186</text:p>
          </table:table-cell>
          <table:table-cell office:value-type="string" calcext:value-type="string">
            <text:p>தேவாரம் - ஐந்தாம் திருமுறை, பாகம் 1 (பாடல்கள் 1-519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6.html" xlink:type="simple">pmuni0186.html</text:a></text:p>
          </table:table-cell>
        </table:table-row>
        <table:table-row table:style-name="ro12">
          <table:table-cell office:value-type="float" office:value="187" calcext:value-type="float">
            <text:p>187</text:p>
          </table:table-cell>
          <table:table-cell office:value-type="string" calcext:value-type="string">
            <text:p>திருப்புகழ் /பாகம் 2 (பாடல்கள் 331-670)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7.html" xlink:type="simple">pmuni0187.html</text:a></text:p>
          </table:table-cell>
        </table:table-row>
        <table:table-row table:style-name="ro18">
          <table:table-cell office:value-type="float" office:value="188" calcext:value-type="float">
            <text:p>188</text:p>
          </table:table-cell>
          <table:table-cell office:value-type="string" calcext:value-type="string">
            <text:p>தேவாரம் - ஐந்தாம் திருமுறை, பாகம் 2 (பாடல்கள் 520 - 1016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8.html" xlink:type="simple">pmuni0188.html</text:a></text:p>
          </table:table-cell>
        </table:table-row>
        <table:table-row table:style-name="ro12">
          <table:table-cell office:value-type="float" office:value="189" calcext:value-type="float">
            <text:p>189</text:p>
          </table:table-cell>
          <table:table-cell office:value-type="string" calcext:value-type="string">
            <text:p>திருப்புகழ் /பாகம் 3 (பாடல்கள் 671 - 1000)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89.html" xlink:type="simple">pmuni0189.html</text:a></text:p>
          </table:table-cell>
        </table:table-row>
        <table:table-row table:style-name="ro8">
          <table:table-cell office:value-type="float" office:value="190" calcext:value-type="float">
            <text:p>190</text:p>
          </table:table-cell>
          <table:table-cell office:value-type="string" calcext:value-type="string">
            <text:p>சேக்கிழார் பிள்ளைத்தமிழ்</text:p>
          </table:table-cell>
          <table:table-cell office:value-type="string" calcext:value-type="string">
            <text:p>தி. மீனாட்சிசுந்தரம் பிள்ளை 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190.html" xlink:type="simple">pmuni0190.html</text:a></text:p>
          </table:table-cell>
        </table:table-row>
        <table:table-row table:style-name="ro12">
          <table:table-cell office:value-type="float" office:value="191" calcext:value-type="float">
            <text:p>191</text:p>
          </table:table-cell>
          <table:table-cell office:value-type="string" calcext:value-type="string">
            <text:p>திருப்புகழ் /பாகம் 4 (பாடல்கள் 10011-1326)</text:p>
          </table:table-cell>
          <table:table-cell office:value-type="string" calcext:value-type="string">
            <text:p>அருணகிரிநாத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91.html" xlink:type="simple">pmuni0191.html</text:a></text:p>
          </table:table-cell>
        </table:table-row>
        <table:table-row table:style-name="ro18">
          <table:table-cell office:value-type="float" office:value="192" calcext:value-type="float">
            <text:p>192</text:p>
          </table:table-cell>
          <table:table-cell office:value-type="string" calcext:value-type="string">
            <text:p>தேவாரம் - ஆறாம் திருமுறை - பாகம் 1 (பாடல்கள் 1-508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92.html" xlink:type="simple">pmuni0192.html</text:a></text:p>
          </table:table-cell>
        </table:table-row>
        <table:table-row table:style-name="ro6">
          <table:table-cell office:value-type="float" office:value="193" calcext:value-type="float">
            <text:p>193</text:p>
          </table:table-cell>
          <table:table-cell office:value-type="string" calcext:value-type="string">
            <text:p>சிவகாமியின் சபதம் /பாகம் 1 /பூகம்பம்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193.html" xlink:type="simple">pmuni0193.html</text:a></text:p>
          </table:table-cell>
        </table:table-row>
        <table:table-row table:style-name="ro13">
          <table:table-cell office:value-type="float" office:value="194" calcext:value-type="float">
            <text:p>194</text:p>
          </table:table-cell>
          <table:table-cell office:value-type="string" calcext:value-type="string">
            <text:p>சிவகாமியின் சபதம் /பாகம் 2 /காஞ்சி முற்றுகை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194.html" xlink:type="simple">pmuni0194.html</text:a></text:p>
          </table:table-cell>
        </table:table-row>
        <table:table-row table:style-name="ro13">
          <table:table-cell office:value-type="float" office:value="195" calcext:value-type="float">
            <text:p>195</text:p>
          </table:table-cell>
          <table:table-cell office:value-type="string" calcext:value-type="string">
            <text:p>சிவகாமியின் சபதம் /பாகம் 3 /பிக்ஷுவின் காதல்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195.html" xlink:type="simple">pmuni0195.html</text:a></text:p>
          </table:table-cell>
        </table:table-row>
        <table:table-row table:style-name="ro18">
          <table:table-cell office:value-type="float" office:value="196" calcext:value-type="float">
            <text:p>196</text:p>
          </table:table-cell>
          <table:table-cell office:value-type="string" calcext:value-type="string">
            <text:p>தேவாரம் -ஆறாம் திருமுறை, பாகம் 2 (பாடல்கள் 509-981)</text:p>
          </table:table-cell>
          <table:table-cell office:value-type="string" calcext:value-type="string">
            <text:p>திருநாவுக்கரச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196.html" xlink:type="simple">pmuni0196.html</text:a></text:p>
          </table:table-cell>
        </table:table-row>
        <table:table-row table:style-name="ro9">
          <table:table-cell office:value-type="float" office:value="197" calcext:value-type="float">
            <text:p>197</text:p>
          </table:table-cell>
          <table:table-cell office:value-type="string" calcext:value-type="string">
            <text:p>காசிக் கலம்பகம்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197_01.html" xlink:type="simple">pmuni0197_01.html</text:a></text:p>
            <text:p><text:a xlink:href="http://www.projectmadurai.org/pm_etexts/utf8/pmuni0197_02.html" xlink:type="simple">pmuni0197_02.html</text:a></text:p>
            <text:p><text:a xlink:href="http://www.projectmadurai.org/pm_etexts/utf8/pmuni0197_03.html" xlink:type="simple">pmuni0197_03.html</text:a></text:p>
          </table:table-cell>
        </table:table-row>
        <table:table-row table:style-name="ro9">
          <table:table-cell office:value-type="float" office:value="197" calcext:value-type="float">
            <text:p>197</text:p>
          </table:table-cell>
          <table:table-cell office:value-type="string" calcext:value-type="string">
            <text:p>சிதம்பரச் செய்யுட்கோவ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197_01.html" xlink:type="simple">pmuni0197_01.html</text:a></text:p>
            <text:p><text:a xlink:href="http://www.projectmadurai.org/pm_etexts/utf8/pmuni0197_02.html" xlink:type="simple">pmuni0197_02.html</text:a></text:p>
            <text:p><text:a xlink:href="http://www.projectmadurai.org/pm_etexts/utf8/pmuni0197_03.html" xlink:type="simple">pmuni0197_03.html</text:a></text:p>
          </table:table-cell>
        </table:table-row>
        <table:table-row table:style-name="ro9">
          <table:table-cell office:value-type="float" office:value="197" calcext:value-type="float">
            <text:p>197</text:p>
          </table:table-cell>
          <table:table-cell office:value-type="string" calcext:value-type="string">
            <text:p>பண்டார மும்மணிக்கோவை</text:p>
          </table:table-cell>
          <table:table-cell office:value-type="string" calcext:value-type="string">
            <text:p>குமரகுருபர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197_01.html" xlink:type="simple">pmuni0197_01.html</text:a></text:p>
            <text:p><text:a xlink:href="http://www.projectmadurai.org/pm_etexts/utf8/pmuni0197_02.html" xlink:type="simple">pmuni0197_02.html</text:a></text:p>
            <text:p><text:a xlink:href="http://www.projectmadurai.org/pm_etexts/utf8/pmuni0197_03.html" xlink:type="simple">pmuni0197_03.html</text:a></text:p>
          </table:table-cell>
        </table:table-row>
        <table:table-row table:style-name="ro5">
          <table:table-cell office:value-type="float" office:value="198" calcext:value-type="float">
            <text:p>198</text:p>
          </table:table-cell>
          <table:table-cell office:value-type="string" calcext:value-type="string">
            <text:p>சிறுகதைகள் -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198.html" xlink:type="simple">pmuni0198.html</text:a></text:p>
          </table:table-cell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சிறுகதைகள் -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199.html" xlink:type="simple">pmuni0199.html</text:a></text:p>
          </table:table-cell>
        </table:table-row>
        <table:table-row table:style-name="ro19">
          <table:table-cell office:value-type="float" office:value="200" calcext:value-type="float">
            <text:p>200</text:p>
          </table:table-cell>
          <table:table-cell office:value-type="string" calcext:value-type="string">
            <text:p>வினா வெண்பா, கொடிக்கவி, நெஞ்சு விடு தூது, சிவப்பிரகாசம்</text:p>
          </table:table-cell>
          <table:table-cell office:value-type="string" calcext:value-type="string">
            <text:p>ஸ்ரீ ஈசான்ய ஞான தேசிகர் மீது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200.html" xlink:type="simple">pmuni0200.html</text:a></text:p>
          </table:table-cell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string" calcext:value-type="string">
            <text:p>சிவகாமியின் சபதம் /பாகம் 4 /சிதைந்த கனவு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01.html" xlink:type="simple">pmuni0201.html</text:a></text:p>
          </table:table-cell>
        </table:table-row>
        <table:table-row table:style-name="ro10">
          <table:table-cell office:value-type="float" office:value="202" calcext:value-type="float">
            <text:p>202</text:p>
          </table:table-cell>
          <table:table-cell office:value-type="string" calcext:value-type="string">
            <text:p>கவிச்சக்ரவர்த்தி கம்பர்</text:p>
          </table:table-cell>
          <table:table-cell office:value-type="string" calcext:value-type="string">
            <text:p>இராகவ ஐயங்கார்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202.html" xlink:type="simple">pmuni0202.html</text:a></text:p>
          </table:table-cell>
        </table:table-row>
        <table:table-row table:style-name="ro6">
          <table:table-cell office:value-type="float" office:value="203" calcext:value-type="float">
            <text:p>203</text:p>
          </table:table-cell>
          <table:table-cell office:value-type="string" calcext:value-type="string">
            <text:p>சீறாப்புராணம் காண்டம்-3 பாகம்-2</text:p>
          </table:table-cell>
          <table:table-cell office:value-type="string" calcext:value-type="string">
            <text:p>உமறுப் புலவ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03.html" xlink:type="simple">pmuni0203.html</text:a></text:p>
          </table:table-cell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சிறுகதைகள் - தொகுப்பு - 3</text:p>
          </table:table-cell>
          <table:table-cell office:value-type="string" calcext:value-type="string">
            <text:p>ஜெயகாந்த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204.html" xlink:type="simple">pmuni0204.html</text:a></text:p>
          </table:table-cell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string" calcext:value-type="string">
            <text:p>அலை ஓசை /பாகம் 1 (பூகம்பம்)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05.html" xlink:type="simple">pmuni0205.html</text:a>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அலை ஓசை /பாகம் 2 (புயல்)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06.html" xlink:type="simple">pmuni0206.html</text:a></text:p>
          </table:table-cell>
        </table:table-row>
        <table:table-row table:style-name="ro18">
          <table:table-cell office:value-type="float" office:value="207" calcext:value-type="float">
            <text:p>207</text:p>
          </table:table-cell>
          <table:table-cell office:value-type="string" calcext:value-type="string">
            <text:p>தேவாரம் - ஏழாம் திருமுறை - பகுதி 1 (பாடல்கள் 1-517)</text:p>
          </table:table-cell>
          <table:table-cell office:value-type="string" calcext:value-type="string">
            <text:p>சுந்தரமூர்த்தி சுவாம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07.html" xlink:type="simple">pmuni0207.html</text:a></text:p>
          </table:table-cell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string" calcext:value-type="string">
            <text:p>அலை ஓசை /பாகம் 3 (புயல்)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08.html" xlink:type="simple">pmuni0208.html</text:a></text:p>
          </table:table-cell>
        </table:table-row>
        <table:table-row table:style-name="ro8">
          <table:table-cell office:value-type="float" office:value="209" calcext:value-type="float">
            <text:p>209</text:p>
          </table:table-cell>
          <table:table-cell office:value-type="string" calcext:value-type="string">
            <text:p>திருத்தொண்டர் புராணம் /சருக்கம் 1, 2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09.html" xlink:type="simple">pmuni0209.html</text:a></text:p>
          </table:table-cell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பெரிய புராணம் - காண்டம் 1, சருக்கம் 1, 2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09.html" xlink:type="simple">pmuni0209.html</text:a></text:p>
          </table:table-cell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string" calcext:value-type="string">
            <text:p>அலை ஓசை /பாகம் 4 (புயல்)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10.html" xlink:type="simple">pmuni0210.html</text:a></text:p>
          </table:table-cell>
        </table:table-row>
        <table:table-row table:style-name="ro18">
          <table:table-cell office:value-type="float" office:value="211" calcext:value-type="float">
            <text:p>211</text:p>
          </table:table-cell>
          <table:table-cell office:value-type="string" calcext:value-type="string">
            <text:p>தேவாரம் - ஏழாம் திருமுறை - பகுதி 2 (பாடல்கள் 518-1026)</text:p>
          </table:table-cell>
          <table:table-cell office:value-type="string" calcext:value-type="string">
            <text:p>சுந்தரமூர்த்தி சுவாம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1.html" xlink:type="simple">pmuni0211.html</text:a></text:p>
          </table:table-cell>
        </table:table-row>
        <table:table-row table:style-name="ro23">
          <table:table-cell office:value-type="float" office:value="212" calcext:value-type="float">
            <text:p>212</text:p>
          </table:table-cell>
          <table:table-cell office:value-type="string" calcext:value-type="string">
            <text:p>சித்தர் பாடல்கள் தொகுப்பு 4</text:p>
          </table:table-cell>
          <table:table-cell office:value-type="string" calcext:value-type="string">
            <text:p>அகப்பேய் சித்தர், இடைக்காட்டுச் சித்தர்,கொங்கணச் சித்த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212.html" xlink:type="simple">pmuni0212.html</text:a>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திருமுறைகண்ட புராணம்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3.html" xlink:type="simple">pmuni0213.html</text:a></text:p>
          </table:table-cell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string" calcext:value-type="string">
            <text:p>பார்த்திபன் கனவு /பாகம் - 1-2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14.html" xlink:type="simple">pmuni0214.html</text:a></text:p>
          </table:table-cell>
        </table:table-row>
        <table:table-row table:style-name="ro8">
          <table:table-cell office:value-type="float" office:value="215" calcext:value-type="float">
            <text:p>215</text:p>
          </table:table-cell>
          <table:table-cell office:value-type="string" calcext:value-type="string">
            <text:p>திருத்தொண்டர் புராணம் /சருக்கம் 3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5.html" xlink:type="simple">pmuni0215.html</text:a></text:p>
          </table:table-cell>
        </table:table-row>
        <table:table-row table:style-name="ro6">
          <table:table-cell office:value-type="float" office:value="215" calcext:value-type="float">
            <text:p>215</text:p>
          </table:table-cell>
          <table:table-cell office:value-type="string" calcext:value-type="string">
            <text:p>பெரிய புராணம் - காண்டம் 1, சருக்கம் 3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5.html" xlink:type="simple">pmuni0215.html</text:a></text:p>
          </table:table-cell>
        </table:table-row>
        <table:table-row table:style-name="ro14">
          <table:table-cell office:value-type="float" office:value="216" calcext:value-type="float">
            <text:p>216</text:p>
          </table:table-cell>
          <table:table-cell office:value-type="string" calcext:value-type="string">
            <text:p>திருத்தொண்டர் புராண வரலாறு (சேக்கிழார் சுவாமிகள் புராணம்)</text:p>
          </table:table-cell>
          <table:table-cell office:value-type="string" calcext:value-type="string">
            <text:p>உமாபதி சிவம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6.html" xlink:type="simple">pmuni0216.html</text:a>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பிரதாப முதலியார் சரித்திரம்</text:p>
          </table:table-cell>
          <table:table-cell office:value-type="string" calcext:value-type="string">
            <text:p>மயூரம் வேதநாயகம் பிள்ளை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217.html" xlink:type="simple">pmuni0217.html</text:a></text:p>
          </table:table-cell>
        </table:table-row>
        <table:table-row table:style-name="ro8">
          <table:table-cell office:value-type="float" office:value="218" calcext:value-type="float">
            <text:p>218</text:p>
          </table:table-cell>
          <table:table-cell office:value-type="string" calcext:value-type="string">
            <text:p>திருத்தொண்டர் புராணம் /சருக்கம் 4, 5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8.html" xlink:type="simple">pmuni0218.html</text:a></text:p>
          </table:table-cell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string" calcext:value-type="string">
            <text:p>பெரிய புராணம் - காண்டம் 1, சருக்கம் 4, 5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18.html" xlink:type="simple">pmuni0218.html</text:a></text:p>
          </table:table-cell>
        </table:table-row>
        <table:table-row table:style-name="ro7">
          <table:table-cell office:value-type="float" office:value="219" calcext:value-type="float">
            <text:p>219</text:p>
          </table:table-cell>
          <table:table-cell office:value-type="string" calcext:value-type="string">
            <text:p>பழமொழி விளக்கம் /தண்டலையார் சதகம்</text:p>
          </table:table-cell>
          <table:table-cell office:value-type="string" calcext:value-type="string">
            <text:p>படிக்காசுப் புலவ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219.html" xlink:type="simple">pmuni0219.html</text:a>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காளமேகப் புலவர் பாடல்கள்</text:p>
          </table:table-cell>
          <table:table-cell office:value-type="string" calcext:value-type="string">
            <text:p>காளமேகம்</text:p>
          </table:table-cell>
          <table:table-cell office:value-type="string" calcext:value-type="string">
            <text:p>பாடல்கள்</text:p>
          </table:table-cell>
          <table:table-cell office:value-type="string" calcext:value-type="string">
            <text:p><text:a xlink:href="http://www.projectmadurai.org/pm_etexts/utf8/pmuni0220.html" xlink:type="simple">pmuni0220.html</text:a></text:p>
          </table:table-cell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கலித்தொகை</text:p>
          </table:table-cell>
          <table:table-cell table:style-name="ce2"/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221.html" xlink:type="simple">pmuni0221.html</text:a></text:p>
          </table:table-cell>
        </table:table-row>
        <table:table-row table:style-name="ro17">
          <table:table-cell office:value-type="float" office:value="222" calcext:value-type="float">
            <text:p>222</text:p>
          </table:table-cell>
          <table:table-cell office:value-type="string" calcext:value-type="string">
            <text:p>திருவாசகம் (ஆங்கில மொழிபெயர்ப்பு) - பாகம் 2 (tiruvAcagam or Sacred Utterances - part 2)</text:p>
          </table:table-cell>
          <table:table-cell office:value-type="string" calcext:value-type="string">
            <text:p>ஜி.யூ. போப் (G.U.Pope / mAnikkavACagar)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22.html" xlink:type="simple">pmuni0222.html</text:a></text:p>
          </table:table-cell>
        </table:table-row>
        <table:table-row table:style-name="ro6">
          <table:table-cell office:value-type="float" office:value="223" calcext:value-type="float">
            <text:p>223</text:p>
          </table:table-cell>
          <table:table-cell office:value-type="string" calcext:value-type="string">
            <text:p>பார்த்திபன் கனவு /பாகம் - 3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23_01.html" xlink:type="simple">pmuni0223_01.html</text:a></text:p>
            <text:p><text:a xlink:href="http://www.projectmadurai.org/pm_etexts/utf8/pmuni0223_02.html" xlink:type="simple">pmuni0223_02.html</text:a></text:p>
          </table:table-cell>
        </table:table-row>
        <table:table-row table:style-name="ro12">
          <table:table-cell office:value-type="float" office:value="224" calcext:value-type="float">
            <text:p>224</text:p>
          </table:table-cell>
          <table:table-cell office:value-type="string" calcext:value-type="string">
            <text:p>பெரிய புராணம் - காண்டம் 2, சருக்கம் 6, பகுதி 1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24.html" xlink:type="simple">pmuni0224.html</text:a></text:p>
          </table:table-cell>
        </table:table-row>
        <table:table-row table:style-name="ro12">
          <table:table-cell office:value-type="float" office:value="225" calcext:value-type="float">
            <text:p>225</text:p>
          </table:table-cell>
          <table:table-cell office:value-type="string" calcext:value-type="string">
            <text:p>பெரிய புராணம் - காண்டம் 2, சருக்கம் 6, பகுதி 2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25.html" xlink:type="simple">pmuni0225.html</text:a></text:p>
          </table:table-cell>
        </table:table-row>
        <table:table-row table:style-name="ro12">
          <table:table-cell office:value-type="float" office:value="226" calcext:value-type="float">
            <text:p>226</text:p>
          </table:table-cell>
          <table:table-cell office:value-type="string" calcext:value-type="string">
            <text:p>பெரிய புராணம் - காண்டம் 2, சருக்கம் 6, பகுதி 3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26.html" xlink:type="simple">pmuni0226.html</text:a></text:p>
          </table:table-cell>
        </table:table-row>
        <table:table-row table:style-name="ro12">
          <table:table-cell office:value-type="float" office:value="227" calcext:value-type="float">
            <text:p>227</text:p>
          </table:table-cell>
          <table:table-cell office:value-type="string" calcext:value-type="string">
            <text:p>பெரிய புராணம் - காண்டம் 2, சருக்கம் 6, பகுதி 4</text:p>
          </table:table-cell>
          <table:table-cell office:value-type="string" calcext:value-type="string">
            <text:p>சேக்கிழார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227.html" xlink:type="simple">pmuni0227.html</text:a>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சோலைமலை இளவரசி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228.html" xlink:type="simple">pmuni0228.html</text:a>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அகநானுறு</text:p>
          </table:table-cell>
          <table:table-cell table:style-name="ce2"/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229.html" xlink:type="simple">pmuni0229.html</text:a></text:p>
          </table:table-cell>
        </table:table-row>
        <table:table-row table:style-name="ro10">
          <table:table-cell office:value-type="float" office:value="230" calcext:value-type="float">
            <text:p>230</text:p>
          </table:table-cell>
          <table:table-cell office:value-type="string" calcext:value-type="string">
            <text:p>இரங்கேச வெண்பா</text:p>
          </table:table-cell>
          <table:table-cell table:style-name="ce2"/>
          <table:table-cell office:value-type="string" calcext:value-type="string">
            <text:p>பிரபந்தம் - வெண்பா</text:p>
          </table:table-cell>
          <table:table-cell office:value-type="string" calcext:value-type="string">
            <text:p><text:a xlink:href="http://www.projectmadurai.org/pm_etexts/utf8/pmuni0230.html" xlink:type="simple">pmuni0230.html</text:a></text:p>
          </table:table-cell>
        </table:table-row>
        <table:table-row table:style-name="ro6">
          <table:table-cell office:value-type="float" office:value="231" calcext:value-type="float">
            <text:p>231</text:p>
          </table:table-cell>
          <table:table-cell office:value-type="string" calcext:value-type="string">
            <text:p>விநாயகர் அகவல்</text:p>
          </table:table-cell>
          <table:table-cell office:value-type="string" calcext:value-type="string">
            <text:p>ஔவையார், பு.பா.இரசபதி உரையுடன்</text:p>
          </table:table-cell>
          <table:table-cell office:value-type="string" calcext:value-type="string">
            <text:p>பிரபந்தம் - அகவல்</text:p>
          </table:table-cell>
          <table:table-cell office:value-type="string" calcext:value-type="string">
            <text:p><text:a xlink:href="http://www.projectmadurai.org/pm_etexts/utf8/pmuni0231.html" xlink:type="simple">pmuni0231.html</text:a></text:p>
          </table:table-cell>
        </table:table-row>
        <table:table-row table:style-name="ro8">
          <table:table-cell office:value-type="float" office:value="232" calcext:value-type="float">
            <text:p>232</text:p>
          </table:table-cell>
          <table:table-cell office:value-type="string" calcext:value-type="string">
            <text:p>காந்திமதியம்மை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232.html" xlink:type="simple">pmuni0232.html</text:a></text:p>
          </table:table-cell>
        </table:table-row>
        <table:table-row table:style-name="ro8">
          <table:table-cell office:value-type="float" office:value="233" calcext:value-type="float">
            <text:p>233</text:p>
          </table:table-cell>
          <table:table-cell office:value-type="string" calcext:value-type="string">
            <text:p>ஸ்ரீமங்களாம்பிகை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233.html" xlink:type="simple">pmuni0233.html</text:a></text:p>
          </table:table-cell>
        </table:table-row>
        <table:table-row table:style-name="ro8">
          <table:table-cell office:value-type="float" office:value="234" calcext:value-type="float">
            <text:p>234</text:p>
          </table:table-cell>
          <table:table-cell office:value-type="string" calcext:value-type="string">
            <text:p>பெருந்திருப்பிராட்டியா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234.html" xlink:type="simple">pmuni0234.html</text:a></text:p>
          </table:table-cell>
        </table:table-row>
        <table:table-row table:style-name="ro8">
          <table:table-cell office:value-type="float" office:value="235" calcext:value-type="float">
            <text:p>235</text:p>
          </table:table-cell>
          <table:table-cell office:value-type="string" calcext:value-type="string">
            <text:p>திருவிடைக்கழிமுருக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235.html" xlink:type="simple">pmuni0235.html</text:a></text:p>
          </table:table-cell>
        </table:table-row>
        <table:table-row table:style-name="ro24">
          <table:table-cell office:value-type="float" office:value="236" calcext:value-type="float">
            <text:p>236</text:p>
          </table:table-cell>
          <table:table-cell office:value-type="string" calcext:value-type="string">
            <text:p>பிரபந்தத்திரட்டு - பகுதி 10 - ஸ்ரீ அம்பலவாணதேசிகர் பிள்ளைத்தமிழ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236.html" xlink:type="simple">pmuni0236.html</text:a></text:p>
          </table:table-cell>
        </table:table-row>
        <table:table-row table:style-name="ro8">
          <table:table-cell office:value-type="float" office:value="237" calcext:value-type="float">
            <text:p>237</text:p>
          </table:table-cell>
          <table:table-cell office:value-type="string" calcext:value-type="string">
            <text:p>வாட்போக்கிக் கலம்பகம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237.html" xlink:type="simple">pmuni0237.html</text:a></text:p>
          </table:table-cell>
        </table:table-row>
        <table:table-row table:style-name="ro15">
          <table:table-cell office:value-type="float" office:value="238" calcext:value-type="float">
            <text:p>238</text:p>
          </table:table-cell>
          <table:table-cell office:value-type="string" calcext:value-type="string">
            <text:p>திருவாவடுதுரை ஆதீனத்துக் குருபரம்பரையகவல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கவல்</text:p>
          </table:table-cell>
          <table:table-cell office:value-type="string" calcext:value-type="string">
            <text:p><text:a xlink:href="http://www.projectmadurai.org/pm_etexts/utf8/pmuni0238.html" xlink:type="simple">pmuni0238.html</text:a></text:p>
          </table:table-cell>
        </table:table-row>
        <table:table-row table:style-name="ro25">
          <table:table-cell office:value-type="float" office:value="239" calcext:value-type="float">
            <text:p>239</text:p>
          </table:table-cell>
          <table:table-cell office:value-type="string" calcext:value-type="string">
            <text:p>கந்த புராணம் - பகுதி 1 /பாயிரம் - உற்பத்திக் காண்டம்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39.html" xlink:type="simple">pmuni0239.html</text:a></text:p>
          </table:table-cell>
        </table:table-row>
        <table:table-row table:style-name="ro24">
          <table:table-cell office:value-type="float" office:value="240" calcext:value-type="float">
            <text:p>240</text:p>
          </table:table-cell>
          <table:table-cell office:value-type="string" calcext:value-type="string">
            <text:p>பிரபந்தத்திரட்டு - பகுதி 11 - ஸ்ரீ அம்பலவாணதேசிகர் கலம்பகம்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240.html" xlink:type="simple">pmuni0240.html</text:a></text:p>
          </table:table-cell>
        </table:table-row>
        <table:table-row table:style-name="ro12">
          <table:table-cell office:value-type="float" office:value="241" calcext:value-type="float">
            <text:p>241</text:p>
          </table:table-cell>
          <table:table-cell office:value-type="string" calcext:value-type="string">
            <text:p>கந்த புராணம் - பகுதி 2 /உற்பத்திக் காண்டம்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41.html" xlink:type="simple">pmuni0241.html</text:a></text:p>
          </table:table-cell>
        </table:table-row>
        <table:table-row table:style-name="ro14">
          <table:table-cell office:value-type="float" office:value="242" calcext:value-type="float">
            <text:p>242</text:p>
          </table:table-cell>
          <table:table-cell office:value-type="string" calcext:value-type="string">
            <text:p>விவிலியம் /பழைய ஏற்பாடு /புத்தகம் 1 - தொடக்கநூல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42_01.html" xlink:type="simple">pmuni0242_01.html</text:a></text:p>
            <text:p><text:a xlink:href="http://www.projectmadurai.org/pm_etexts/utf8/pmuni0242_02.html" xlink:type="simple">pmuni0242_02.html</text:a></text:p>
            <text:p><text:a xlink:href="http://www.projectmadurai.org/pm_etexts/utf8/pmuni0242_03.html" xlink:type="simple">pmuni0242_03.html</text:a></text:p>
          </table:table-cell>
        </table:table-row>
        <table:table-row table:style-name="ro23">
          <table:table-cell office:value-type="float" office:value="242" calcext:value-type="float">
            <text:p>242</text:p>
          </table:table-cell>
          <table:table-cell office:value-type="string" calcext:value-type="string">
            <text:p>விவிலியம் /பழைய ஏற்பாடு /புத்தகம் 2 - விடுதலைப் பயணம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42_01.html" xlink:type="simple">pmuni0242_01.html</text:a></text:p>
            <text:p><text:a xlink:href="http://www.projectmadurai.org/pm_etexts/utf8/pmuni0242_02.html" xlink:type="simple">pmuni0242_02.html</text:a></text:p>
            <text:p><text:a xlink:href="http://www.projectmadurai.org/pm_etexts/utf8/pmuni0242_03.html" xlink:type="simple">pmuni0242_03.html</text:a></text:p>
          </table:table-cell>
        </table:table-row>
        <table:table-row table:style-name="ro14">
          <table:table-cell office:value-type="float" office:value="242" calcext:value-type="float">
            <text:p>242</text:p>
          </table:table-cell>
          <table:table-cell office:value-type="string" calcext:value-type="string">
            <text:p>விவிலியம் /பழைய ஏற்பாடு /புத்தகம் 3 - லேவியர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42_01.html" xlink:type="simple">pmuni0242_01.html</text:a></text:p>
            <text:p><text:a xlink:href="http://www.projectmadurai.org/pm_etexts/utf8/pmuni0242_02.html" xlink:type="simple">pmuni0242_02.html</text:a></text:p>
            <text:p><text:a xlink:href="http://www.projectmadurai.org/pm_etexts/utf8/pmuni0242_03.html" xlink:type="simple">pmuni0242_03.html</text:a></text:p>
          </table:table-cell>
        </table:table-row>
        <table:table-row table:style-name="ro8">
          <table:table-cell office:value-type="float" office:value="243" calcext:value-type="float">
            <text:p>243</text:p>
          </table:table-cell>
          <table:table-cell office:value-type="string" calcext:value-type="string">
            <text:p>திருவிடைமருதூர் உலா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243.html" xlink:type="simple">pmuni0243.html</text:a>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கல்லாடம்</text:p>
          </table:table-cell>
          <table:table-cell office:value-type="string" calcext:value-type="string">
            <text:p>கல்லாட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244.html" xlink:type="simple">pmuni0244.html</text:a>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விநாயகர் நான்மணிமாலை</text:p>
          </table:table-cell>
          <table:table-cell office:value-type="string" calcext:value-type="string">
            <text:p>சி. சுப்ரமணிய பாரதியார் 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245.html" xlink:type="simple">pmuni0245.html</text:a></text:p>
          </table:table-cell>
        </table:table-row>
        <table:table-row table:style-name="ro26">
          <table:table-cell office:value-type="float" office:value="246" calcext:value-type="float">
            <text:p>246</text:p>
          </table:table-cell>
          <table:table-cell office:value-type="string" calcext:value-type="string">
            <text:p>விவிலியம் /பழைய ஏற்பாடு /புத்தகம் 4 (எண்ணிக்கை), 5 (இணைச் சட்டம்), 6. (யோசுவா), 7 (நீதித்தலைவர்கள்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46_01.html" xlink:type="simple">pmuni0246_01.html</text:a></text:p>
            <text:p><text:a xlink:href="http://www.projectmadurai.org/pm_etexts/utf8/pmuni0246_02.html" xlink:type="simple">pmuni0246_02.html</text:a></text:p>
            <text:p><text:a xlink:href="http://www.projectmadurai.org/pm_etexts/utf8/pmuni0246_03.html" xlink:type="simple">pmuni0246_03.html</text:a></text:p>
            <text:p><text:a xlink:href="http://www.projectmadurai.org/pm_etexts/utf8/pmuni0246_04.html" xlink:type="simple">pmuni0246_04.html</text:a></text:p>
          </table:table-cell>
        </table:table-row>
        <table:table-row table:style-name="ro15">
          <table:table-cell office:value-type="float" office:value="247" calcext:value-type="float">
            <text:p>247</text:p>
          </table:table-cell>
          <table:table-cell office:value-type="string" calcext:value-type="string">
            <text:p>நல்லிசைப் புலமை மெல்லியலார்கள்</text:p>
          </table:table-cell>
          <table:table-cell office:value-type="string" calcext:value-type="string">
            <text:p>இராகவ ஐயங்கார்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247.html" xlink:type="simple">pmuni0247.html</text:a></text:p>
          </table:table-cell>
        </table:table-row>
        <table:table-row table:style-name="ro27">
          <table:table-cell office:value-type="float" office:value="248" calcext:value-type="float">
            <text:p>248</text:p>
          </table:table-cell>
          <table:table-cell office:value-type="string" calcext:value-type="string">
            <text:p>விவிலியம் /பழைய ஏற்பாடு /8 (ரூத்து), 9 (சாமுவேல் - முதல் நூல்), 10 (சாமுவேல் - இரண்டாம் நூல்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48_01.html" xlink:type="simple">pmuni0248_01.html</text:a></text:p>
            <text:p><text:a xlink:href="http://www.projectmadurai.org/pm_etexts/utf8/pmuni0248_02.html" xlink:type="simple">pmuni0248_02.html</text:a></text:p>
            <text:p><text:a xlink:href="http://www.projectmadurai.org/pm_etexts/utf8/pmuni0248_03.html" xlink:type="simple">pmuni0248_03.html</text:a></text:p>
          </table:table-cell>
        </table:table-row>
        <table:table-row table:style-name="ro28">
          <table:table-cell office:value-type="float" office:value="249" calcext:value-type="float">
            <text:p>249</text:p>
          </table:table-cell>
          <table:table-cell office:value-type="string" calcext:value-type="string">
            <text:p>கந்த புராணம் - பகுதி 3 /உற்பத்திக் காண்டம் (1329- 1783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49.html" xlink:type="simple">pmuni0249.html</text:a></text:p>
          </table:table-cell>
        </table:table-row>
        <table:table-row table:style-name="ro13">
          <table:table-cell office:value-type="float" office:value="250" calcext:value-type="float">
            <text:p>250</text:p>
          </table:table-cell>
          <table:table-cell office:value-type="string" calcext:value-type="string">
            <text:p>பிரபந்தத்திரட்டு - பகுதி 13 /சீகாழிக் கோவை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250.html" xlink:type="simple">pmuni0250.html</text:a></text:p>
          </table:table-cell>
        </table:table-row>
        <table:table-row table:style-name="ro29">
          <table:table-cell office:value-type="float" office:value="251" calcext:value-type="float">
            <text:p>251</text:p>
          </table:table-cell>
          <table:table-cell office:value-type="string" calcext:value-type="string">
            <text:p>கந்த புராணம் - பகுதி 4 /அசுர காண்டம் (1 - 925 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 </text:p>
          </table:table-cell>
          <table:table-cell office:value-type="string" calcext:value-type="string">
            <text:p><text:a xlink:href="http://www.projectmadurai.org/pm_etexts/utf8/pmuni0251.html" xlink:type="simple">pmuni0251.html</text:a></text:p>
          </table:table-cell>
        </table:table-row>
        <table:table-row table:style-name="ro30">
          <table:table-cell office:value-type="float" office:value="252" calcext:value-type="float">
            <text:p>252</text:p>
          </table:table-cell>
          <table:table-cell office:value-type="string" calcext:value-type="string">
            <text:p>விவிலியம் /பழைய ஏற்பாடு / புத்தகம் 11 (அரசர்கள் - முதல் நூல்), 12 (அரசர்கள் - இரண்டாம் நூல்), 13 (குறிப்பேடு - முதல் நூல்), 14 (குறிப்பேடு - இரண்டாம் நூல்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52_01.html" xlink:type="simple">pmuni0252_01.html</text:a></text:p>
            <text:p><text:a xlink:href="http://www.projectmadurai.org/pm_etexts/utf8/pmuni0252_02.html" xlink:type="simple">pmuni0252_02.html</text:a></text:p>
            <text:p><text:a xlink:href="http://www.projectmadurai.org/pm_etexts/utf8/pmuni0252_03.html" xlink:type="simple">pmuni0252_03.html</text:a></text:p>
          </table:table-cell>
        </table:table-row>
        <table:table-row table:style-name="ro13">
          <table:table-cell office:value-type="float" office:value="253" calcext:value-type="float">
            <text:p>253</text:p>
          </table:table-cell>
          <table:table-cell office:value-type="string" calcext:value-type="string">
            <text:p>பிரபந்தத்திரட்டு - பகுதி 14 /திருப்பைஞ்ஞீலி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53.html" xlink:type="simple">pmuni0253.html</text:a></text:p>
          </table:table-cell>
        </table:table-row>
        <table:table-row table:style-name="ro15">
          <table:table-cell office:value-type="float" office:value="254" calcext:value-type="float">
            <text:p>254</text:p>
          </table:table-cell>
          <table:table-cell office:value-type="string" calcext:value-type="string">
            <text:p>கலைசைக்கோவை</text:p>
          </table:table-cell>
          <table:table-cell office:value-type="string" calcext:value-type="string">
            <text:p>தொட்டிக்கலை ஸ்ரீ சுப்பிரமணியமுனிவ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254.html" xlink:type="simple">pmuni0254.html</text:a></text:p>
          </table:table-cell>
        </table:table-row>
        <table:table-row table:style-name="ro13">
          <table:table-cell office:value-type="float" office:value="255" calcext:value-type="float">
            <text:p>255</text:p>
          </table:table-cell>
          <table:table-cell office:value-type="string" calcext:value-type="string">
            <text:p>சிவஞான சித்தியார் (பரபக்கம், சுபக்கம்)</text:p>
          </table:table-cell>
          <table:table-cell office:value-type="string" calcext:value-type="string">
            <text:p>அருணந்தி சிவாச்சாரியார்</text:p>
          </table:table-cell>
          <table:table-cell office:value-type="string" calcext:value-type="string">
            <text:p>சைவ சித்தாந்தம்</text:p>
          </table:table-cell>
          <table:table-cell office:value-type="string" calcext:value-type="string">
            <text:p><text:a xlink:href="http://www.projectmadurai.org/pm_etexts/utf8/pmuni0255.html" xlink:type="simple">pmuni0255.html</text:a></text:p>
          </table:table-cell>
        </table:table-row>
        <table:table-row table:style-name="ro31">
          <table:table-cell office:value-type="float" office:value="256" calcext:value-type="float">
            <text:p>256</text:p>
          </table:table-cell>
          <table:table-cell office:value-type="string" calcext:value-type="string">
            <text:p>விவிலியம் /பழைய ஏற்பாடு / புத்தகம் 15 (எஸ்ரா), 16.(நெகேமியா), 17 (எஸ்தர்), 18 (யோபு), 19 - திருப்பாடல்கள்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56_01.html" xlink:type="simple">pmuni0256_01.html</text:a></text:p>
            <text:p><text:a xlink:href="http://www.projectmadurai.org/pm_etexts/utf8/pmuni0256_02.html" xlink:type="simple">pmuni0256_02.html</text:a></text:p>
            <text:p><text:a xlink:href="http://www.projectmadurai.org/pm_etexts/utf8/pmuni0256_03.html" xlink:type="simple">pmuni0256_03.html</text:a></text:p>
            <text:p><text:a xlink:href="http://www.projectmadurai.org/pm_etexts/utf8/pmuni0256_04.html" xlink:type="simple">pmuni0256_04.html</text:a></text:p>
            <text:p><text:a xlink:href="http://www.projectmadurai.org/pm_etexts/utf8/pmuni0256_05.html" xlink:type="simple">pmuni0256_05.html</text:a></text:p>
            <text:p><text:a xlink:href="http://www.projectmadurai.org/pm_etexts/utf8/pmuni0256_06.html" xlink:type="simple">pmuni0256_06.html</text:a>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இலக்கணச் சுருக்கம்</text:p>
          </table:table-cell>
          <table:table-cell office:value-type="string" calcext:value-type="string">
            <text:p>ஆறுமுக நாவல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257.html" xlink:type="simple">pmuni0257.html</text:a>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ஐந்திலக்கணம் தொன்னூல் விளக்கம்</text:p>
          </table:table-cell>
          <table:table-cell office:value-type="string" calcext:value-type="string">
            <text:p>வீரமாமுனிவ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258.html" xlink:type="simple">pmuni0258.html</text:a></text:p>
          </table:table-cell>
        </table:table-row>
        <table:table-row table:style-name="ro10">
          <table:table-cell office:value-type="float" office:value="259" calcext:value-type="float">
            <text:p>259</text:p>
          </table:table-cell>
          <table:table-cell office:value-type="string" calcext:value-type="string">
            <text:p>மதுரைக் கோவை</text:p>
          </table:table-cell>
          <table:table-cell office:value-type="string" calcext:value-type="string">
            <text:p>நிம்பைச் சங்கர நாரண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259.html" xlink:type="simple">pmuni0259.html</text:a></text:p>
          </table:table-cell>
        </table:table-row>
        <table:table-row table:style-name="ro10">
          <table:table-cell office:value-type="float" office:value="260" calcext:value-type="float">
            <text:p>260</text:p>
          </table:table-cell>
          <table:table-cell office:value-type="string" calcext:value-type="string">
            <text:p>அழகரந்தாதி</text:p>
          </table:table-cell>
          <table:table-cell table:style-name="ce2"/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60.html" xlink:type="simple">pmuni0260.html</text:a></text:p>
          </table:table-cell>
        </table:table-row>
        <table:table-row table:style-name="ro10">
          <table:table-cell office:value-type="float" office:value="261" calcext:value-type="float">
            <text:p>261</text:p>
          </table:table-cell>
          <table:table-cell office:value-type="string" calcext:value-type="string">
            <text:p>கபிலரகவல்</text:p>
          </table:table-cell>
          <table:table-cell office:value-type="string" calcext:value-type="string">
            <text:p>கபிலதேவர்</text:p>
          </table:table-cell>
          <table:table-cell office:value-type="string" calcext:value-type="string">
            <text:p>பிரபந்தம் - அகவல்</text:p>
          </table:table-cell>
          <table:table-cell office:value-type="string" calcext:value-type="string">
            <text:p><text:a xlink:href="http://www.projectmadurai.org/pm_etexts/utf8/pmuni0261.html" xlink:type="simple">pmuni0261.html</text:a></text:p>
          </table:table-cell>
        </table:table-row>
        <table:table-row table:style-name="ro13">
          <table:table-cell office:value-type="float" office:value="262" calcext:value-type="float">
            <text:p>262</text:p>
          </table:table-cell>
          <table:table-cell office:value-type="string" calcext:value-type="string">
            <text:p>பிரபந்தத்திரட்டு - பகுதி 15 /திருத்தில்ல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62.html" xlink:type="simple">pmuni0262.html</text:a></text:p>
          </table:table-cell>
        </table:table-row>
        <table:table-row table:style-name="ro25">
          <table:table-cell office:value-type="float" office:value="263" calcext:value-type="float">
            <text:p>263</text:p>
          </table:table-cell>
          <table:table-cell office:value-type="string" calcext:value-type="string">
            <text:p>சிந்துப்பாவியல்</text:p>
          </table:table-cell>
          <table:table-cell office:value-type="string" calcext:value-type="string">
            <text:p>இரா. திருமுருகன் (அரங்க நடராசன் உரையுடன்)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263.html" xlink:type="simple">pmuni0263.html</text:a></text:p>
          </table:table-cell>
        </table:table-row>
        <table:table-row table:style-name="ro13">
          <table:table-cell office:value-type="float" office:value="264" calcext:value-type="float">
            <text:p>264</text:p>
          </table:table-cell>
          <table:table-cell office:value-type="string" calcext:value-type="string">
            <text:p>பிரபந்தத்திரட்டு - பகுதி 16 /துறைச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64.html" xlink:type="simple">pmuni0264.html</text:a></text:p>
          </table:table-cell>
        </table:table-row>
        <table:table-row table:style-name="ro13">
          <table:table-cell office:value-type="float" office:value="265" calcext:value-type="float">
            <text:p>265</text:p>
          </table:table-cell>
          <table:table-cell office:value-type="string" calcext:value-type="string">
            <text:p>பிரபந்தத்திரட்டு - பகுதி 17 /திருக்குடந்தை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65.html" xlink:type="simple">pmuni0265.html</text:a>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சதுரகிரி அறப்பளீசுர சதகம்</text:p>
          </table:table-cell>
          <table:table-cell office:value-type="string" calcext:value-type="string">
            <text:p>அம்பலவாணக் கவிராயர்</text:p>
          </table:table-cell>
          <table:table-cell office:value-type="string" calcext:value-type="string">
            <text:p>பிரபந்தம் - சதகம்</text:p>
          </table:table-cell>
          <table:table-cell office:value-type="string" calcext:value-type="string">
            <text:p><text:a xlink:href="http://www.projectmadurai.org/pm_etexts/utf8/pmuni0266.html" xlink:type="simple">pmuni0266.html</text:a></text:p>
          </table:table-cell>
        </table:table-row>
        <table:table-row table:style-name="ro32">
          <table:table-cell office:value-type="float" office:value="267" calcext:value-type="float">
            <text:p>267</text:p>
          </table:table-cell>
          <table:table-cell office:value-type="string" calcext:value-type="string">
            <text:p>விவிலியம் /பழைய ஏற்பாடு / புத்தகம் 21 (சபை உரையாளர்), 22 (இனிமைமிகுபாடல்), 23 (எசாயா), 24 (எரேமியா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67_01.html" xlink:type="simple">pmuni0267_01.html</text:a></text:p>
            <text:p><text:a xlink:href="http://www.projectmadurai.org/pm_etexts/utf8/pmuni0267_02.html" xlink:type="simple">pmuni0267_02.html</text:a></text:p>
            <text:p><text:a xlink:href="http://www.projectmadurai.org/pm_etexts/utf8/pmuni0267_03.html" xlink:type="simple">pmuni0267_03.html</text:a></text:p>
          </table:table-cell>
        </table:table-row>
        <table:table-row table:style-name="ro29">
          <table:table-cell office:value-type="float" office:value="268" calcext:value-type="float">
            <text:p>268</text:p>
          </table:table-cell>
          <table:table-cell office:value-type="string" calcext:value-type="string">
            <text:p>கந்த புராணம் - பகுதி 5 /அசுர காண்டம் (926 - 1497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68.html" xlink:type="simple">pmuni0268.html</text:a></text:p>
          </table:table-cell>
        </table:table-row>
        <table:table-row table:style-name="ro8">
          <table:table-cell office:value-type="float" office:value="269" calcext:value-type="float">
            <text:p>269</text:p>
          </table:table-cell>
          <table:table-cell office:value-type="string" calcext:value-type="string">
            <text:p>சித்தர் பாடல்கள்: சிவவாக்கியம்</text:p>
          </table:table-cell>
          <table:table-cell office:value-type="string" calcext:value-type="string">
            <text:p>சிவவாக்கிய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269.html" xlink:type="simple">pmuni0269.html</text:a></text:p>
          </table:table-cell>
        </table:table-row>
        <table:table-row table:style-name="ro14">
          <table:table-cell office:value-type="float" office:value="270" calcext:value-type="float">
            <text:p>270</text:p>
          </table:table-cell>
          <table:table-cell office:value-type="string" calcext:value-type="string">
            <text:p>சித்தர் பாடல்கள்: ஸ்ரீ பட்டணத்துப்பிள்ளையார் பாடல்கள்-II</text:p>
          </table:table-cell>
          <table:table-cell office:value-type="string" calcext:value-type="string">
            <text:p>ஸ்ரீ பட்டணத்துப்பிள்ளையா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270.html" xlink:type="simple">pmuni0270.html</text:a></text:p>
          </table:table-cell>
        </table:table-row>
        <table:table-row table:style-name="ro33">
          <table:table-cell office:value-type="float" office:value="271" calcext:value-type="float">
            <text:p>271</text:p>
          </table:table-cell>
          <table:table-cell office:value-type="string" calcext:value-type="string">
            <text:p>விவிலியம் /பழைய ஏற்பாடு / புத்தகம் 25 (புலம்பல்), 26 (எசேக்கியேல்), 27 (தானியேல்), 28 (ஒசாயா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71_01.html" xlink:type="simple">pmuni0271_01.html</text:a></text:p>
            <text:p><text:a xlink:href="http://www.projectmadurai.org/pm_etexts/utf8/pmuni0271_02.html" xlink:type="simple">pmuni0271_02.html</text:a></text:p>
            <text:p><text:a xlink:href="http://www.projectmadurai.org/pm_etexts/utf8/pmuni0271_03.html" xlink:type="simple">pmuni0271_03.html</text:a></text:p>
            <text:p><text:a xlink:href="http://www.projectmadurai.org/pm_etexts/utf8/pmuni0271_04.html" xlink:type="simple">pmuni0271_04.html</text:a></text:p>
          </table:table-cell>
        </table:table-row>
        <table:table-row table:style-name="ro13">
          <table:table-cell office:value-type="float" office:value="272" calcext:value-type="float">
            <text:p>272</text:p>
          </table:table-cell>
          <table:table-cell office:value-type="string" calcext:value-type="string">
            <text:p>பிரபந்தத்திரட்டு - பகுதி 18 /திருவிடைமருதூர்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72.html" xlink:type="simple">pmuni0272.html</text:a></text:p>
          </table:table-cell>
        </table:table-row>
        <table:table-row table:style-name="ro29">
          <table:table-cell office:value-type="float" office:value="273" calcext:value-type="float">
            <text:p>273</text:p>
          </table:table-cell>
          <table:table-cell office:value-type="string" calcext:value-type="string">
            <text:p>கந்த புராணம் - பகுதி 6 /அசுர காண்டம் (1498 - 1929 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73.html" xlink:type="simple">pmuni0273.html</text:a></text:p>
          </table:table-cell>
        </table:table-row>
        <table:table-row table:style-name="ro14">
          <table:table-cell office:value-type="float" office:value="274" calcext:value-type="float">
            <text:p>274</text:p>
          </table:table-cell>
          <table:table-cell office:value-type="string" calcext:value-type="string">
            <text:p>பிரபந்தத்திரட்டு - பகுதி 19 /பாலைவனப்பதிற்றுப்பத்த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74.html" xlink:type="simple">pmuni0274.html</text:a></text:p>
          </table:table-cell>
        </table:table-row>
        <table:table-row table:style-name="ro34">
          <table:table-cell office:value-type="float" office:value="275" calcext:value-type="float">
            <text:p>275</text:p>
          </table:table-cell>
          <table:table-cell office:value-type="string" calcext:value-type="string">
            <text:p>பிரபந்தத்திரட்டு - பகுதி 20 /திருவூறைப்பதிற்றுப்பத்தந்தாதி, 21-திருப்பழைசைப் பதிற்றுப்பத்தந்தாதி, 22 பூவாளூர்ப்பதிற்றுப்பத்தந்தாதி; 23-மதுரைத் திருஞானசம்பந்தசுவாமிகள் பதிற்றுப்பத்த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75_01.html" xlink:type="simple">pmuni0275_01.html</text:a></text:p>
            <text:p><text:a xlink:href="http://www.projectmadurai.org/pm_etexts/utf8/pmuni0275_02.html" xlink:type="simple">pmuni0275_02.html</text:a></text:p>
            <text:p><text:a xlink:href="http://www.projectmadurai.org/pm_etexts/utf8/pmuni0275_03.html" xlink:type="simple">pmuni0275_03.html</text:a></text:p>
            <text:p><text:a xlink:href="http://www.projectmadurai.org/pm_etexts/utf8/pmuni0275_04.html" xlink:type="simple">pmuni0275_04.html</text:a></text:p>
          </table:table-cell>
        </table:table-row>
        <table:table-row table:style-name="ro35">
          <table:table-cell office:value-type="float" office:value="276" calcext:value-type="float">
            <text:p>276</text:p>
          </table:table-cell>
          <table:table-cell office:value-type="string" calcext:value-type="string">
            <text:p>சித்தர் பாடல்கள்: ஸ்ரீ பட்டணத்துப்பிள்ளையார் பாடல்கள்-III / அருட்புலம்பல் 1-4, பூரணமாலை, நெஞ்சொடுமகிழ்தல், உடற்கூற்றுவண்ணம்</text:p>
          </table:table-cell>
          <table:table-cell office:value-type="string" calcext:value-type="string">
            <text:p>ஸ்ரீ பட்டணத்துப்பிள்ளையார்</text:p>
          </table:table-cell>
          <table:table-cell office:value-type="string" calcext:value-type="string">
            <text:p>சித்தர் பாடல்கள் </text:p>
          </table:table-cell>
          <table:table-cell office:value-type="string" calcext:value-type="string">
            <text:p><text:a xlink:href="http://www.projectmadurai.org/pm_etexts/utf8/pmuni0276_01.html" xlink:type="simple">pmuni0276_01.html</text:a></text:p>
            <text:p><text:a xlink:href="http://www.projectmadurai.org/pm_etexts/utf8/pmuni0276_02.html" xlink:type="simple">pmuni0276_02.html</text:a></text:p>
          </table:table-cell>
        </table:table-row>
        <table:table-row table:style-name="ro36">
          <table:table-cell office:value-type="float" office:value="277" calcext:value-type="float">
            <text:p>277</text:p>
          </table:table-cell>
          <table:table-cell office:value-type="string" calcext:value-type="string">
            <text:p>விவிலியம் /பழைய ஏற்பாடு /புத்தகம் 29 (யோவேல்); 30 (ஆமோஸ்), 31(ஒபதியா); 32 (யோனா); 33 (மீக்கா); 34 (நாகூம்), 35 (அபகூக்கு), 36 (செப்பனியா); 37 (ஆகாய்), 38 (செக்கரியா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77.html" xlink:type="simple">pmuni0277.html</text:a></text:p>
          </table:table-cell>
        </table:table-row>
        <table:table-row table:style-name="ro37">
          <table:table-cell office:value-type="float" office:value="278" calcext:value-type="float">
            <text:p>278</text:p>
          </table:table-cell>
          <table:table-cell office:value-type="string" calcext:value-type="string">
            <text:p>பொன்னியின் செல்வன் - ஆங்கில மொழிபெயர்ப்பு (Ponniyan Selvan - Part 1, 2)</text:p>
          </table:table-cell>
          <table:table-cell office:value-type="string" calcext:value-type="string">
            <text:p>கல்கி கிருஷ்ணமூர்த்தி - இந்திரா நீலமேகம் (Kalki Krishnamurthy - Indra Neelameggham)</text:p>
          </table:table-cell>
          <table:table-cell office:value-type="string" calcext:value-type="string">
            <text:p>நாவல், மொழிபெயர்ப்பு</text:p>
          </table:table-cell>
          <table:table-cell office:value-type="string" calcext:value-type="string">
            <text:p><text:a xlink:href="http://www.projectmadurai.org/pm_etexts/utf8/pmuni0278_01.html" xlink:type="simple">pmuni0278_01.html</text:a></text:p>
            <text:p><text:a xlink:href="http://www.projectmadurai.org/pm_etexts/utf8/pmuni0278_02.html" xlink:type="simple">pmuni0278_02.html</text:a></text:p>
            <text:p><text:a xlink:href="http://www.projectmadurai.org/pm_etexts/utf8/pmuni0278_03.html" xlink:type="simple">pmuni0278_03.html</text:a></text:p>
            <text:p><text:a xlink:href="http://www.projectmadurai.org/pm_etexts/utf8/pmuni0278_04.html" xlink:type="simple">pmuni0278_04.html</text:a></text:p>
          </table:table-cell>
        </table:table-row>
        <table:table-row table:style-name="ro26">
          <table:table-cell office:value-type="float" office:value="279" calcext:value-type="float">
            <text:p>279</text:p>
          </table:table-cell>
          <table:table-cell office:value-type="string" calcext:value-type="string">
            <text:p>விவிலியம் /பழைய ஏற்பாடு /புத்தகம் 39 (மலாக்கி), 40 (தோபித்து), 41 (யூதித்து), 42 (எஸ்தா(கி)), 43 (சாலமோனின் ஞானம்)</text:p>
          </table:table-cell>
          <table:table-cell office:value-type="string" calcext:value-type="string">
            <text:p>விவிலியம்</text:p>
          </table:table-cell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79.html" xlink:type="simple">pmuni0279.html</text:a></text:p>
          </table:table-cell>
        </table:table-row>
        <table:table-row table:style-name="ro28">
          <table:table-cell office:value-type="float" office:value="280" calcext:value-type="float">
            <text:p>280</text:p>
          </table:table-cell>
          <table:table-cell office:value-type="string" calcext:value-type="string">
            <text:p>மனங்குழம்பிய மாதவத்தோன் /Parnell's Hermit in Tamil Prose</text:p>
          </table:table-cell>
          <table:table-cell office:value-type="string" calcext:value-type="string">
            <text:p>இராமச்சந்திர அய்யர் (தமிழாக்கம்)</text:p>
          </table:table-cell>
          <table:table-cell office:value-type="string" calcext:value-type="string">
            <text:p>நாவல், மொழிபெயர்ப்பு</text:p>
          </table:table-cell>
          <table:table-cell office:value-type="string" calcext:value-type="string">
            <text:p><text:a xlink:href="http://www.projectmadurai.org/pm_etexts/utf8/pmuni0280.html" xlink:type="simple">pmuni0280.html</text:a></text:p>
          </table:table-cell>
        </table:table-row>
        <table:table-row table:style-name="ro38">
          <table:table-cell office:value-type="float" office:value="281" calcext:value-type="float">
            <text:p>281</text:p>
          </table:table-cell>
          <table:table-cell office:value-type="string" calcext:value-type="string">
            <text:p>தன்னுயிரைப்போல மன்னுயிரை நினை /Measure for Measure (a tale from Shakespeare) Tamil Translation</text:p>
          </table:table-cell>
          <table:table-cell office:value-type="string" calcext:value-type="string">
            <text:p>பண்டித நடேச சாஸ்திரியார் (தமிழாக்கம்)</text:p>
          </table:table-cell>
          <table:table-cell office:value-type="string" calcext:value-type="string">
            <text:p>நாவல், மொழிபெயர்ப்பு</text:p>
          </table:table-cell>
          <table:table-cell office:value-type="string" calcext:value-type="string">
            <text:p><text:a xlink:href="http://www.projectmadurai.org/pm_etexts/utf8/pmuni0281.html" xlink:type="simple">pmuni0281.html</text:a></text:p>
          </table:table-cell>
        </table:table-row>
        <table:table-row table:style-name="ro10">
          <table:table-cell office:value-type="float" office:value="282" calcext:value-type="float">
            <text:p>282</text:p>
          </table:table-cell>
          <table:table-cell office:value-type="string" calcext:value-type="string">
            <text:p>குதிரைப்பந்தய லாவணி</text:p>
          </table:table-cell>
          <table:table-cell office:value-type="string" calcext:value-type="string">
            <text:p>இரங்கசாமி தாஸன்</text:p>
          </table:table-cell>
          <table:table-cell office:value-type="string" calcext:value-type="string">
            <text:p>பிரபந்தம் -லாவணி</text:p>
          </table:table-cell>
          <table:table-cell office:value-type="string" calcext:value-type="string">
            <text:p><text:a xlink:href="http://www.projectmadurai.org/pm_etexts/utf8/pmuni0282.html" xlink:type="simple">pmuni0282.html</text:a></text:p>
          </table:table-cell>
        </table:table-row>
        <table:table-row table:style-name="ro11">
          <table:table-cell office:value-type="float" office:value="283" calcext:value-type="float">
            <text:p>283</text:p>
          </table:table-cell>
          <table:table-cell office:value-type="string" calcext:value-type="string">
            <text:p>ஹாஸ்ய மஞ்சரி பிரபந்தத்திரட்டு - பகுதி 24 (2771 – 2809) பகுதி 25 (2810-2914)</text:p>
          </table:table-cell>
          <table:table-cell office:value-type="string" calcext:value-type="string">
            <text:p>S.P.S.K.காதிறு சாகிபவர்</text:p>
          </table:table-cell>
          <table:table-cell office:value-type="string" calcext:value-type="string">
            <text:p>பிரபந்தத் திரட்டு</text:p>
          </table:table-cell>
          <table:table-cell office:value-type="string" calcext:value-type="string">
            <text:p><text:a xlink:href="http://www.projectmadurai.org/pm_etexts/utf8/pmuni0283.html" xlink:type="simple">pmuni0283.html</text:a></text:p>
          </table:table-cell>
        </table:table-row>
        <table:table-row table:style-name="ro39">
          <table:table-cell office:value-type="float" office:value="284" calcext:value-type="float">
            <text:p>284</text:p>
          </table:table-cell>
          <table:table-cell office:value-type="string" calcext:value-type="string">
            <text:p>திருஞானசம்பந்தசுவாமிகள் ஆனந்தக்களிப்பு, திருக்கற்குடிமாமலைமாலை</text:p>
          </table:table-cell>
          <table:table-cell office:value-type="string" calcext:value-type="string">
            <text:p>தி. மீனாட்சிசுந்தரம் பிள்ளை </text:p>
          </table:table-cell>
          <table:table-cell office:value-type="string" calcext:value-type="string">
            <text:p>பிரபந்தம் - மாலை, களிப்பு</text:p>
          </table:table-cell>
          <table:table-cell office:value-type="string" calcext:value-type="string">
            <text:p><text:a xlink:href="http://www.projectmadurai.org/pm_etexts/utf8/pmuni0284.html" xlink:type="simple">pmuni0284.html</text:a></text:p>
          </table:table-cell>
        </table:table-row>
        <table:table-row table:style-name="ro40">
          <table:table-cell office:value-type="float" office:value="285" calcext:value-type="float">
            <text:p>285</text:p>
          </table:table-cell>
          <table:table-cell office:value-type="string" calcext:value-type="string">
            <text:p>விவிலியம் /பழைய ஏற்பாடு - புத்தகம் 46 (தானியேல் இணைப்புகள்), 47 (மக்கபேயர் - முதல் நூல்), 48 -மக்கபேயர் - இரண்டாம் நூல்</text:p>
          </table:table-cell>
          <table:table-cell table:style-name="ce2"/>
          <table:table-cell office:value-type="string" calcext:value-type="string">
            <text:p>சமயம் – கிருத்துவம்</text:p>
          </table:table-cell>
          <table:table-cell office:value-type="string" calcext:value-type="string">
            <text:p><text:a xlink:href="http://www.projectmadurai.org/pm_etexts/utf8/pmuni0285.html" xlink:type="simple">pmuni0285.html</text:a></text:p>
          </table:table-cell>
        </table:table-row>
        <table:table-row table:style-name="ro18">
          <table:table-cell office:value-type="float" office:value="286" calcext:value-type="float">
            <text:p>286</text:p>
          </table:table-cell>
          <table:table-cell office:value-type="string" calcext:value-type="string">
            <text:p>கந்த புராணம் - பகுதி 7a /மகேந்திர காண்டம் /பாகம் 1a (1 - 639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86_01.html" xlink:type="simple">pmuni0286_01.html</text:a></text:p>
          </table:table-cell>
        </table:table-row>
        <table:table-row table:style-name="ro18">
          <table:table-cell office:value-type="float" office:value="286" calcext:value-type="float">
            <text:p>286</text:p>
          </table:table-cell>
          <table:table-cell office:value-type="string" calcext:value-type="string">
            <text:p>கந்த புராணம் - பகுதி 7b /மகேந்திர காண்டம் /பாகம் 1b (640 - 1170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86_02.html" xlink:type="simple">pmuni0286_02.html</text:a>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கோபாலகிருஷ்ண பாரதியார் பாடல்கள்</text:p>
          </table:table-cell>
          <table:table-cell office:value-type="string" calcext:value-type="string">
            <text:p>கோபாலகிருஷ்ண பாரதியார்</text:p>
          </table:table-cell>
          <table:table-cell office:value-type="string" calcext:value-type="string">
            <text:p>இசை, பாட்டு</text:p>
          </table:table-cell>
          <table:table-cell office:value-type="string" calcext:value-type="string">
            <text:p><text:a xlink:href="http://www.projectmadurai.org/pm_etexts/utf8/pmuni0287.html" xlink:type="simple">pmuni0287.html</text:a></text:p>
          </table:table-cell>
        </table:table-row>
        <table:table-row table:style-name="ro10">
          <table:table-cell office:value-type="float" office:value="288" calcext:value-type="float">
            <text:p>288</text:p>
          </table:table-cell>
          <table:table-cell office:value-type="string" calcext:value-type="string">
            <text:p>திருநெல்லையந்தாதி</text:p>
          </table:table-cell>
          <table:table-cell office:value-type="string" calcext:value-type="string">
            <text:p>ஸ்ரீ சுப்பைய சுவாமி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88_01.html" xlink:type="simple">pmuni0288_01.html</text:a></text:p>
          </table:table-cell>
        </table:table-row>
        <table:table-row table:style-name="ro10">
          <table:table-cell office:value-type="float" office:value="288" calcext:value-type="float">
            <text:p>288</text:p>
          </table:table-cell>
          <table:table-cell office:value-type="string" calcext:value-type="string">
            <text:p>திருக்கொற்றவாளீசரந்தாதி</text:p>
          </table:table-cell>
          <table:table-cell office:value-type="string" calcext:value-type="string">
            <text:p>ஸ்ரீ சுப்பைய சுவாமி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88_02.html" xlink:type="simple">pmuni0288_02.html</text:a></text:p>
          </table:table-cell>
        </table:table-row>
        <table:table-row table:style-name="ro28">
          <table:table-cell office:value-type="float" office:value="289" calcext:value-type="float">
            <text:p>289</text:p>
          </table:table-cell>
          <table:table-cell office:value-type="string" calcext:value-type="string">
            <text:p>கந்த புராணம் - பகுதி 8a /யுத்த காண்டம் /பாகம் 1 (1 - 456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89_01.html" xlink:type="simple">pmuni0289_01.html</text:a></text:p>
          </table:table-cell>
        </table:table-row>
        <table:table-row table:style-name="ro18">
          <table:table-cell office:value-type="float" office:value="289" calcext:value-type="float">
            <text:p>289</text:p>
          </table:table-cell>
          <table:table-cell office:value-type="string" calcext:value-type="string">
            <text:p>கந்த புராணம் - பகுதி 8b /யுத்த காண்டம் /பாகம் 1 /படலம் 4 (457 - 876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89_02.html" xlink:type="simple">pmuni0289_02.html</text:a></text:p>
          </table:table-cell>
        </table:table-row>
        <table:table-row table:style-name="ro18">
          <table:table-cell office:value-type="float" office:value="289" calcext:value-type="float">
            <text:p>289</text:p>
          </table:table-cell>
          <table:table-cell office:value-type="string" calcext:value-type="string">
            <text:p>கந்த புராணம் - பகுதி 8c /யுத்த காண்டம் /பாகம் 1 /படலம் 5-7 (877 - 1303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89_03.html" xlink:type="simple">pmuni0289_03.html</text:a>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திருநள்ளாற்றுப் புராணம்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0.html" xlink:type="simple">pmuni0290.html</text:a></text:p>
          </table:table-cell>
        </table:table-row>
        <table:table-row table:style-name="ro41">
          <table:table-cell office:value-type="float" office:value="291" calcext:value-type="float">
            <text:p>291</text:p>
          </table:table-cell>
          <table:table-cell office:value-type="string" calcext:value-type="string">
            <text:p>பிரபந்தத்திரட்டு - I இளசைப் பதிற்றுப்பத்தந்தாதி, குளத்தூர்ப் பதிற்றுப்பத்தந்தாதி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291_01.html" xlink:type="simple">pmuni0291_01.html</text:a></text:p>
          </table:table-cell>
        </table:table-row>
        <table:table-row table:style-name="ro7">
          <table:table-cell office:value-type="float" office:value="291" calcext:value-type="float">
            <text:p>291</text:p>
          </table:table-cell>
          <table:table-cell office:value-type="string" calcext:value-type="string">
            <text:p>பிரபந்தத்திரட்டு - II - அகிலாண்டேசுவரிபதிகம்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ிரபந்தம் - பதிகம்</text:p>
          </table:table-cell>
          <table:table-cell office:value-type="string" calcext:value-type="string">
            <text:p><text:a xlink:href="http://www.projectmadurai.org/pm_etexts/utf8/pmuni0291_02.html" xlink:type="simple">pmuni0291_02.html</text:a></text:p>
          </table:table-cell>
        </table:table-row>
        <table:table-row table:style-name="ro28">
          <table:table-cell office:value-type="float" office:value="292" calcext:value-type="float">
            <text:p>292</text:p>
          </table:table-cell>
          <table:table-cell office:value-type="string" calcext:value-type="string">
            <text:p>காஞ்சிப் புராணம் - பகுதி 1 /பாயிரம், படலம் 1-6 (1-444)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2.html" xlink:type="simple">pmuni0292.html</text:a></text:p>
          </table:table-cell>
        </table:table-row>
        <table:table-row table:style-name="ro28">
          <table:table-cell office:value-type="float" office:value="293" calcext:value-type="float">
            <text:p>293</text:p>
          </table:table-cell>
          <table:table-cell office:value-type="string" calcext:value-type="string">
            <text:p>கந்த புராணம் - பகுதி 9a / யுத்த காண்டம் /படலம் 8-11 (1304 – 1922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3_01.html" xlink:type="simple">pmuni0293_01.html</text:a></text:p>
          </table:table-cell>
        </table:table-row>
        <table:table-row table:style-name="ro28">
          <table:table-cell office:value-type="float" office:value="293" calcext:value-type="float">
            <text:p>293</text:p>
          </table:table-cell>
          <table:table-cell office:value-type="string" calcext:value-type="string">
            <text:p>கந்த புராணம் - பகுதி 9b / யுத்த காண்டம் /படலம் 9 (1923 - 2397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3_02.html" xlink:type="simple">pmuni0293_02.html</text:a></text:p>
          </table:table-cell>
        </table:table-row>
        <table:table-row table:style-name="ro28">
          <table:table-cell office:value-type="float" office:value="293" calcext:value-type="float">
            <text:p>293</text:p>
          </table:table-cell>
          <table:table-cell office:value-type="string" calcext:value-type="string">
            <text:p>கந்த புராணம் - பகுதி 9c / யுத்த காண்டம் /படலம் 12 (2398 – 2967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3_03.html" xlink:type="simple">pmuni0293_03.html</text:a></text:p>
          </table:table-cell>
        </table:table-row>
        <table:table-row table:style-name="ro12">
          <table:table-cell office:value-type="float" office:value="294" calcext:value-type="float">
            <text:p>294</text:p>
          </table:table-cell>
          <table:table-cell office:value-type="string" calcext:value-type="string">
            <text:p>காஞ்சிப் புராணம் - பகுதி 2 /படலம் 7 - 29 (445-1056)</text:p>
          </table:table-cell>
          <table:table-cell office:value-type="string" calcext:value-type="string">
            <text:p>சிவஞான சுவாம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4.html" xlink:type="simple">pmuni0294.html</text:a>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அகப்பொருள் விளக்கம்</text:p>
          </table:table-cell>
          <table:table-cell office:value-type="string" calcext:value-type="string">
            <text:p>நாற்கவிராச நம்பி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295.html" xlink:type="simple">pmuni0295.html</text:a></text:p>
          </table:table-cell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நற்றிணை</text:p>
          </table:table-cell>
          <table:table-cell table:style-name="ce2"/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296.html" xlink:type="simple">pmuni0296.html</text:a>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அறநெறிச்சாரம்</text:p>
          </table:table-cell>
          <table:table-cell office:value-type="string" calcext:value-type="string">
            <text:p>முனைப்பாட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297.html" xlink:type="simple">pmuni0297.html</text:a>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பெரியநாயகியம்மை கலித்துறை</text:p>
          </table:table-cell>
          <table:table-cell office:value-type="string" calcext:value-type="string">
            <text:p>சிவப்பிரகாச சுவாமிகள்</text:p>
          </table:table-cell>
          <table:table-cell office:value-type="string" calcext:value-type="string">
            <text:p>பிரபந்தம் - கலித்துறை</text:p>
          </table:table-cell>
          <table:table-cell office:value-type="string" calcext:value-type="string">
            <text:p><text:a xlink:href="http://www.projectmadurai.org/pm_etexts/utf8/pmuni0298.html" xlink:type="simple">pmuni0298.html</text:a></text:p>
          </table:table-cell>
        </table:table-row>
        <table:table-row table:style-name="ro28">
          <table:table-cell office:value-type="float" office:value="299" calcext:value-type="float">
            <text:p>299</text:p>
          </table:table-cell>
          <table:table-cell office:value-type="string" calcext:value-type="string">
            <text:p>காஞ்சிப் புராணம் - பகுதி 3 /படலம் 30 - 50 (1057 – 1691)</text:p>
          </table:table-cell>
          <table:table-cell office:value-type="string" calcext:value-type="string">
            <text:p>சிவஞான சுவாம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299.html" xlink:type="simple">pmuni0299.html</text:a>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புறப்பொருள் வெண்பாமாலை</text:p>
          </table:table-cell>
          <table:table-cell office:value-type="string" calcext:value-type="string">
            <text:p>ஐயனாரிதனா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00.html" xlink:type="simple">pmuni0300.html</text:a></text:p>
          </table:table-cell>
        </table:table-row>
        <table:table-row table:style-name="ro15">
          <table:table-cell office:value-type="float" office:value="301" calcext:value-type="float">
            <text:p>301</text:p>
          </table:table-cell>
          <table:table-cell office:value-type="string" calcext:value-type="string">
            <text:p>களவியல் என்னும் இறையனார் அகப்பொருள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01.html" xlink:type="simple">pmuni0301.html</text:a></text:p>
          </table:table-cell>
        </table:table-row>
        <table:table-row table:style-name="ro28">
          <table:table-cell office:value-type="float" office:value="302" calcext:value-type="float">
            <text:p>302</text:p>
          </table:table-cell>
          <table:table-cell office:value-type="string" calcext:value-type="string">
            <text:p>காஞ்சிப் புராணம் - பகுதி 4a /படலம் 51 - 60 (1692 – 2022)</text:p>
          </table:table-cell>
          <table:table-cell office:value-type="string" calcext:value-type="string">
            <text:p>சிவஞான சுவாம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02_01.html" xlink:type="simple">pmuni0302_01.html</text:a></text:p>
          </table:table-cell>
        </table:table-row>
        <table:table-row table:style-name="ro28">
          <table:table-cell office:value-type="float" office:value="302" calcext:value-type="float">
            <text:p>302</text:p>
          </table:table-cell>
          <table:table-cell office:value-type="string" calcext:value-type="string">
            <text:p>காஞ்சிப் புராணம் - பகுதி 4b /படலம் 61 - 65 (2023 – 2742)</text:p>
          </table:table-cell>
          <table:table-cell office:value-type="string" calcext:value-type="string">
            <text:p>சிவஞான சுவாமிகள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02_02.html" xlink:type="simple">pmuni0302_02.html</text:a></text:p>
          </table:table-cell>
        </table:table-row>
        <table:table-row table:style-name="ro10">
          <table:table-cell office:value-type="float" office:value="303" calcext:value-type="float">
            <text:p>303</text:p>
          </table:table-cell>
          <table:table-cell office:value-type="string" calcext:value-type="string">
            <text:p>திருப்பாடற்றிரட்டு - பாகம் 1</text:p>
          </table:table-cell>
          <table:table-cell office:value-type="string" calcext:value-type="string">
            <text:p>தாயுமான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03.html" xlink:type="simple">pmuni0303.html</text:a></text:p>
          </table:table-cell>
        </table:table-row>
        <table:table-row table:style-name="ro42">
          <table:table-cell office:value-type="float" office:value="304" calcext:value-type="float">
            <text:p>304</text:p>
          </table:table-cell>
          <table:table-cell office:value-type="string" calcext:value-type="string">
            <text:p>கந்த புராணம் - பகுதி 10 /தேவ காண்டம் / படலம் 1- 5 (1 – 421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 </text:p>
          </table:table-cell>
          <table:table-cell office:value-type="string" calcext:value-type="string">
            <text:p><text:a xlink:href="http://www.projectmadurai.org/pm_etexts/utf8/pmuni0304.html" xlink:type="simple">pmuni0304.html</text:a></text:p>
          </table:table-cell>
        </table:table-row>
        <table:table-row table:style-name="ro10">
          <table:table-cell office:value-type="float" office:value="305" calcext:value-type="float">
            <text:p>305</text:p>
          </table:table-cell>
          <table:table-cell office:value-type="string" calcext:value-type="string">
            <text:p>திருப்பாடற்றிரட்டு - பாகம் 2</text:p>
          </table:table-cell>
          <table:table-cell office:value-type="string" calcext:value-type="string">
            <text:p>தாயுமான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05.html" xlink:type="simple">pmuni0305.html</text:a></text:p>
          </table:table-cell>
        </table:table-row>
        <table:table-row table:style-name="ro10">
          <table:table-cell office:value-type="float" office:value="306" calcext:value-type="float">
            <text:p>306</text:p>
          </table:table-cell>
          <table:table-cell office:value-type="string" calcext:value-type="string">
            <text:p>பழமலையந்தாதி</text:p>
          </table:table-cell>
          <table:table-cell office:value-type="string" calcext:value-type="string">
            <text:p>சிவப்பிரகாச சுவாமிகள்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06.html" xlink:type="simple">pmuni0306.html</text:a></text:p>
          </table:table-cell>
        </table:table-row>
        <table:table-row table:style-name="ro27">
          <table:table-cell office:value-type="float" office:value="307" calcext:value-type="float">
            <text:p>307</text:p>
          </table:table-cell>
          <table:table-cell office:value-type="string" calcext:value-type="string">
            <text:p>கந்த புராணம் - பகுதி 11a /தக்ஷ காண்டம் /படலம் 1-10 (1 - 403) பகுதி 11b - படலம் 11-13 (404 – 907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07_01.html" xlink:type="simple">pmuni0307_01.html</text:a></text:p>
            <text:p><text:a xlink:href="http://www.projectmadurai.org/pm_etexts/utf8/pmuni0307_02.html" xlink:type="simple">pmuni0307_02.html</text:a></text:p>
          </table:table-cell>
        </table:table-row>
        <table:table-row table:style-name="ro10">
          <table:table-cell office:value-type="float" office:value="308" calcext:value-type="float">
            <text:p>308</text:p>
          </table:table-cell>
          <table:table-cell office:value-type="string" calcext:value-type="string">
            <text:p>திருப்பாடற்றிரட்டு - பாகம் 3, 4</text:p>
          </table:table-cell>
          <table:table-cell office:value-type="string" calcext:value-type="string">
            <text:p>தாயுமான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08.html" xlink:type="simple">pmuni0308.html</text:a></text:p>
          </table:table-cell>
        </table:table-row>
        <table:table-row table:style-name="ro15">
          <table:table-cell office:value-type="float" office:value="309" calcext:value-type="float">
            <text:p>309</text:p>
          </table:table-cell>
          <table:table-cell office:value-type="string" calcext:value-type="string">
            <text:p>கோயில் திருப்பணிகள் வெண்பாக் கொத்து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09.html" xlink:type="simple">pmuni0309.html</text:a></text:p>
          </table:table-cell>
        </table:table-row>
        <table:table-row table:style-name="ro23">
          <table:table-cell office:value-type="float" office:value="310" calcext:value-type="float">
            <text:p>310</text:p>
          </table:table-cell>
          <table:table-cell office:value-type="string" calcext:value-type="string">
            <text:p>பிரபந்தத்திரட்டு - III - கலைசைப்பிள்ளைத்தமிழ், அமுதாம்பிகை பிள்ளைத்தமிழ்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10.html" xlink:type="simple">pmuni0310.html</text:a></text:p>
          </table:table-cell>
        </table:table-row>
        <table:table-row table:style-name="ro8">
          <table:table-cell office:value-type="float" office:value="311" calcext:value-type="float">
            <text:p>311</text:p>
          </table:table-cell>
          <table:table-cell office:value-type="string" calcext:value-type="string">
            <text:p>கல்வெட்டுப் பாடல்கள் மஞ்சரி-1</text:p>
          </table:table-cell>
          <table:table-cell table:style-name="ce2"/>
          <table:table-cell office:value-type="string" calcext:value-type="string">
            <text:p>இசை, பாட்டு</text:p>
          </table:table-cell>
          <table:table-cell office:value-type="string" calcext:value-type="string">
            <text:p><text:a xlink:href="http://www.projectmadurai.org/pm_etexts/utf8/pmuni0311.html" xlink:type="simple">pmuni0311.html</text:a>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கிருஷ்ணகானம்</text:p>
          </table:table-cell>
          <table:table-cell office:value-type="string" calcext:value-type="string">
            <text:p>ஊத்துக்காடு வெங்கடசுப்பையர்</text:p>
          </table:table-cell>
          <table:table-cell office:value-type="string" calcext:value-type="string">
            <text:p>இசை, பாட்டு</text:p>
          </table:table-cell>
          <table:table-cell office:value-type="string" calcext:value-type="string">
            <text:p><text:a xlink:href="http://www.projectmadurai.org/pm_etexts/utf8/pmuni0312.html" xlink:type="simple">pmuni0312.html</text:a>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ஈட்டியெழுபது</text:p>
          </table:table-cell>
          <table:table-cell office:value-type="string" calcext:value-type="string">
            <text:p>ஒட்டக்கூத்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13.html" xlink:type="simple">pmuni0313.html</text:a>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நாட்டியக் கலை விளக்கம்</text:p>
          </table:table-cell>
          <table:table-cell office:value-type="string" calcext:value-type="string">
            <text:p>சுத்தானந்த பாரதியார்</text:p>
          </table:table-cell>
          <table:table-cell office:value-type="string" calcext:value-type="string">
            <text:p>நாடகக் கலை</text:p>
          </table:table-cell>
          <table:table-cell office:value-type="string" calcext:value-type="string">
            <text:p><text:a xlink:href="http://www.projectmadurai.org/pm_etexts/utf8/pmuni0314.html" xlink:type="simple">pmuni0314.html</text:a>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சாத்திரக்கோவை</text:p>
          </table:table-cell>
          <table:table-cell office:value-type="string" calcext:value-type="string">
            <text:p>குமாரதேவ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15.html" xlink:type="simple">pmuni0315.html</text:a>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குறள்மூலம்</text:p>
          </table:table-cell>
          <table:table-cell office:value-type="string" calcext:value-type="string">
            <text:p>ஔவையார்</text:p>
          </table:table-cell>
          <table:table-cell office:value-type="string" calcext:value-type="string">
            <text:p>நீதி நூல்கள்</text:p>
          </table:table-cell>
          <table:table-cell office:value-type="string" calcext:value-type="string">
            <text:p><text:a xlink:href="http://www.projectmadurai.org/pm_etexts/utf8/pmuni0316.html" xlink:type="simple">pmuni0316.html</text:a></text:p>
          </table:table-cell>
        </table:table-row>
        <table:table-row table:style-name="ro10">
          <table:table-cell office:value-type="float" office:value="317" calcext:value-type="float">
            <text:p>317</text:p>
          </table:table-cell>
          <table:table-cell office:value-type="string" calcext:value-type="string">
            <text:p>திருப்புல்லாணிமாலை</text:p>
          </table:table-cell>
          <table:table-cell table:style-name="ce2"/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17.html" xlink:type="simple">pmuni0317.html</text:a></text:p>
          </table:table-cell>
        </table:table-row>
        <table:table-row table:style-name="ro29">
          <table:table-cell office:value-type="float" office:value="318" calcext:value-type="float">
            <text:p>318</text:p>
          </table:table-cell>
          <table:table-cell office:value-type="string" calcext:value-type="string">
            <text:p>கந்த புராணம் - பகுதி 12 - படலம் 14 - 20 (908-1562)</text:p>
          </table:table-cell>
          <table:table-cell office:value-type="string" calcext:value-type="string">
            <text:p>கச்சியப்ப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18_01.html" xlink:type="simple">pmuni0318_01.html</text:a></text:p>
            <text:p><text:a xlink:href="http://www.projectmadurai.org/pm_etexts/utf8/pmuni0318_02.html" xlink:type="simple">pmuni0318_02.html</text:a></text:p>
          </table:table-cell>
        </table:table-row>
        <table:table-row table:style-name="ro12">
          <table:table-cell office:value-type="float" office:value="319" calcext:value-type="float">
            <text:p>319</text:p>
          </table:table-cell>
          <table:table-cell office:value-type="string" calcext:value-type="string">
            <text:p>பேரூர்ப் புராணம் - பகுதி 1 - படலம் 1 - 7 (1-627)</text:p>
          </table:table-cell>
          <table:table-cell office:value-type="string" calcext:value-type="string">
            <text:p>கச்சியப்ப முனிவ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19_01.html" xlink:type="simple">pmuni0319_01.html</text:a></text:p>
            <text:p><text:a xlink:href="http://www.projectmadurai.org/pm_etexts/utf8/pmuni0319_02.html" xlink:type="simple">pmuni0319_02.html</text:a></text:p>
          </table:table-cell>
        </table:table-row>
        <table:table-row table:style-name="ro7">
          <table:table-cell office:value-type="float" office:value="320" calcext:value-type="float">
            <text:p>320</text:p>
          </table:table-cell>
          <table:table-cell office:value-type="string" calcext:value-type="string">
            <text:p>சொக்கநாத வெண்பா, சொக்கநாத கலித்துறை</text:p>
          </table:table-cell>
          <table:table-cell office:value-type="string" calcext:value-type="string">
            <text:p>குருஞான சம்பந்த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20.html" xlink:type="simple">pmuni0320.html</text:a></text:p>
          </table:table-cell>
        </table:table-row>
        <table:table-row table:style-name="ro23">
          <table:table-cell office:value-type="float" office:value="321" calcext:value-type="float">
            <text:p>321</text:p>
          </table:table-cell>
          <table:table-cell office:value-type="string" calcext:value-type="string">
            <text:p>பிரபந்தத்திரட்டு - IV - திருவேகம்பரந்தாதி, திருமுல்லைவாயிலந்தாதி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21.html" xlink:type="simple">pmuni0321.html</text:a></text:p>
          </table:table-cell>
        </table:table-row>
        <table:table-row table:style-name="ro10">
          <table:table-cell office:value-type="float" office:value="322" calcext:value-type="float">
            <text:p>322</text:p>
          </table:table-cell>
          <table:table-cell office:value-type="string" calcext:value-type="string">
            <text:p>மநுநீதி சதகம்</text:p>
          </table:table-cell>
          <table:table-cell office:value-type="string" calcext:value-type="string">
            <text:p>இராசப்ப உபாத்தியாயர்</text:p>
          </table:table-cell>
          <table:table-cell office:value-type="string" calcext:value-type="string">
            <text:p>பிரபந்தம் - சதகம்</text:p>
          </table:table-cell>
          <table:table-cell office:value-type="string" calcext:value-type="string">
            <text:p><text:a xlink:href="http://www.projectmadurai.org/pm_etexts/utf8/pmuni0322.html" xlink:type="simple">pmuni0322.html</text:a></text:p>
          </table:table-cell>
        </table:table-row>
        <table:table-row table:style-name="ro6">
          <table:table-cell office:value-type="float" office:value="323" calcext:value-type="float">
            <text:p>323</text:p>
          </table:table-cell>
          <table:table-cell office:value-type="string" calcext:value-type="string">
            <text:p>சொல்லின் கதை (வானொலிப்பேச்சு)</text:p>
          </table:table-cell>
          <table:table-cell office:value-type="string" calcext:value-type="string">
            <text:p>மு.வரதராசன்</text:p>
          </table:table-cell>
          <table:table-cell office:value-type="string" calcext:value-type="string">
            <text:p>கட்டுரைகள்</text:p>
          </table:table-cell>
          <table:table-cell office:value-type="string" calcext:value-type="string">
            <text:p><text:a xlink:href="http://www.projectmadurai.org/pm_etexts/utf8/pmuni0323.html" xlink:type="simple">pmuni0323.html</text:a></text:p>
          </table:table-cell>
        </table:table-row>
        <table:table-row table:style-name="ro28">
          <table:table-cell office:value-type="float" office:value="324" calcext:value-type="float">
            <text:p>324</text:p>
          </table:table-cell>
          <table:table-cell office:value-type="string" calcext:value-type="string">
            <text:p>பேரூர்ப் புராணம் - பகுதி 2 - படலம் 19 - 36 (1277 - 2220)</text:p>
          </table:table-cell>
          <table:table-cell office:value-type="string" calcext:value-type="string">
            <text:p>கச்சியப்ப முனிவ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24_01.html" xlink:type="simple">pmuni0324_01.html</text:a></text:p>
            <text:p><text:a xlink:href="http://www.projectmadurai.org/pm_etexts/utf8/pmuni0324_02.html" xlink:type="simple">pmuni0324_02.html</text:a></text:p>
          </table:table-cell>
        </table:table-row>
        <table:table-row table:style-name="ro10">
          <table:table-cell office:value-type="float" office:value="325" calcext:value-type="float">
            <text:p>325</text:p>
          </table:table-cell>
          <table:table-cell office:value-type="string" calcext:value-type="string">
            <text:p>திருத்தொண்டர்மாலை</text:p>
          </table:table-cell>
          <table:table-cell office:value-type="string" calcext:value-type="string">
            <text:p>குமாரபாரதியார் 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25.html" xlink:type="simple">pmuni0325.html</text:a></text:p>
          </table:table-cell>
        </table:table-row>
        <table:table-row table:style-name="ro8">
          <table:table-cell office:value-type="float" office:value="326" calcext:value-type="float">
            <text:p>326</text:p>
          </table:table-cell>
          <table:table-cell office:value-type="string" calcext:value-type="string">
            <text:p>இலக்கிய தீபம்</text:p>
          </table:table-cell>
          <table:table-cell office:value-type="string" calcext:value-type="string">
            <text:p>எஸ். வையாபுரிப்பிள்ளை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326.html" xlink:type="simple">pmuni0326.html</text:a></text:p>
          </table:table-cell>
        </table:table-row>
        <table:table-row table:style-name="ro10">
          <table:table-cell office:value-type="float" office:value="327" calcext:value-type="float">
            <text:p>327</text:p>
          </table:table-cell>
          <table:table-cell office:value-type="string" calcext:value-type="string">
            <text:p>இலக்கியத்தின் எதிரிகள்</text:p>
          </table:table-cell>
          <table:table-cell office:value-type="string" calcext:value-type="string">
            <text:p>ம.பொ. சிவஞானம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327.html" xlink:type="simple">pmuni0327.html</text:a></text:p>
          </table:table-cell>
        </table:table-row>
        <table:table-row table:style-name="ro7">
          <table:table-cell office:value-type="float" office:value="328" calcext:value-type="float">
            <text:p>328</text:p>
          </table:table-cell>
          <table:table-cell office:value-type="string" calcext:value-type="string">
            <text:p>பிரபந்தத்திரட்டு - பகுதி 26 / திருச்சிராமலையமகவ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28.html" xlink:type="simple">pmuni0328.html</text:a>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ஆனைமங்கலச் செப்பேடுகள்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29.html" xlink:type="simple">pmuni0329.html</text:a></text:p>
          </table:table-cell>
        </table:table-row>
        <table:table-row table:style-name="ro25">
          <table:table-cell office:value-type="float" office:value="330" calcext:value-type="float">
            <text:p>330</text:p>
          </table:table-cell>
          <table:table-cell office:value-type="string" calcext:value-type="string">
            <text:p>சகோதரர் அன்றோ - (அகிலனின் சிறுகதைகள் தொகுப்பு)</text:p>
          </table:table-cell>
          <table:table-cell office:value-type="string" calcext:value-type="string">
            <text:p>அகில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330.html" xlink:type="simple">pmuni0330.html</text:a></text:p>
          </table:table-cell>
        </table:table-row>
        <table:table-row table:style-name="ro10">
          <table:table-cell office:value-type="float" office:value="331" calcext:value-type="float">
            <text:p>331</text:p>
          </table:table-cell>
          <table:table-cell office:value-type="string" calcext:value-type="string">
            <text:p>பிரபந்தத் திரட்டு - பாகம் 5</text:p>
          </table:table-cell>
          <table:table-cell office:value-type="string" calcext:value-type="string">
            <text:p>சிவஞான யோகிகள்</text:p>
          </table:table-cell>
          <table:table-cell office:value-type="string" calcext:value-type="string">
            <text:p>பிரபந்தம் - திரட்டு</text:p>
          </table:table-cell>
          <table:table-cell office:value-type="string" calcext:value-type="string">
            <text:p><text:a xlink:href="http://www.projectmadurai.org/pm_etexts/utf8/pmuni0331.html" xlink:type="simple">pmuni0331.html</text:a></text:p>
          </table:table-cell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நவநீதப் பாட்டியல்</text:p>
          </table:table-cell>
          <table:table-cell office:value-type="string" calcext:value-type="string">
            <text:p>நவநீத நடன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32.html" xlink:type="simple">pmuni0332.html</text:a></text:p>
          </table:table-cell>
        </table:table-row>
        <table:table-row table:style-name="ro10">
          <table:table-cell office:value-type="float" office:value="333" calcext:value-type="float">
            <text:p>333</text:p>
          </table:table-cell>
          <table:table-cell office:value-type="string" calcext:value-type="string">
            <text:p>திருநூற்றந்தாதி</text:p>
          </table:table-cell>
          <table:table-cell office:value-type="string" calcext:value-type="string">
            <text:p>அவிரோதி ஆழ்வார்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33.html" xlink:type="simple">pmuni0333.html</text:a></text:p>
          </table:table-cell>
        </table:table-row>
        <table:table-row table:style-name="ro8">
          <table:table-cell office:value-type="float" office:value="334" calcext:value-type="float">
            <text:p>334</text:p>
          </table:table-cell>
          <table:table-cell office:value-type="string" calcext:value-type="string">
            <text:p>தம்பிக்கு - மு. வரதராசனார் கடிதங்கள்</text:p>
          </table:table-cell>
          <table:table-cell office:value-type="string" calcext:value-type="string">
            <text:p>மு.வரதராசன்</text:p>
          </table:table-cell>
          <table:table-cell office:value-type="string" calcext:value-type="string">
            <text:p>கட்டுரைகள்</text:p>
          </table:table-cell>
          <table:table-cell office:value-type="string" calcext:value-type="string">
            <text:p><text:a xlink:href="http://www.projectmadurai.org/pm_etexts/utf8/pmuni0334.html" xlink:type="simple">pmuni0334.html</text:a></text:p>
          </table:table-cell>
        </table:table-row>
        <table:table-row table:style-name="ro43">
          <table:table-cell office:value-type="float" office:value="335" calcext:value-type="float">
            <text:p>335</text:p>
          </table:table-cell>
          <table:table-cell office:value-type="string" calcext:value-type="string">
            <text:p>கடம்பர்கோயில் உலா (உ.வே.சாமிநாதையர் குறிப்புரையுடன்)</text:p>
          </table:table-cell>
          <table:table-cell table:style-name="ce2"/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335.html" xlink:type="simple">pmuni0335.html</text:a></text:p>
          </table:table-cell>
        </table:table-row>
        <table:table-row table:style-name="ro10">
          <table:table-cell office:value-type="float" office:value="336" calcext:value-type="float">
            <text:p>336</text:p>
          </table:table-cell>
          <table:table-cell office:value-type="string" calcext:value-type="string">
            <text:p>பாண்டிக் கோவை</text:p>
          </table:table-cell>
          <table:table-cell table:style-name="ce2"/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336.html" xlink:type="simple">pmuni0336.html</text:a></text:p>
          </table:table-cell>
        </table:table-row>
        <table:table-row table:style-name="ro24">
          <table:table-cell office:value-type="float" office:value="337" calcext:value-type="float">
            <text:p>337</text:p>
          </table:table-cell>
          <table:table-cell office:value-type="string" calcext:value-type="string">
            <text:p>கல்வெட்டுப் பாடல்கள் மஞ்சரி, சிராமலை அந்தாதி</text:p>
          </table:table-cell>
          <table:table-cell table:style-name="ce2"/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37.html" xlink:type="simple">pmuni0337.html</text:a></text:p>
          </table:table-cell>
        </table:table-row>
        <table:table-row table:style-name="ro44">
          <table:table-cell office:value-type="float" office:value="338" calcext:value-type="float">
            <text:p>338</text:p>
          </table:table-cell>
          <table:table-cell office:value-type="string" calcext:value-type="string">
            <text:p>நீதித்திரட்டு - ஆசிரிய மாலை, குண்டலகேசித் திரட்டு, பெரும்பொருள் விளக்கம், தகடூர் யாத்திரை (திரட்டு)</text:p>
          </table:table-cell>
          <table:table-cell table:style-name="ce2"/>
          <table:table-cell office:value-type="string" calcext:value-type="string">
            <text:p>நீதி நூல்கள்</text:p>
          </table:table-cell>
          <table:table-cell office:value-type="string" calcext:value-type="string">
            <text:p><text:a xlink:href="http://www.projectmadurai.org/pm_etexts/utf8/pmuni0338.html" xlink:type="simple">pmuni0338.html</text:a>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முல்லைத்திணை</text:p>
          </table:table-cell>
          <table:table-cell office:value-type="string" calcext:value-type="string">
            <text:p>மு.வரதராசன்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339.html" xlink:type="simple">pmuni0339.html</text:a></text:p>
          </table:table-cell>
        </table:table-row>
        <table:table-row table:style-name="ro14">
          <table:table-cell office:value-type="float" office:value="340" calcext:value-type="float">
            <text:p>340</text:p>
          </table:table-cell>
          <table:table-cell office:value-type="string" calcext:value-type="string">
            <text:p>கூத்தியல் திரட்டு (இசை-நாட்டியக்கலை இயல் நுற்பாக்கள்)</text:p>
          </table:table-cell>
          <table:table-cell office:value-type="string" calcext:value-type="string">
            <text:p>திரட்டியோன் - மயிலை சீனி வேங்கடசாமி </text:p>
          </table:table-cell>
          <table:table-cell office:value-type="string" calcext:value-type="string">
            <text:p>நாடகக்கலை நூல்</text:p>
          </table:table-cell>
          <table:table-cell office:value-type="string" calcext:value-type="string">
            <text:p><text:a xlink:href="http://www.projectmadurai.org/pm_etexts/utf8/pmuni0340.html" xlink:type="simple">pmuni0340.html</text:a></text:p>
          </table:table-cell>
        </table:table-row>
        <table:table-row table:style-name="ro6">
          <table:table-cell office:value-type="float" office:value="341" calcext:value-type="float">
            <text:p>341</text:p>
          </table:table-cell>
          <table:table-cell office:value-type="string" calcext:value-type="string">
            <text:p>புது மெருகு (சிறுகதைத் தொகுப்பு) </text:p>
          </table:table-cell>
          <table:table-cell office:value-type="string" calcext:value-type="string">
            <text:p>கி. வா. ஜகந்நாத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341.html" xlink:type="simple">pmuni0341.html</text:a></text:p>
          </table:table-cell>
        </table:table-row>
        <table:table-row table:style-name="ro10">
          <table:table-cell office:value-type="float" office:value="342" calcext:value-type="float">
            <text:p>342</text:p>
          </table:table-cell>
          <table:table-cell office:value-type="string" calcext:value-type="string">
            <text:p>நரி விருத்தம் </text:p>
          </table:table-cell>
          <table:table-cell office:value-type="string" calcext:value-type="string">
            <text:p>திருத்தக்க தேவர்</text:p>
          </table:table-cell>
          <table:table-cell office:value-type="string" calcext:value-type="string">
            <text:p>பிரபந்தம் - விருத்தம்</text:p>
          </table:table-cell>
          <table:table-cell office:value-type="string" calcext:value-type="string">
            <text:p><text:a xlink:href="http://www.projectmadurai.org/pm_etexts/utf8/pmuni0342.html" xlink:type="simple">pmuni0342.html</text:a></text:p>
          </table:table-cell>
        </table:table-row>
        <table:table-row table:style-name="ro7">
          <table:table-cell office:value-type="float" office:value="343" calcext:value-type="float">
            <text:p>343</text:p>
          </table:table-cell>
          <table:table-cell office:value-type="string" calcext:value-type="string">
            <text:p>பிரபந்தத்திரட்டு - பகுதி 27 / திருப்பைஞ்ஞீலித்திரிபந்தாதி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அந்தாதி </text:p>
          </table:table-cell>
          <table:table-cell office:value-type="string" calcext:value-type="string">
            <text:p><text:a xlink:href="http://www.projectmadurai.org/pm_etexts/utf8/pmuni0343.html" xlink:type="simple">pmuni0343.html</text:a>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உண்ணாமுலையம்மை பிள்ளைத்தமிழ் </text:p>
          </table:table-cell>
          <table:table-cell office:value-type="string" calcext:value-type="string">
            <text:p>சோணாசல பாரதியார் 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44_01.html" xlink:type="simple">pmuni0344_01.html</text:a>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கார்த்திகை தீப வெண்பா </text:p>
          </table:table-cell>
          <table:table-cell office:value-type="string" calcext:value-type="string">
            <text:p>சோணாசல பாரதியார் 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44_02.html" xlink:type="simple">pmuni0344_02.html</text:a></text:p>
          </table:table-cell>
        </table:table-row>
        <table:table-row table:style-name="ro24">
          <table:table-cell office:value-type="float" office:value="345" calcext:value-type="float">
            <text:p>345</text:p>
          </table:table-cell>
          <table:table-cell office:value-type="string" calcext:value-type="string">
            <text:p>பிரபந்தத்திரட்டு - பகுதி 28 / கலைசைச்சிதம்பரேசுவரர் மாலை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45.html" xlink:type="simple">pmuni0345.html</text:a></text:p>
          </table:table-cell>
        </table:table-row>
        <table:table-row table:style-name="ro7">
          <table:table-cell office:value-type="float" office:value="346" calcext:value-type="float">
            <text:p>346</text:p>
          </table:table-cell>
          <table:table-cell office:value-type="string" calcext:value-type="string">
            <text:p>பிரபந்தத்திரட்டு - பகுதி 29 / அகிலாண்டநாயகி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46.html" xlink:type="simple">pmuni0346.html</text:a></text:p>
          </table:table-cell>
        </table:table-row>
        <table:table-row table:style-name="ro7">
          <table:table-cell office:value-type="float" office:value="347" calcext:value-type="float">
            <text:p>347</text:p>
          </table:table-cell>
          <table:table-cell office:value-type="string" calcext:value-type="string">
            <text:p>பிரபந்தத்திரட்டு - பகுதி 30 / ஸ்ரீ சுப்பிரமணியதேசிகர்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47.html" xlink:type="simple">pmuni0347.html</text:a></text:p>
          </table:table-cell>
        </table:table-row>
        <table:table-row table:style-name="ro7">
          <table:table-cell office:value-type="float" office:value="348" calcext:value-type="float">
            <text:p>348</text:p>
          </table:table-cell>
          <table:table-cell office:value-type="string" calcext:value-type="string">
            <text:p>பிரபந்தத்திரட்டு - பகுதி 31 / ஸ்ரீ சச்சிதானந்ததேசிகர் மாலை </text:p>
          </table:table-cell>
          <table:table-cell office:value-type="string" calcext:value-type="string">
            <text:p>தி. மீனாட்சிசுந்தரம்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48.html" xlink:type="simple">pmuni0348.html</text:a>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திருத்தணிகையாற்றுப்படை</text:p>
          </table:table-cell>
          <table:table-cell office:value-type="string" calcext:value-type="string">
            <text:p>கவிராட்சச கச்சியப்ப முனிவர்</text:p>
          </table:table-cell>
          <table:table-cell office:value-type="string" calcext:value-type="string">
            <text:p>பிரபந்தம் - ஆற்றுப்படை</text:p>
          </table:table-cell>
          <table:table-cell office:value-type="string" calcext:value-type="string">
            <text:p><text:a xlink:href="http://www.projectmadurai.org/pm_etexts/utf8/pmuni0349.html" xlink:type="simple">pmuni0349.html</text:a></text:p>
          </table:table-cell>
        </table:table-row>
        <table:table-row table:style-name="ro8">
          <table:table-cell office:value-type="float" office:value="350" calcext:value-type="float">
            <text:p>350</text:p>
          </table:table-cell>
          <table:table-cell office:value-type="string" calcext:value-type="string">
            <text:p>காவியமும் ஓவியமும் (கட்டுரைகள்)</text:p>
          </table:table-cell>
          <table:table-cell office:value-type="string" calcext:value-type="string">
            <text:p>கி. வா. ஜகந்நாதன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350.html" xlink:type="simple">pmuni0350.html</text:a></text:p>
          </table:table-cell>
        </table:table-row>
        <table:table-row table:style-name="ro41">
          <table:table-cell office:value-type="float" office:value="351" calcext:value-type="float">
            <text:p>351</text:p>
          </table:table-cell>
          <table:table-cell office:value-type="string" calcext:value-type="string">
            <text:p>பிரபந்தத்திரட்டு:பகுதி 32 (3322-3331): ஸ்ரீ சுப்பிரமணிய தேசிகர் நெஞ்சுவிடுதூது</text:p>
          </table:table-cell>
          <table:table-cell office:value-type="string" calcext:value-type="string">
            <text:p>திரிசிரபுரம் ஸ்ரீ மீனாட்சிசுந்தரம் பிள்ளை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51.html" xlink:type="simple">pmuni0351.html</text:a></text:p>
          </table:table-cell>
        </table:table-row>
        <table:table-row table:style-name="ro45">
          <table:table-cell office:value-type="float" office:value="352" calcext:value-type="float">
            <text:p>352</text:p>
          </table:table-cell>
          <table:table-cell office:value-type="string" calcext:value-type="string">
            <text:p>பிரபந்தத்திரட்டு: பகுதி பகுதி 33-1 : பட்டீச்சுரப்புராணம் பகுதி 33-2: திருவரன்குளப்புராணம்</text:p>
          </table:table-cell>
          <table:table-cell office:value-type="string" calcext:value-type="string">
            <text:p>திரிசிரபுரம் ஸ்ரீ மீனாட்சிசுந்தரம் பிள்ளை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52.html" xlink:type="simple">pmuni0352.html</text:a></text:p>
          </table:table-cell>
        </table:table-row>
        <table:table-row table:style-name="ro24">
          <table:table-cell office:value-type="float" office:value="353" calcext:value-type="float">
            <text:p>353</text:p>
          </table:table-cell>
          <table:table-cell office:value-type="string" calcext:value-type="string">
            <text:p>தூதுத் திரட்டு : மணவை திருவேங்கடமுடையான் மேகவிடுதூது</text:p>
          </table:table-cell>
          <table:table-cell table:style-name="ce2"/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53_01.html" xlink:type="simple">pmuni0353_01.html</text:a></text:p>
          </table:table-cell>
        </table:table-row>
        <table:table-row table:style-name="ro24">
          <table:table-cell office:value-type="float" office:value="353" calcext:value-type="float">
            <text:p>353</text:p>
          </table:table-cell>
          <table:table-cell office:value-type="string" calcext:value-type="string">
            <text:p>தூதுத் திரட்டு : சங்கரமூர்த்தி ஐயரவர்கள் பேரில் விறலிவிடு தூது</text:p>
          </table:table-cell>
          <table:table-cell office:value-type="string" calcext:value-type="string">
            <text:p>சுப்பைய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53_02.html" xlink:type="simple">pmuni0353_02.html</text:a></text:p>
          </table:table-cell>
        </table:table-row>
        <table:table-row table:style-name="ro6">
          <table:table-cell office:value-type="float" office:value="353" calcext:value-type="float">
            <text:p>353</text:p>
          </table:table-cell>
          <table:table-cell office:value-type="string" calcext:value-type="string">
            <text:p>தூதுத் திரட்டு : செங்குந்தர் துகில்விடு தூது.</text:p>
          </table:table-cell>
          <table:table-cell office:value-type="string" calcext:value-type="string">
            <text:p>பரமானந்த நாவல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53_03.html" xlink:type="simple">pmuni0353_03.html</text:a>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திருக்கூவப்புராணம்</text:p>
          </table:table-cell>
          <table:table-cell office:value-type="string" calcext:value-type="string">
            <text:p>துறைமங்கலம் சிவப்பிரகாச சுவாமிகள்</text:p>
          </table:table-cell>
          <table:table-cell office:value-type="string" calcext:value-type="string">
            <text:p>புராணம் </text:p>
          </table:table-cell>
          <table:table-cell office:value-type="string" calcext:value-type="string">
            <text:p><text:a xlink:href="http://www.projectmadurai.org/pm_etexts/utf8/pmuni0354.html" xlink:type="simple">pmuni0354.html</text:a></text:p>
          </table:table-cell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வேதாந்த சூடாமணி</text:p>
          </table:table-cell>
          <table:table-cell office:value-type="string" calcext:value-type="string">
            <text:p>சிவப்பிரகாச சுவாம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55.html" xlink:type="simple">pmuni0355.html</text:a></text:p>
          </table:table-cell>
        </table:table-row>
        <table:table-row table:style-name="ro21">
          <table:table-cell office:value-type="float" office:value="356" calcext:value-type="float">
            <text:p>356</text:p>
          </table:table-cell>
          <table:table-cell office:value-type="string" calcext:value-type="string">
            <text:p>ஸ்ரீ சுப்பிரமணிதேசிகர் நான்மணிமாலை</text:p>
          </table:table-cell>
          <table:table-cell office:value-type="string" calcext:value-type="string">
            <text:p>சந்திரசேகர கவிராஜ பண்டித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56.html" xlink:type="simple">pmuni0356.html</text:a></text:p>
          </table:table-cell>
        </table:table-row>
        <table:table-row table:style-name="ro10">
          <table:table-cell office:value-type="float" office:value="357" calcext:value-type="float">
            <text:p>357</text:p>
          </table:table-cell>
          <table:table-cell office:value-type="string" calcext:value-type="string">
            <text:p>திரு இலஞ்சி முருகன் உலா</text:p>
          </table:table-cell>
          <table:table-cell office:value-type="string" calcext:value-type="string">
            <text:p>பண்டாரக் கவிராயர்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357.html" xlink:type="simple">pmuni0357.html</text:a></text:p>
          </table:table-cell>
        </table:table-row>
        <table:table-row table:style-name="ro15">
          <table:table-cell office:value-type="float" office:value="358" calcext:value-type="float">
            <text:p>358</text:p>
          </table:table-cell>
          <table:table-cell office:value-type="string" calcext:value-type="string">
            <text:p>ஸ்ரீமெய்கண்டதேவர் நான்மணிமாலை</text:p>
          </table:table-cell>
          <table:table-cell office:value-type="string" calcext:value-type="string">
            <text:p>உறையூர் தே. பெரியசாமி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58.html" xlink:type="simple">pmuni0358.html</text:a></text:p>
          </table:table-cell>
        </table:table-row>
        <table:table-row table:style-name="ro10">
          <table:table-cell office:value-type="float" office:value="359" calcext:value-type="float">
            <text:p>359</text:p>
          </table:table-cell>
          <table:table-cell office:value-type="string" calcext:value-type="string">
            <text:p>மதுரை மாலை</text:p>
          </table:table-cell>
          <table:table-cell office:value-type="string" calcext:value-type="string">
            <text:p>சபாபதி முதலியா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59.html" xlink:type="simple">pmuni0359.html</text:a>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எட்டிகுடி முருகன் பிள்ளைத் தமிழ்</text:p>
          </table:table-cell>
          <table:table-cell office:value-type="string" calcext:value-type="string">
            <text:p>கோவை.கு. நடேச கவுண்டர்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60.html" xlink:type="simple">pmuni0360.html</text:a></text:p>
          </table:table-cell>
        </table:table-row>
        <table:table-row table:style-name="ro10">
          <table:table-cell office:value-type="float" office:value="361" calcext:value-type="float">
            <text:p>361</text:p>
          </table:table-cell>
          <table:table-cell office:value-type="string" calcext:value-type="string">
            <text:p>திருப்பேரூர்க் கலம்பகம்</text:p>
          </table:table-cell>
          <table:table-cell office:value-type="string" calcext:value-type="string">
            <text:p>கவியரசு கு. நடேச கவுண்ட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61.html" xlink:type="simple">pmuni0361.html</text:a></text:p>
          </table:table-cell>
        </table:table-row>
        <table:table-row table:style-name="ro15">
          <table:table-cell office:value-type="float" office:value="362" calcext:value-type="float">
            <text:p>362</text:p>
          </table:table-cell>
          <table:table-cell office:value-type="string" calcext:value-type="string">
            <text:p>மறைசைக் கலம்பகம்</text:p>
          </table:table-cell>
          <table:table-cell office:value-type="string" calcext:value-type="string">
            <text:p>யாழ்ப்பாணத்து நீர்வேலிப் பீதாம்பரப் புலவ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621.html" xlink:type="simple">pmuni03621.html</text:a></text:p>
          </table:table-cell>
        </table:table-row>
        <table:table-row table:style-name="ro15">
          <table:table-cell office:value-type="float" office:value="363" calcext:value-type="float">
            <text:p>363</text:p>
          </table:table-cell>
          <table:table-cell office:value-type="string" calcext:value-type="string">
            <text:p>திருமாலிருஞ்சோலைமலை அழகர் கலம்பகம்</text:p>
          </table:table-cell>
          <table:table-cell office:value-type="string" calcext:value-type="string">
            <text:p>அரிபத்த நாவல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63.html" xlink:type="simple">pmuni0363.html</text:a></text:p>
          </table:table-cell>
        </table:table-row>
        <table:table-row table:style-name="ro6">
          <table:table-cell office:value-type="float" office:value="364" calcext:value-type="float">
            <text:p>364</text:p>
          </table:table-cell>
          <table:table-cell office:value-type="string" calcext:value-type="string">
            <text:p>அறப் போர் (சங்க நூற் காட்சிகள்)</text:p>
          </table:table-cell>
          <table:table-cell office:value-type="string" calcext:value-type="string">
            <text:p>கி. வா. ஜகந்நாதன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364.html" xlink:type="simple">pmuni0364.html</text:a>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சொக்கநாத மாலை</text:p>
          </table:table-cell>
          <table:table-cell office:value-type="string" calcext:value-type="string">
            <text:p>மாயூரம் முத்துசாமிப் பிள்ளை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65.html" xlink:type="simple">pmuni0365.html</text:a></text:p>
          </table:table-cell>
        </table:table-row>
        <table:table-row table:style-name="ro10">
          <table:table-cell office:value-type="float" office:value="366" calcext:value-type="float">
            <text:p>366</text:p>
          </table:table-cell>
          <table:table-cell office:value-type="string" calcext:value-type="string">
            <text:p>கண்ணப்பர் கலம்பகம்</text:p>
          </table:table-cell>
          <table:table-cell office:value-type="string" calcext:value-type="string">
            <text:p>துரைசாமி முதலியா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66.html" xlink:type="simple">pmuni0366.html</text:a>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புதுமைப் பெண்</text:p>
          </table:table-cell>
          <table:table-cell office:value-type="string" calcext:value-type="string">
            <text:p>ப. ஜீவானந்தம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67.html" xlink:type="simple">pmuni0367.html</text:a>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புள்ளிருக்குவேளூர்க் கலம்பகம்</text:p>
          </table:table-cell>
          <table:table-cell office:value-type="string" calcext:value-type="string">
            <text:p>படிக்காசுப் புலவ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68.html" xlink:type="simple">pmuni0368.html</text:a></text:p>
          </table:table-cell>
        </table:table-row>
        <table:table-row table:style-name="ro21">
          <table:table-cell office:value-type="float" office:value="369" calcext:value-type="float">
            <text:p>369</text:p>
          </table:table-cell>
          <table:table-cell office:value-type="string" calcext:value-type="string">
            <text:p>மேலைச்சிதம்பரம் என்கிற பேரூர் மும்மணிக்கோவை</text:p>
          </table:table-cell>
          <table:table-cell office:value-type="string" calcext:value-type="string">
            <text:p>கோயமுத்தூர் கந்தசாமி முதலியா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369_01.html" xlink:type="simple">pmuni0369_01.html</text:a></text:p>
          </table:table-cell>
        </table:table-row>
        <table:table-row table:style-name="ro46">
          <table:table-cell office:value-type="float" office:value="369" calcext:value-type="float">
            <text:p>369</text:p>
          </table:table-cell>
          <table:table-cell office:value-type="string" calcext:value-type="string">
            <text:p>மேலைச்சிதம்பரம் என்கிற பேரூர் பச்சைநாயகியம்மை ஆசிரியவிருத்தம்</text:p>
          </table:table-cell>
          <table:table-cell office:value-type="string" calcext:value-type="string">
            <text:p>கோயமுத்தூர் கந்தசாமி முதலியார்</text:p>
          </table:table-cell>
          <table:table-cell office:value-type="string" calcext:value-type="string">
            <text:p>பிரபந்தம் - விருத்தம்</text:p>
          </table:table-cell>
          <table:table-cell office:value-type="string" calcext:value-type="string">
            <text:p><text:a xlink:href="http://www.projectmadurai.org/pm_etexts/utf8/pmuni0369_02.html" xlink:type="simple">pmuni0369_02.html</text:a>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திருப்பாசூர்ப் புராணம்</text:p>
          </table:table-cell>
          <table:table-cell office:value-type="string" calcext:value-type="string">
            <text:p>பூவை கலியாணசுந்தர முதல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70.html" xlink:type="simple">pmuni0370.html</text:a>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குளத்தூர் அமுதாம்பிகை பிள்ளைத்தமிழ்</text:p>
          </table:table-cell>
          <table:table-cell office:value-type="string" calcext:value-type="string">
            <text:p>சிவஞான சுவாமிகள்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71.html" xlink:type="simple">pmuni0371.html</text:a></text:p>
          </table:table-cell>
        </table:table-row>
        <table:table-row table:style-name="ro10">
          <table:table-cell office:value-type="float" office:value="372" calcext:value-type="float">
            <text:p>372</text:p>
          </table:table-cell>
          <table:table-cell office:value-type="string" calcext:value-type="string">
            <text:p>கதிர்காமக் கலம்பகம்</text:p>
          </table:table-cell>
          <table:table-cell office:value-type="string" calcext:value-type="string">
            <text:p>கந்தப்ப சுவாமிகள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72.html" xlink:type="simple">pmuni0372.html</text:a></text:p>
          </table:table-cell>
        </table:table-row>
        <table:table-row table:style-name="ro6">
          <table:table-cell office:value-type="float" office:value="373" calcext:value-type="float">
            <text:p>373</text:p>
          </table:table-cell>
          <table:table-cell office:value-type="string" calcext:value-type="string">
            <text:p>கடற்கரையிலே (இலக்கியக் கட்டுரைகள்)</text:p>
          </table:table-cell>
          <table:table-cell office:value-type="string" calcext:value-type="string">
            <text:p>ரா.பி. சேதுபிள்ளை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373.html" xlink:type="simple">pmuni0373.html</text:a>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கச்சிக்கலம்பகம்</text:p>
          </table:table-cell>
          <table:table-cell office:value-type="string" calcext:value-type="string">
            <text:p>பூண்டி அரங்கநாத முதலியா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74.html" xlink:type="simple">pmuni0374.html</text:a></text:p>
          </table:table-cell>
        </table:table-row>
        <table:table-row table:style-name="ro10">
          <table:table-cell office:value-type="float" office:value="375" calcext:value-type="float">
            <text:p>375</text:p>
          </table:table-cell>
          <table:table-cell office:value-type="string" calcext:value-type="string">
            <text:p>பாடற்றிரட்டு</text:p>
          </table:table-cell>
          <table:table-cell office:value-type="string" calcext:value-type="string">
            <text:p>வ.உ. சிதம்பரம் பிள்ளை</text:p>
          </table:table-cell>
          <table:table-cell office:value-type="string" calcext:value-type="string">
            <text:p>பாடற் திரட்டு</text:p>
          </table:table-cell>
          <table:table-cell office:value-type="string" calcext:value-type="string">
            <text:p><text:a xlink:href="http://www.projectmadurai.org/pm_etexts/utf8/pmuni0375.html" xlink:type="simple">pmuni0375.html</text:a>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தியாக பூமி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376.html" xlink:type="simple">pmuni0376.html</text:a></text:p>
          </table:table-cell>
        </table:table-row>
        <table:table-row table:style-name="ro10">
          <table:table-cell office:value-type="float" office:value="377" calcext:value-type="float">
            <text:p>377</text:p>
          </table:table-cell>
          <table:table-cell office:value-type="string" calcext:value-type="string">
            <text:p>பச்சையப்பர் (நாடகம்)</text:p>
          </table:table-cell>
          <table:table-cell office:value-type="string" calcext:value-type="string">
            <text:p>மு.வரதராசன்</text:p>
          </table:table-cell>
          <table:table-cell office:value-type="string" calcext:value-type="string">
            <text:p>நாடகம் </text:p>
          </table:table-cell>
          <table:table-cell office:value-type="string" calcext:value-type="string">
            <text:p><text:a xlink:href="http://www.projectmadurai.org/pm_etexts/utf8/pmuni0377.html" xlink:type="simple">pmuni0377.html</text:a>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தேவையுலா</text:p>
          </table:table-cell>
          <table:table-cell office:value-type="string" calcext:value-type="string">
            <text:p>பலபட்டடை சொக்கநாதக்கவிராயர்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378.html" xlink:type="simple">pmuni0378.html</text:a>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காலடிச் சாராதாம்பிகை மாலை</text:p>
          </table:table-cell>
          <table:table-cell office:value-type="string" calcext:value-type="string">
            <text:p>திண்டுக்கல் வெங்குசாமி அய்யர்</text:p>
          </table:table-cell>
          <table:table-cell office:value-type="string" calcext:value-type="string">
            <text:p>பிரபந்தம் - மாலை</text:p>
          </table:table-cell>
          <table:table-cell office:value-type="string" calcext:value-type="string">
            <text:p><text:a xlink:href="http://www.projectmadurai.org/pm_etexts/utf8/pmuni0379.html" xlink:type="simple">pmuni0379.html</text:a>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சிவசுப்பிரமணியக்கடவுள் குறவஞ்சி</text:p>
          </table:table-cell>
          <table:table-cell office:value-type="string" calcext:value-type="string">
            <text:p>வீரபத்திரக் கவிராயர்</text:p>
          </table:table-cell>
          <table:table-cell office:value-type="string" calcext:value-type="string">
            <text:p>பிரபந்தம் - குறவஞ்சி</text:p>
          </table:table-cell>
          <table:table-cell office:value-type="string" calcext:value-type="string">
            <text:p><text:a xlink:href="http://www.projectmadurai.org/pm_etexts/utf8/pmuni0380.html" xlink:type="simple">pmuni0380.html</text:a>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office:value-type="string" calcext:value-type="string">
            <text:p>புகையிலை விடு தூது</text:p>
          </table:table-cell>
          <table:table-cell office:value-type="string" calcext:value-type="string">
            <text:p>சீனிச்சர்க்கரைப்புலவ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81.html" xlink:type="simple">pmuni0381.html</text:a>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office:value-type="string" calcext:value-type="string">
            <text:p>கண்டதேவிப் புராணம்</text:p>
          </table:table-cell>
          <table:table-cell office:value-type="string" calcext:value-type="string">
            <text:p>மீனாட்சிசுந்தரம் பிள்ளை</text:p>
          </table:table-cell>
          <table:table-cell office:value-type="string" calcext:value-type="string">
            <text:p>புராணம் </text:p>
          </table:table-cell>
          <table:table-cell office:value-type="string" calcext:value-type="string">
            <text:p><text:a xlink:href="http://www.projectmadurai.org/pm_etexts/utf8/pmuni0382.html" xlink:type="simple">pmuni0382.html</text:a>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மான் விடு தூது (குறிப்புரையுடன்)</text:p>
          </table:table-cell>
          <table:table-cell office:value-type="string" calcext:value-type="string">
            <text:p>குழந்தைக் கவிராயர்</text:p>
          </table:table-cell>
          <table:table-cell office:value-type="string" calcext:value-type="string">
            <text:p>பிரபந்தம் - தூது</text:p>
          </table:table-cell>
          <table:table-cell office:value-type="string" calcext:value-type="string">
            <text:p><text:a xlink:href="http://www.projectmadurai.org/pm_etexts/utf8/pmuni0383.html" xlink:type="simple">pmuni0383.html</text:a>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பொய்மான் கரடு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 </text:p>
          </table:table-cell>
          <table:table-cell office:value-type="string" calcext:value-type="string">
            <text:p><text:a xlink:href="http://www.projectmadurai.org/pm_etexts/utf8/pmuni0384.html" xlink:type="simple">pmuni0384.html</text:a></text:p>
          </table:table-cell>
        </table:table-row>
        <table:table-row table:style-name="ro8">
          <table:table-cell office:value-type="float" office:value="385" calcext:value-type="float">
            <text:p>385</text:p>
          </table:table-cell>
          <table:table-cell office:value-type="string" calcext:value-type="string">
            <text:p>மாந்தருக்குள் ஒரு தெய்வம் (1, 2)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385_01.html" xlink:type="simple">pmuni0385_01.html</text:a></text:p>
            <text:p><text:a xlink:href="http://www.projectmadurai.org/pm_etexts/utf8/pmuni0385_02.html" xlink:type="simple">pmuni0385_02.html</text:a></text:p>
          </table:table-cell>
        </table:table-row>
        <table:table-row table:style-name="ro37">
          <table:table-cell office:value-type="float" office:value="386" calcext:value-type="float">
            <text:p>386</text:p>
          </table:table-cell>
          <table:table-cell office:value-type="string" calcext:value-type="string">
            <text:p>பொன்னியின் செல்வன் - ஆங்கில மொழிபெயர்ப்பு (Ponniyan Selvan - Part 3)</text:p>
          </table:table-cell>
          <table:table-cell office:value-type="string" calcext:value-type="string">
            <text:p>கல்கி கிருஷ்ணமூர்த்தி - இந்திரா நீலமேகம் (Kalki Krishnamurthy - Indra Neelameggham)</text:p>
          </table:table-cell>
          <table:table-cell office:value-type="string" calcext:value-type="string">
            <text:p>நாவல், மொழிபெயர்ப்பு</text:p>
          </table:table-cell>
          <table:table-cell office:value-type="string" calcext:value-type="string">
            <text:p><text:a xlink:href="http://www.projectmadurai.org/pm_etexts/utf8/pmuni0386.html" xlink:type="simple">pmuni0386.html</text:a></text:p>
          </table:table-cell>
        </table:table-row>
        <table:table-row table:style-name="ro7">
          <table:table-cell office:value-type="float" office:value="387" calcext:value-type="float">
            <text:p>387</text:p>
          </table:table-cell>
          <table:table-cell office:value-type="string" calcext:value-type="string">
            <text:p>ஸ்ரீ குழைக்காதர் பிரபந்தத்திரட்டு - குழைக்காதர் கலம்பகம்</text:p>
          </table:table-cell>
          <table:table-cell table:style-name="ce2"/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87_01.html" xlink:type="simple">pmuni0387_01.html</text:a></text:p>
          </table:table-cell>
        </table:table-row>
        <table:table-row table:style-name="ro23">
          <table:table-cell office:value-type="float" office:value="387" calcext:value-type="float">
            <text:p>387</text:p>
          </table:table-cell>
          <table:table-cell office:value-type="string" calcext:value-type="string">
            <text:p>ஸ்ரீ குழைக்காதர் பிரபந்தத்திரட்டு - குழைக்காதர் பிள்ளைத்தமிழ், இதரப் பாடல்கள்</text:p>
          </table:table-cell>
          <table:table-cell table:style-name="ce2"/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87_02.html" xlink:type="simple">pmuni0387_02.html</text:a></text:p>
          </table:table-cell>
        </table:table-row>
        <table:table-row table:style-name="ro12">
          <table:table-cell office:value-type="float" office:value="388" calcext:value-type="float">
            <text:p>388</text:p>
          </table:table-cell>
          <table:table-cell office:value-type="string" calcext:value-type="string">
            <text:p>மாயூரப்புராணம் (பாகம் 1/படலங்கள் 1- 21 )</text:p>
          </table:table-cell>
          <table:table-cell office:value-type="string" calcext:value-type="string">
            <text:p>மீனாட்சிசுந்தரம் பிள்ளை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388.html" xlink:type="simple">pmuni0388.html</text:a></text:p>
          </table:table-cell>
        </table:table-row>
        <table:table-row table:style-name="ro28">
          <table:table-cell office:value-type="float" office:value="389" calcext:value-type="float">
            <text:p>389</text:p>
          </table:table-cell>
          <table:table-cell office:value-type="string" calcext:value-type="string">
            <text:p>புதுமைப்பித்தன் படைப்புகள் - சிறுகதைகள், தொகுப்பு - 1 &amp;amp; 2</text:p>
          </table:table-cell>
          <table:table-cell office:value-type="string" calcext:value-type="string">
            <text:p>புதுமைப்பித்த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389_01.html" xlink:type="simple">pmuni0389_01.html</text:a></text:p>
            <text:p><text:a xlink:href="http://www.projectmadurai.org/pm_etexts/utf8/pmuni0389_02.html" xlink:type="simple">pmuni0389_02.html</text:a></text:p>
          </table:table-cell>
        </table:table-row>
        <table:table-row table:style-name="ro10">
          <table:table-cell office:value-type="float" office:value="390" calcext:value-type="float">
            <text:p>390</text:p>
          </table:table-cell>
          <table:table-cell office:value-type="string" calcext:value-type="string">
            <text:p>குமரமாலைப் பிள்ளைத்தமிழ்</text:p>
          </table:table-cell>
          <table:table-cell office:value-type="string" calcext:value-type="string">
            <text:p>வீரபத்திரக் கவிராயர்</text:p>
          </table:table-cell>
          <table:table-cell office:value-type="string" calcext:value-type="string">
            <text:p>பிரபந்தம் - பிள்ளைத்தமிழ்</text:p>
          </table:table-cell>
          <table:table-cell office:value-type="string" calcext:value-type="string">
            <text:p><text:a xlink:href="http://www.projectmadurai.org/pm_etexts/utf8/pmuni0390.html" xlink:type="simple">pmuni0390.html</text:a></text:p>
          </table:table-cell>
        </table:table-row>
        <table:table-row table:style-name="ro8">
          <table:table-cell office:value-type="float" office:value="391" calcext:value-type="float">
            <text:p>391</text:p>
          </table:table-cell>
          <table:table-cell office:value-type="string" calcext:value-type="string">
            <text:p>அபிநவ கதைகள்</text:p>
          </table:table-cell>
          <table:table-cell office:value-type="string" calcext:value-type="string">
            <text:p>வ. சு. செங்கல்வராய முதலியா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1.html" xlink:type="simple">pmuni0391.html</text:a></text:p>
          </table:table-cell>
        </table:table-row>
        <table:table-row table:style-name="ro13">
          <table:table-cell office:value-type="float" office:value="392" calcext:value-type="float">
            <text:p>392</text:p>
          </table:table-cell>
          <table:table-cell office:value-type="string" calcext:value-type="string">
            <text:p>மஞ்ஞைப் பாட்டு, வேல் பாட்டு, சேவற் பாட்டு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2_01.html" xlink:type="simple">pmuni0392_01.html</text:a></text:p>
          </table:table-cell>
        </table:table-row>
        <table:table-row table:style-name="ro13">
          <table:table-cell office:value-type="float" office:value="392" calcext:value-type="float">
            <text:p>392</text:p>
          </table:table-cell>
          <table:table-cell office:value-type="string" calcext:value-type="string">
            <text:p>வள்ளி கல்யாணம், வள்ளி-கிழவர் வாக்குவாதம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2_02.html" xlink:type="simple">pmuni0392_02.html</text:a></text:p>
          </table:table-cell>
        </table:table-row>
        <table:table-row table:style-name="ro8">
          <table:table-cell office:value-type="float" office:value="392" calcext:value-type="float">
            <text:p>392</text:p>
          </table:table-cell>
          <table:table-cell office:value-type="string" calcext:value-type="string">
            <text:p>சிவ பராக்ரம போற்றி அகவல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பிரபந்தம் - அகவல்</text:p>
          </table:table-cell>
          <table:table-cell office:value-type="string" calcext:value-type="string">
            <text:p><text:a xlink:href="http://www.projectmadurai.org/pm_etexts/utf8/pmuni0392_03.html" xlink:type="simple">pmuni0392_03.html</text:a>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ஸ்ரீகாஞ்சீபுரம் குமரகோட்டக்கலம்பகம்</text:p>
          </table:table-cell>
          <table:table-cell office:value-type="string" calcext:value-type="string">
            <text:p>சபாபதி முதலியா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393.html" xlink:type="simple">pmuni0393.html</text:a></text:p>
          </table:table-cell>
        </table:table-row>
        <table:table-row table:style-name="ro10">
          <table:table-cell office:value-type="float" office:value="394" calcext:value-type="float">
            <text:p>394</text:p>
          </table:table-cell>
          <table:table-cell office:value-type="string" calcext:value-type="string">
            <text:p>நாடகக் கலை</text:p>
          </table:table-cell>
          <table:table-cell office:value-type="string" calcext:value-type="string">
            <text:p>அவ்வை டி கே. சண்முகம்</text:p>
          </table:table-cell>
          <table:table-cell office:value-type="string" calcext:value-type="string">
            <text:p>நாடக இயல்</text:p>
          </table:table-cell>
          <table:table-cell office:value-type="string" calcext:value-type="string">
            <text:p><text:a xlink:href="http://www.projectmadurai.org/pm_etexts/utf8/pmuni0394.html" xlink:type="simple">pmuni0394.html</text:a></text:p>
          </table:table-cell>
        </table:table-row>
        <table:table-row table:style-name="ro15">
          <table:table-cell office:value-type="float" office:value="395" calcext:value-type="float">
            <text:p>395</text:p>
          </table:table-cell>
          <table:table-cell office:value-type="string" calcext:value-type="string">
            <text:p>திருமந்திர ஆராய்ச்சியும் ஒப்புமைப்பகுதியும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395_01.html" xlink:type="simple">pmuni0395_01.html</text:a></text:p>
          </table:table-cell>
        </table:table-row>
        <table:table-row table:style-name="ro15">
          <table:table-cell office:value-type="float" office:value="395" calcext:value-type="float">
            <text:p>395</text:p>
          </table:table-cell>
          <table:table-cell office:value-type="string" calcext:value-type="string">
            <text:p>காலனைக் கட்டியடக்கிய கடோரசித்தன் கதை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கதை</text:p>
          </table:table-cell>
          <table:table-cell office:value-type="string" calcext:value-type="string">
            <text:p><text:a xlink:href="http://www.projectmadurai.org/pm_etexts/utf8/pmuni0395_02.html" xlink:type="simple">pmuni0395_02.html</text:a></text:p>
          </table:table-cell>
        </table:table-row>
        <table:table-row table:style-name="ro8">
          <table:table-cell office:value-type="float" office:value="395" calcext:value-type="float">
            <text:p>395</text:p>
          </table:table-cell>
          <table:table-cell office:value-type="string" calcext:value-type="string">
            <text:p>தனிப்பாடல்கள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5_03.html" xlink:type="simple">pmuni0395_03.html</text:a></text:p>
          </table:table-cell>
        </table:table-row>
        <table:table-row table:style-name="ro10">
          <table:table-cell office:value-type="float" office:value="396" calcext:value-type="float">
            <text:p>396</text:p>
          </table:table-cell>
          <table:table-cell office:value-type="string" calcext:value-type="string">
            <text:p>ஆதவன் சிறுகதைகள்</text:p>
          </table:table-cell>
          <table:table-cell office:value-type="string" calcext:value-type="string">
            <text:p>இந்திரா பார்த்தசாரதி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396.html" xlink:type="simple">pmuni0396.html</text:a></text:p>
          </table:table-cell>
        </table:table-row>
        <table:table-row table:style-name="ro8">
          <table:table-cell office:value-type="float" office:value="397" calcext:value-type="float">
            <text:p>397</text:p>
          </table:table-cell>
          <table:table-cell office:value-type="string" calcext:value-type="string">
            <text:p>தணிகைப் பத்து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7_01.html" xlink:type="simple">pmuni0397_01.html</text:a></text:p>
          </table:table-cell>
        </table:table-row>
        <table:table-row table:style-name="ro8">
          <table:table-cell office:value-type="float" office:value="397" calcext:value-type="float">
            <text:p>397</text:p>
          </table:table-cell>
          <table:table-cell office:value-type="string" calcext:value-type="string">
            <text:p>திருப்புகழ்ப் பதிப்பாசிரியர் வரலாறு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7_02.html" xlink:type="simple">pmuni0397_02.html</text:a></text:p>
          </table:table-cell>
        </table:table-row>
        <table:table-row table:style-name="ro8">
          <table:table-cell office:value-type="float" office:value="397" calcext:value-type="float">
            <text:p>397</text:p>
          </table:table-cell>
          <table:table-cell office:value-type="string" calcext:value-type="string">
            <text:p>காசி மஹாத்மியம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397_03.html" xlink:type="simple">pmuni0397_03.html</text:a></text:p>
          </table:table-cell>
        </table:table-row>
        <table:table-row table:style-name="ro13">
          <table:table-cell office:value-type="float" office:value="398" calcext:value-type="float">
            <text:p>398</text:p>
          </table:table-cell>
          <table:table-cell office:value-type="string" calcext:value-type="string">
            <text:p>வங்கச் சிறுகதைகள் (வங்கத்திலிருந்து தமிழாக்கம்)</text:p>
          </table:table-cell>
          <table:table-cell office:value-type="string" calcext:value-type="string">
            <text:p>சு.கிருஷ்ணமூர்த்தி</text:p>
          </table:table-cell>
          <table:table-cell office:value-type="string" calcext:value-type="string">
            <text:p>சிறுகதை தொகுப்பு, மொழிபெயர்ப்பு</text:p>
          </table:table-cell>
          <table:table-cell office:value-type="string" calcext:value-type="string">
            <text:p><text:a xlink:href="http://www.projectmadurai.org/pm_etexts/utf8/pmuni0398_01.html" xlink:type="simple">pmuni0398_01.html</text:a></text:p>
            <text:p><text:a xlink:href="http://www.projectmadurai.org/pm_etexts/utf8/pmuni0398_02.html" xlink:type="simple">pmuni0398_02.html</text:a></text:p>
          </table:table-cell>
        </table:table-row>
        <table:table-row table:style-name="ro25">
          <table:table-cell office:value-type="float" office:value="399" calcext:value-type="float">
            <text:p>399</text:p>
          </table:table-cell>
          <table:table-cell office:value-type="string" calcext:value-type="string">
            <text:p>நன்மதி வெண்பா (சுமதி சதகம் / தமிழில் மொழி பெயர்ப்பு)</text:p>
          </table:table-cell>
          <table:table-cell office:value-type="string" calcext:value-type="string">
            <text:p>எம்.ஆர். ஸ்ரீநிவாசய்யங்கார்</text:p>
          </table:table-cell>
          <table:table-cell office:value-type="string" calcext:value-type="string">
            <text:p>பிரபந்தம் - சதகம், மொழிபெயர்ப்பு</text:p>
          </table:table-cell>
          <table:table-cell office:value-type="string" calcext:value-type="string">
            <text:p><text:a xlink:href="http://www.projectmadurai.org/pm_etexts/utf8/pmuni0399.html" xlink:type="simple">pmuni0399.html</text:a></text:p>
          </table:table-cell>
        </table:table-row>
        <table:table-row table:style-name="ro8">
          <table:table-cell office:value-type="float" office:value="400" calcext:value-type="float">
            <text:p>400</text:p>
          </table:table-cell>
          <table:table-cell office:value-type="string" calcext:value-type="string">
            <text:p>அருணகிரிநாதர் போற்றி அகவல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பிரபந்தம் - அகவல்</text:p>
          </table:table-cell>
          <table:table-cell office:value-type="string" calcext:value-type="string">
            <text:p><text:a xlink:href="http://www.projectmadurai.org/pm_etexts/utf8/pmuni0400_01.html" xlink:type="simple">pmuni0400_01.html</text:a></text:p>
          </table:table-cell>
        </table:table-row>
        <table:table-row table:style-name="ro8">
          <table:table-cell office:value-type="float" office:value="400" calcext:value-type="float">
            <text:p>400</text:p>
          </table:table-cell>
          <table:table-cell office:value-type="string" calcext:value-type="string">
            <text:p>திருத்தணிகைப் புராணச் சுருக்கம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புராணச் சுருக்கம்</text:p>
          </table:table-cell>
          <table:table-cell office:value-type="string" calcext:value-type="string">
            <text:p><text:a xlink:href="http://www.projectmadurai.org/pm_etexts/utf8/pmuni0400_02.html" xlink:type="simple">pmuni0400_02.html</text:a></text:p>
          </table:table-cell>
        </table:table-row>
        <table:table-row table:style-name="ro8">
          <table:table-cell office:value-type="float" office:value="400" calcext:value-type="float">
            <text:p>400</text:p>
          </table:table-cell>
          <table:table-cell office:value-type="string" calcext:value-type="string">
            <text:p>அருணகிரிநாதர் - வரலாறும் நூலாராய்ச்சியும்</text:p>
          </table:table-cell>
          <table:table-cell office:value-type="string" calcext:value-type="string">
            <text:p>வ. சு. செங்கல்வராய பிள்ளை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400_03.html" xlink:type="simple">pmuni0400_03.html</text:a></text:p>
          </table:table-cell>
        </table:table-row>
        <table:table-row table:style-name="ro9">
          <table:table-cell office:value-type="float" office:value="401" calcext:value-type="float">
            <text:p>401</text:p>
          </table:table-cell>
          <table:table-cell office:value-type="string" calcext:value-type="string">
            <text:p>குறிஞ்சி மலர்</text:p>
          </table:table-cell>
          <table:table-cell office:value-type="string" calcext:value-type="string">
            <text:p>தீபம் நா. பார்த்தசாரதி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401_01.html" xlink:type="simple">pmuni0401_01.html</text:a></text:p>
            <text:p><text:a xlink:href="http://www.projectmadurai.org/pm_etexts/utf8/pmuni0401_02.html" xlink:type="simple">pmuni0401_02.html</text:a></text:p>
            <text:p><text:a xlink:href="http://www.projectmadurai.org/pm_etexts/utf8/pmuni0401_03.html" xlink:type="simple">pmuni0401_03.html</text:a></text:p>
          </table:table-cell>
        </table:table-row>
        <table:table-row table:style-name="ro10">
          <table:table-cell office:value-type="float" office:value="402" calcext:value-type="float">
            <text:p>402</text:p>
          </table:table-cell>
          <table:table-cell office:value-type="string" calcext:value-type="string">
            <text:p>ஆத்மாவின் ராகங்கள்</text:p>
          </table:table-cell>
          <table:table-cell office:value-type="string" calcext:value-type="string">
            <text:p>தீபம் நா. பார்த்தசாரதி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402.html" xlink:type="simple">pmuni0402.html</text:a></text:p>
          </table:table-cell>
        </table:table-row>
        <table:table-row table:style-name="ro18">
          <table:table-cell office:value-type="float" office:value="403" calcext:value-type="float">
            <text:p>403</text:p>
          </table:table-cell>
          <table:table-cell office:value-type="string" calcext:value-type="string">
            <text:p>பிரபுலிங்க லீலை / பாகம் 1 (கதிகள் 1- 10) / பாகம் 2 (கதிகள் 10- 25)</text:p>
          </table:table-cell>
          <table:table-cell office:value-type="string" calcext:value-type="string">
            <text:p>சிவப்பிரகாச சுவாமிகள்</text:p>
          </table:table-cell>
          <table:table-cell office:value-type="string" calcext:value-type="string">
            <text:p>சமயம் - சைவம்</text:p>
          </table:table-cell>
          <table:table-cell office:value-type="string" calcext:value-type="string">
            <text:p><text:a xlink:href="http://www.projectmadurai.org/pm_etexts/utf8/pmuni0403_01.html" xlink:type="simple">pmuni0403_01.html</text:a></text:p>
            <text:p><text:a xlink:href="http://www.projectmadurai.org/pm_etexts/utf8/pmuni0403_02.html" xlink:type="simple">pmuni0403_02.html</text:a></text:p>
          </table:table-cell>
        </table:table-row>
        <table:table-row table:style-name="ro10">
          <table:table-cell office:value-type="float" office:value="404" calcext:value-type="float">
            <text:p>404</text:p>
          </table:table-cell>
          <table:table-cell office:value-type="string" calcext:value-type="string">
            <text:p>சேரன் செங்குட்டுவன்</text:p>
          </table:table-cell>
          <table:table-cell office:value-type="string" calcext:value-type="string">
            <text:p>மு. இராகவ ஐயங்கார்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404.html" xlink:type="simple">pmuni0404.html</text:a></text:p>
          </table:table-cell>
        </table:table-row>
        <table:table-row table:style-name="ro15">
          <table:table-cell office:value-type="float" office:value="405" calcext:value-type="float">
            <text:p>405</text:p>
          </table:table-cell>
          <table:table-cell office:value-type="string" calcext:value-type="string">
            <text:p>இரகுநாதசேதுபதி ஒருதுறைக்கோவை</text:p>
          </table:table-cell>
          <table:table-cell office:value-type="string" calcext:value-type="string">
            <text:p>பொன்னாங்கால் அமிர்தகவிராயரவ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405.html" xlink:type="simple">pmuni0405.html</text:a></text:p>
          </table:table-cell>
        </table:table-row>
        <table:table-row table:style-name="ro7">
          <table:table-cell office:value-type="float" office:value="406" calcext:value-type="float">
            <text:p>406</text:p>
          </table:table-cell>
          <table:table-cell office:value-type="string" calcext:value-type="string">
            <text:p>பஞ்சதந்திரக் கதை - தமிழாக்கம்</text:p>
          </table:table-cell>
          <table:table-cell office:value-type="string" calcext:value-type="string">
            <text:p>தாண்டவராய முதலியார்/விஷ்ணு சர்மா</text:p>
          </table:table-cell>
          <table:table-cell office:value-type="string" calcext:value-type="string">
            <text:p>கதை</text:p>
          </table:table-cell>
          <table:table-cell office:value-type="string" calcext:value-type="string">
            <text:p><text:a xlink:href="http://www.projectmadurai.org/pm_etexts/utf8/pmuni0406.html" xlink:type="simple">pmuni0406.html</text:a></text:p>
          </table:table-cell>
        </table:table-row>
        <table:table-row table:style-name="ro8">
          <table:table-cell office:value-type="float" office:value="407" calcext:value-type="float">
            <text:p>407</text:p>
          </table:table-cell>
          <table:table-cell office:value-type="string" calcext:value-type="string">
            <text:p>இரண்டு நண்பர்கள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07.html" xlink:type="simple">pmuni0407.html</text:a>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மகாராஜா துறவு</text:p>
          </table:table-cell>
          <table:table-cell office:value-type="string" calcext:value-type="string">
            <text:p>குமாரதேவ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08.html" xlink:type="simple">pmuni0408.html</text:a></text:p>
          </table:table-cell>
        </table:table-row>
        <table:table-row table:style-name="ro10">
          <table:table-cell office:value-type="float" office:value="409" calcext:value-type="float">
            <text:p>409</text:p>
          </table:table-cell>
          <table:table-cell office:value-type="string" calcext:value-type="string">
            <text:p>விஜய ரங்கம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09.html" xlink:type="simple">pmuni0409.html</text:a></text:p>
          </table:table-cell>
        </table:table-row>
        <table:table-row table:style-name="ro14">
          <table:table-cell office:value-type="float" office:value="410" calcext:value-type="float">
            <text:p>410</text:p>
          </table:table-cell>
          <table:table-cell office:value-type="string" calcext:value-type="string">
            <text:p>சிதம்பரப்பாட்டியல் (மு. இராகவ ஐயங்கார் உரையுடன்)</text:p>
          </table:table-cell>
          <table:table-cell office:value-type="string" calcext:value-type="string">
            <text:p>பரஞ்சோதியார்</text:p>
          </table:table-cell>
          <table:table-cell office:value-type="string" calcext:value-type="string">
            <text:p>இலக்கணம்</text:p>
          </table:table-cell>
          <table:table-cell office:value-type="string" calcext:value-type="string">
            <text:p><text:a xlink:href="http://www.projectmadurai.org/pm_etexts/utf8/pmuni0410.html" xlink:type="simple">pmuni0410.html</text:a></text:p>
          </table:table-cell>
        </table:table-row>
        <table:table-row table:style-name="ro10">
          <table:table-cell office:value-type="float" office:value="411" calcext:value-type="float">
            <text:p>411</text:p>
          </table:table-cell>
          <table:table-cell office:value-type="string" calcext:value-type="string">
            <text:p>புதிய தமிழ்ச் சிறுகதைகள்</text:p>
          </table:table-cell>
          <table:table-cell office:value-type="string" calcext:value-type="string">
            <text:p>அசோகமித்திரன்</text:p>
          </table:table-cell>
          <table:table-cell office:value-type="string" calcext:value-type="string">
            <text:p>சிறுகதைகள் - தொகுப்பு</text:p>
          </table:table-cell>
          <table:table-cell office:value-type="string" calcext:value-type="string">
            <text:p><text:a xlink:href="http://www.projectmadurai.org/pm_etexts/utf8/pmuni0411.html" xlink:type="simple">pmuni0411.html</text:a>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கன்னித்தமிழ் (கட்டுரைகள்)</text:p>
          </table:table-cell>
          <table:table-cell office:value-type="string" calcext:value-type="string">
            <text:p>கி. வா. ஜகந்நாதன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412.html" xlink:type="simple">pmuni0412.html</text:a></text:p>
          </table:table-cell>
        </table:table-row>
        <table:table-row table:style-name="ro10">
          <table:table-cell office:value-type="float" office:value="413" calcext:value-type="float">
            <text:p>413</text:p>
          </table:table-cell>
          <table:table-cell office:value-type="string" calcext:value-type="string">
            <text:p>வேளிர் வரலாறு</text:p>
          </table:table-cell>
          <table:table-cell office:value-type="string" calcext:value-type="string">
            <text:p>மு. இராகவயங்கார்</text:p>
          </table:table-cell>
          <table:table-cell office:value-type="string" calcext:value-type="string">
            <text:p>வரலாறு / சரித்திரம்</text:p>
          </table:table-cell>
          <table:table-cell office:value-type="string" calcext:value-type="string">
            <text:p><text:a xlink:href="http://www.projectmadurai.org/pm_etexts/utf8/pmuni0413.html" xlink:type="simple">pmuni0413.html</text:a></text:p>
          </table:table-cell>
        </table:table-row>
        <table:table-row table:style-name="ro18">
          <table:table-cell office:value-type="float" office:value="414" calcext:value-type="float">
            <text:p>414</text:p>
          </table:table-cell>
          <table:table-cell office:value-type="string" calcext:value-type="string">
            <text:p>இராமாயணம் /1. பாலகாண்டம் /பாகம் 1(படலங்கள் 1-10)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414_01.html" xlink:type="simple">pmuni0414_01.html</text:a></text:p>
          </table:table-cell>
        </table:table-row>
        <table:table-row table:style-name="ro47">
          <table:table-cell office:value-type="float" office:value="414" calcext:value-type="float">
            <text:p>414</text:p>
          </table:table-cell>
          <table:table-cell office:value-type="string" calcext:value-type="string">
            <text:p>இராமாயணம் /1. பாலகாண்டம் /பாகம் 2 (படலங்கள் 11-22)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சமயம் - வைணவம்</text:p>
          </table:table-cell>
          <table:table-cell office:value-type="string" calcext:value-type="string">
            <text:p><text:a xlink:href="http://www.projectmadurai.org/pm_etexts/utf8/pmuni0414_02.html" xlink:type="simple">pmuni0414_02.html</text:a></text:p>
          </table:table-cell>
        </table:table-row>
        <table:table-row table:style-name="ro13">
          <table:table-cell office:value-type="float" office:value="415" calcext:value-type="float">
            <text:p>415</text:p>
          </table:table-cell>
          <table:table-cell office:value-type="string" calcext:value-type="string">
            <text:p>விக்ரம சோழன் உலா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  <table:table-cell office:value-type="string" calcext:value-type="string">
            <text:p>பிரபந்தம் - உலா, மொழிபெயர்ப்பு</text:p>
          </table:table-cell>
          <table:table-cell office:value-type="string" calcext:value-type="string">
            <text:p><text:a xlink:href="http://www.projectmadurai.org/pm_etexts/utf8/pmuni0415_01.html" xlink:type="simple">pmuni0415_01.html</text:a></text:p>
          </table:table-cell>
        </table:table-row>
        <table:table-row table:style-name="ro45">
          <table:table-cell office:value-type="float" office:value="415" calcext:value-type="float">
            <text:p>415</text:p>
          </table:table-cell>
          <table:table-cell office:value-type="string" calcext:value-type="string">
            <text:p>மதுரை மீனாட்சியம்மை, இரட்டைமணி மாலை, மீனாட்சியம்மை குறம்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  <table:table-cell office:value-type="string" calcext:value-type="string">
            <text:p>பிரபந்தம் - மாலை, குறம், மொழிபெயர்ப்பு</text:p>
          </table:table-cell>
          <table:table-cell office:value-type="string" calcext:value-type="string">
            <text:p><text:a xlink:href="http://www.projectmadurai.org/pm_etexts/utf8/pmuni0415_02.html" xlink:type="simple">pmuni0415_02.html</text:a></text:p>
          </table:table-cell>
        </table:table-row>
        <table:table-row table:style-name="ro23">
          <table:table-cell office:value-type="float" office:value="415" calcext:value-type="float">
            <text:p>415</text:p>
          </table:table-cell>
          <table:table-cell office:value-type="string" calcext:value-type="string">
            <text:p>மதுரை மீனாட்சியம்மை பிள்ளைத்தமிழ் (ஆங்கில மொழிபெயர்ப்பு)</text:p>
          </table:table-cell>
          <table:table-cell office:value-type="string" calcext:value-type="string">
            <text:p>கௌசல்யா ஹார்ட்</text:p>
          </table:table-cell>
          <table:table-cell office:value-type="string" calcext:value-type="string">
            <text:p>பிரபந்தம் - பிள்ளைத்தமிழ், மொழிபெயர்ப்பு</text:p>
          </table:table-cell>
          <table:table-cell office:value-type="string" calcext:value-type="string">
            <text:p><text:a xlink:href="http://www.projectmadurai.org/pm_etexts/utf8/pmuni0415_03.html" xlink:type="simple">pmuni0415_03.html</text:a></text:p>
          </table:table-cell>
        </table:table-row>
        <table:table-row table:style-name="ro14">
          <table:table-cell office:value-type="float" office:value="416" calcext:value-type="float">
            <text:p>416</text:p>
          </table:table-cell>
          <table:table-cell office:value-type="string" calcext:value-type="string">
            <text:p>காகித மாளிகை</text:p>
          </table:table-cell>
          <table:table-cell office:value-type="string" calcext:value-type="string">
            <text:p>முப்பாள ரங்கநாயகம்மா / பா.பாலசுப்பிரமணியன்</text:p>
          </table:table-cell>
          <table:table-cell office:value-type="string" calcext:value-type="string">
            <text:p>மொழிபெயர்ப்பு ( தெலுங்கு நாவல்)</text:p>
          </table:table-cell>
          <table:table-cell office:value-type="string" calcext:value-type="string">
            <text:p><text:a xlink:href="http://www.projectmadurai.org/pm_etexts/utf8/pmuni0416.html" xlink:type="simple">pmuni0416.html</text:a></text:p>
          </table:table-cell>
        </table:table-row>
        <table:table-row table:style-name="ro7">
          <table:table-cell office:value-type="float" office:value="417" calcext:value-type="float">
            <text:p>417</text:p>
          </table:table-cell>
          <table:table-cell office:value-type="string" calcext:value-type="string">
            <text:p>இரத்தினபுரிப் புராணம்</text:p>
          </table:table-cell>
          <table:table-cell office:value-type="string" calcext:value-type="string">
            <text:p>தீர்த்தகிரித் தேசிகர் / கந்தசாமி உபாத்தியாய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417.html" xlink:type="simple">pmuni0417.html</text:a>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கரிகால் வளவன்</text:p>
          </table:table-cell>
          <table:table-cell office:value-type="string" calcext:value-type="string">
            <text:p>கி. வா. ஜகன்னாதன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418.html" xlink:type="simple">pmuni0418.html</text:a></text:p>
          </table:table-cell>
        </table:table-row>
        <table:table-row table:style-name="ro10">
          <table:table-cell office:value-type="float" office:value="419" calcext:value-type="float">
            <text:p>419</text:p>
          </table:table-cell>
          <table:table-cell office:value-type="string" calcext:value-type="string">
            <text:p>வம்ச விருத்தி</text:p>
          </table:table-cell>
          <table:table-cell office:value-type="string" calcext:value-type="string">
            <text:p>அ.முத்துலிங்கம்</text:p>
          </table:table-cell>
          <table:table-cell office:value-type="string" calcext:value-type="string">
            <text:p>சிறுகதைகள்</text:p>
          </table:table-cell>
          <table:table-cell office:value-type="string" calcext:value-type="string">
            <text:p><text:a xlink:href="http://www.projectmadurai.org/pm_etexts/utf8/pmuni0419.html" xlink:type="simple">pmuni0419.html</text:a></text:p>
          </table:table-cell>
        </table:table-row>
        <table:table-row table:style-name="ro6">
          <table:table-cell office:value-type="float" office:value="420" calcext:value-type="float">
            <text:p>420</text:p>
          </table:table-cell>
          <table:table-cell office:value-type="string" calcext:value-type="string">
            <text:p>வடக்கு வீதி (சிறுகதைத் தொகுப்பு)</text:p>
          </table:table-cell>
          <table:table-cell office:value-type="string" calcext:value-type="string">
            <text:p>அ. முத்துலிங்கம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20.html" xlink:type="simple">pmuni0420.html</text:a></text:p>
          </table:table-cell>
        </table:table-row>
        <table:table-row table:style-name="ro10">
          <table:table-cell office:value-type="float" office:value="421" calcext:value-type="float">
            <text:p>421</text:p>
          </table:table-cell>
          <table:table-cell office:value-type="string" calcext:value-type="string">
            <text:p>ஹரிச்சந்திரா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1.html" xlink:type="simple">pmuni0421.html</text:a></text:p>
          </table:table-cell>
        </table:table-row>
        <table:table-row table:style-name="ro18">
          <table:table-cell office:value-type="float" office:value="422" calcext:value-type="float">
            <text:p>422</text:p>
          </table:table-cell>
          <table:table-cell office:value-type="string" calcext:value-type="string">
            <text:p>இராமாயணம் /2. அயோத்தியா காண்டம்/பாகம் 1(படலங்கள் 1-5)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இதிகாசம்</text:p>
          </table:table-cell>
          <table:table-cell office:value-type="string" calcext:value-type="string">
            <text:p><text:a xlink:href="http://www.projectmadurai.org/pm_etexts/utf8/pmuni0422_01.html" xlink:type="simple">pmuni0422_01.html</text:a></text:p>
          </table:table-cell>
        </table:table-row>
        <table:table-row table:style-name="ro18">
          <table:table-cell office:value-type="float" office:value="422" calcext:value-type="float">
            <text:p>422</text:p>
          </table:table-cell>
          <table:table-cell office:value-type="string" calcext:value-type="string">
            <text:p>இராமாயணம் /2. அயோத்தியா காண்டம்/பாகம் 2(படலங்கள் 6-12)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இதிகாசம்</text:p>
          </table:table-cell>
          <table:table-cell office:value-type="string" calcext:value-type="string">
            <text:p><text:a xlink:href="http://www.projectmadurai.org/pm_etexts/utf8/pmuni0422_02.html" xlink:type="simple">pmuni0422_02.html</text:a></text:p>
          </table:table-cell>
        </table:table-row>
        <table:table-row table:style-name="ro10">
          <table:table-cell office:value-type="float" office:value="423" calcext:value-type="float">
            <text:p>423</text:p>
          </table:table-cell>
          <table:table-cell office:value-type="string" calcext:value-type="string">
            <text:p>மகப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3.html" xlink:type="simple">pmuni0423.html</text:a></text:p>
          </table:table-cell>
        </table:table-row>
        <table:table-row table:style-name="ro8">
          <table:table-cell office:value-type="float" office:value="424" calcext:value-type="float">
            <text:p>424</text:p>
          </table:table-cell>
          <table:table-cell office:value-type="string" calcext:value-type="string">
            <text:p>குமரியின் மூக்குத்தி (சிறுகதைகள்)</text:p>
          </table:table-cell>
          <table:table-cell office:value-type="string" calcext:value-type="string">
            <text:p>கி. வா. ஜகன்னாத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24.html" xlink:type="simple">pmuni0424.html</text:a></text:p>
          </table:table-cell>
        </table:table-row>
        <table:table-row table:style-name="ro10">
          <table:table-cell office:value-type="float" office:value="425" calcext:value-type="float">
            <text:p>425</text:p>
          </table:table-cell>
          <table:table-cell office:value-type="string" calcext:value-type="string">
            <text:p>சபாப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5.html" xlink:type="simple">pmuni0425.html</text:a></text:p>
          </table:table-cell>
        </table:table-row>
        <table:table-row table:style-name="ro10">
          <table:table-cell office:value-type="float" office:value="426" calcext:value-type="float">
            <text:p>426</text:p>
          </table:table-cell>
          <table:table-cell office:value-type="string" calcext:value-type="string">
            <text:p>யயாதி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6.html" xlink:type="simple">pmuni0426.html</text:a></text:p>
          </table:table-cell>
        </table:table-row>
        <table:table-row table:style-name="ro10">
          <table:table-cell office:value-type="float" office:value="427" calcext:value-type="float">
            <text:p>427</text:p>
          </table:table-cell>
          <table:table-cell office:value-type="string" calcext:value-type="string">
            <text:p>தமிழர் வீரம்</text:p>
          </table:table-cell>
          <table:table-cell office:value-type="string" calcext:value-type="string">
            <text:p>ரா.பி. சேதுபிள்ளை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27.html" xlink:type="simple">pmuni0427.html</text:a></text:p>
          </table:table-cell>
        </table:table-row>
        <table:table-row table:style-name="ro10">
          <table:table-cell office:value-type="float" office:value="428" calcext:value-type="float">
            <text:p>428</text:p>
          </table:table-cell>
          <table:table-cell office:value-type="string" calcext:value-type="string">
            <text:p>அமலாதித்யன்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8.html" xlink:type="simple">pmuni0428.html</text:a></text:p>
          </table:table-cell>
        </table:table-row>
        <table:table-row table:style-name="ro5">
          <table:table-cell office:value-type="float" office:value="429" calcext:value-type="float">
            <text:p>429</text:p>
          </table:table-cell>
          <table:table-cell office:value-type="string" calcext:value-type="string">
            <text:p>சதி-சுலோசனா (நாடகம்)</text:p>
          </table:table-cell>
          <table:table-cell office:value-type="string" calcext:value-type="string">
            <text:p>பம்மல் சம்பந்த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29.html" xlink:type="simple">pmuni0429.html</text:a></text:p>
          </table:table-cell>
        </table:table-row>
        <table:table-row table:style-name="ro42">
          <table:table-cell office:value-type="float" office:value="430" calcext:value-type="float">
            <text:p>430</text:p>
          </table:table-cell>
          <table:table-cell office:value-type="string" calcext:value-type="string">
            <text:p>இராமாயணம் /3. ஆரணிய காண்டம்/பாகம் 1(படலங்கள் 1-6)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இதிகாசம்</text:p>
          </table:table-cell>
          <table:table-cell office:value-type="string" calcext:value-type="string">
            <text:p><text:a xlink:href="http://www.projectmadurai.org/pm_etexts/utf8/pmuni0430.html" xlink:type="simple">pmuni0430.html</text:a></text:p>
          </table:table-cell>
        </table:table-row>
        <table:table-row table:style-name="ro13">
          <table:table-cell office:value-type="float" office:value="431" calcext:value-type="float">
            <text:p>431</text:p>
          </table:table-cell>
          <table:table-cell office:value-type="string" calcext:value-type="string">
            <text:p>அகமும் புறமும் (இலக்கிய கட்டுரைகள்)</text:p>
          </table:table-cell>
          <table:table-cell office:value-type="string" calcext:value-type="string">
            <text:p>அ.ச. ஞானசம்பந்தன்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31.html" xlink:type="simple">pmuni0431.html</text:a></text:p>
          </table:table-cell>
        </table:table-row>
        <table:table-row table:style-name="ro6">
          <table:table-cell office:value-type="float" office:value="432" calcext:value-type="float">
            <text:p>432</text:p>
          </table:table-cell>
          <table:table-cell office:value-type="string" calcext:value-type="string">
            <text:p>நினைவு மஞ்சரி (கட்டுரைகள்)</text:p>
          </table:table-cell>
          <table:table-cell office:value-type="string" calcext:value-type="string">
            <text:p>உ.வே.சாமிநாதையர்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32.html" xlink:type="simple">pmuni0432.html</text:a></text:p>
          </table:table-cell>
        </table:table-row>
        <table:table-row table:style-name="ro6">
          <table:table-cell office:value-type="float" office:value="433" calcext:value-type="float">
            <text:p>433</text:p>
          </table:table-cell>
          <table:table-cell office:value-type="string" calcext:value-type="string">
            <text:p>நல்லுரைக்கோவை (கட்டுரைகள்)</text:p>
          </table:table-cell>
          <table:table-cell office:value-type="string" calcext:value-type="string">
            <text:p>உ.வே.சாமிநாதையர்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33.html" xlink:type="simple">pmuni0433.html</text:a></text:p>
          </table:table-cell>
        </table:table-row>
        <table:table-row table:style-name="ro6">
          <table:table-cell office:value-type="float" office:value="434" calcext:value-type="float">
            <text:p>434</text:p>
          </table:table-cell>
          <table:table-cell office:value-type="string" calcext:value-type="string">
            <text:p>பஞ்சாபிக் கதைகள்</text:p>
          </table:table-cell>
          <table:table-cell office:value-type="string" calcext:value-type="string">
            <text:p>ஹர்பஜன் சிங் / வீழிநாதன்</text:p>
          </table:table-cell>
          <table:table-cell office:value-type="string" calcext:value-type="string">
            <text:p>சிறுகதைகள் (மொழிபெயர்ப்பு)</text:p>
          </table:table-cell>
          <table:table-cell office:value-type="string" calcext:value-type="string">
            <text:p><text:a xlink:href="http://www.projectmadurai.org/pm_etexts/utf8/pmuni0434.html" xlink:type="simple">pmuni0434.html</text:a></text:p>
          </table:table-cell>
        </table:table-row>
        <table:table-row table:style-name="ro21">
          <table:table-cell office:value-type="float" office:value="435" calcext:value-type="float">
            <text:p>435</text:p>
          </table:table-cell>
          <table:table-cell office:value-type="string" calcext:value-type="string">
            <text:p>பணமுப்பது என்னும் காசின்மகிமை</text:p>
          </table:table-cell>
          <table:table-cell office:value-type="string" calcext:value-type="string">
            <text:p>திருக்கணமங்கை தனவந்தரி ஸ்ரீ இராகவாசாரியார்</text:p>
          </table:table-cell>
          <table:table-cell office:value-type="string" calcext:value-type="string">
            <text:p>இலக்கியம்</text:p>
          </table:table-cell>
          <table:table-cell office:value-type="string" calcext:value-type="string">
            <text:p><text:a xlink:href="http://www.projectmadurai.org/pm_etexts/utf8/pmuni0435.html" xlink:type="simple">pmuni0435.html</text:a></text:p>
          </table:table-cell>
        </table:table-row>
        <table:table-row table:style-name="ro9">
          <table:table-cell office:value-type="float" office:value="436" calcext:value-type="float">
            <text:p>436</text:p>
          </table:table-cell>
          <table:table-cell office:value-type="string" calcext:value-type="string">
            <text:p>மதுரை சொக்கநாதர் உலா</text:p>
          </table:table-cell>
          <table:table-cell office:value-type="string" calcext:value-type="string">
            <text:p>புராண திருமலைநாதர்</text:p>
          </table:table-cell>
          <table:table-cell office:value-type="string" calcext:value-type="string">
            <text:p>பிரபந்தம் - மாலை (3), நெடில் (2)</text:p>
          </table:table-cell>
          <table:table-cell office:value-type="string" calcext:value-type="string">
            <text:p><text:a xlink:href="http://www.projectmadurai.org/pm_etexts/utf8/pmuni0436.html" xlink:type="simple">pmuni0436.html</text:a></text:p>
          </table:table-cell>
        </table:table-row>
        <table:table-row table:style-name="ro10">
          <table:table-cell office:value-type="float" office:value="437" calcext:value-type="float">
            <text:p>437</text:p>
          </table:table-cell>
          <table:table-cell office:value-type="string" calcext:value-type="string">
            <text:p>திகடசக்கரம்</text:p>
          </table:table-cell>
          <table:table-cell office:value-type="string" calcext:value-type="string">
            <text:p>அ. முத்துலிங்கம்</text:p>
          </table:table-cell>
          <table:table-cell office:value-type="string" calcext:value-type="string">
            <text:p>சிறுகதைகள்</text:p>
          </table:table-cell>
          <table:table-cell office:value-type="string" calcext:value-type="string">
            <text:p><text:a xlink:href="http://www.projectmadurai.org/pm_etexts/utf8/pmuni0437.html" xlink:type="simple">pmuni0437.html</text:a></text:p>
          </table:table-cell>
        </table:table-row>
        <table:table-row table:style-name="ro6">
          <table:table-cell office:value-type="float" office:value="438" calcext:value-type="float">
            <text:p>438</text:p>
          </table:table-cell>
          <table:table-cell office:value-type="string" calcext:value-type="string">
            <text:p>தனி வீடு (சொற்பொழிவுகள்)</text:p>
          </table:table-cell>
          <table:table-cell office:value-type="string" calcext:value-type="string">
            <text:p>கி. வா. ஜகந்நாதன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38.html" xlink:type="simple">pmuni0438.html</text:a></text:p>
          </table:table-cell>
        </table:table-row>
        <table:table-row table:style-name="ro23">
          <table:table-cell office:value-type="float" office:value="439" calcext:value-type="float">
            <text:p>439</text:p>
          </table:table-cell>
          <table:table-cell office:value-type="string" calcext:value-type="string">
            <text:p>மதுரை சொக்கநாதர் உலா (உ.வே. சாமிநாதையர் குறிப்புரையுடன்)</text:p>
          </table:table-cell>
          <table:table-cell office:value-type="string" calcext:value-type="string">
            <text:p>புராண திருமலைநாதர்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439.html" xlink:type="simple">pmuni0439.html</text:a></text:p>
          </table:table-cell>
        </table:table-row>
        <table:table-row table:style-name="ro19">
          <table:table-cell office:value-type="float" office:value="440" calcext:value-type="float">
            <text:p>440</text:p>
          </table:table-cell>
          <table:table-cell office:value-type="string" calcext:value-type="string">
            <text:p>மதுரை சொக்கநாதர் உலா - ஆங்கில மொழிபெயர்ப்பு (கௌசல்யா ஹார்ட்) </text:p>
          </table:table-cell>
          <table:table-cell office:value-type="string" calcext:value-type="string">
            <text:p>புராண திருமலைநாதர்</text:p>
          </table:table-cell>
          <table:table-cell office:value-type="string" calcext:value-type="string">
            <text:p>பிரபந்தம் - உலா</text:p>
          </table:table-cell>
          <table:table-cell office:value-type="string" calcext:value-type="string">
            <text:p><text:a xlink:href="http://www.projectmadurai.org/pm_etexts/utf8/pmuni0440.html" xlink:type="simple">pmuni0440.html</text:a></text:p>
          </table:table-cell>
        </table:table-row>
        <table:table-row table:style-name="ro13">
          <table:table-cell office:value-type="float" office:value="441" calcext:value-type="float">
            <text:p>441</text:p>
          </table:table-cell>
          <table:table-cell office:value-type="string" calcext:value-type="string">
            <text:p>நல்லுரைக்கோவை (கட்டுரைகள்) பாகம் - 3</text:p>
          </table:table-cell>
          <table:table-cell office:value-type="string" calcext:value-type="string">
            <text:p>உ.வே.சாமிநாதையர்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41.html" xlink:type="simple">pmuni0441.html</text:a></text:p>
          </table:table-cell>
        </table:table-row>
        <table:table-row table:style-name="ro13">
          <table:table-cell office:value-type="float" office:value="442" calcext:value-type="float">
            <text:p>442</text:p>
          </table:table-cell>
          <table:table-cell office:value-type="string" calcext:value-type="string">
            <text:p>நல்லுரைக்கோவை (கட்டுரைகள்) பாகம் - 4</text:p>
          </table:table-cell>
          <table:table-cell office:value-type="string" calcext:value-type="string">
            <text:p>உ.வே.சாமிநாதையர்</text:p>
          </table:table-cell>
          <table:table-cell office:value-type="string" calcext:value-type="string">
            <text:p>இலக்கியக் கட்டுரைகள் </text:p>
          </table:table-cell>
          <table:table-cell office:value-type="string" calcext:value-type="string">
            <text:p><text:a xlink:href="http://www.projectmadurai.org/pm_etexts/utf8/pmuni0442.html" xlink:type="simple">pmuni0442.html</text:a></text:p>
          </table:table-cell>
        </table:table-row>
        <table:table-row table:style-name="ro7">
          <table:table-cell office:value-type="float" office:value="443" calcext:value-type="float">
            <text:p>443</text:p>
          </table:table-cell>
          <table:table-cell office:value-type="string" calcext:value-type="string">
            <text:p>அரும்பு அம்புகள் (நாவல்) - 2 பாகங்கள்</text:p>
          </table:table-cell>
          <table:table-cell office:value-type="string" calcext:value-type="string">
            <text:p>கல்கி கிருஷ்ணமூர்த்தி</text:p>
          </table:table-cell>
          <table:table-cell office:value-type="string" calcext:value-type="string">
            <text:p>நாவல் / புதினம்</text:p>
          </table:table-cell>
          <table:table-cell office:value-type="string" calcext:value-type="string">
            <text:p><text:a xlink:href="http://www.projectmadurai.org/pm_etexts/utf8/pmuni0443.html" xlink:type="simple">pmuni0443.html</text:a></text:p>
          </table:table-cell>
        </table:table-row>
        <table:table-row table:style-name="ro10">
          <table:table-cell office:value-type="float" office:value="444" calcext:value-type="float">
            <text:p>444</text:p>
          </table:table-cell>
          <table:table-cell office:value-type="string" calcext:value-type="string">
            <text:p>குமரேச சதகம்</text:p>
          </table:table-cell>
          <table:table-cell office:value-type="string" calcext:value-type="string">
            <text:p>குருபாத தாசர்</text:p>
          </table:table-cell>
          <table:table-cell office:value-type="string" calcext:value-type="string">
            <text:p>பிரபந்தம் - சதகம்</text:p>
          </table:table-cell>
          <table:table-cell office:value-type="string" calcext:value-type="string">
            <text:p><text:a xlink:href="http://www.projectmadurai.org/pm_etexts/utf8/pmuni0444.html" xlink:type="simple">pmuni0444.html</text:a></text:p>
          </table:table-cell>
        </table:table-row>
        <table:table-row table:style-name="ro41">
          <table:table-cell office:value-type="float" office:value="445" calcext:value-type="float">
            <text:p>445</text:p>
          </table:table-cell>
          <table:table-cell office:value-type="string" calcext:value-type="string">
            <text:p>சுப்பிரமணியர் திருவிருத்தம், திருத்தணிகைத் திருவிருத்தம், தொட்டிக்கலை சுப்பிரமணியத்தம்பிரான்</text:p>
          </table:table-cell>
          <table:table-cell office:value-type="string" calcext:value-type="string">
            <text:p>சுப்பிரமணியத்தம்பிரான் சுவாமிகள்</text:p>
          </table:table-cell>
          <table:table-cell office:value-type="string" calcext:value-type="string">
            <text:p>பிரபந்தம் - விருத்தம் </text:p>
          </table:table-cell>
          <table:table-cell office:value-type="string" calcext:value-type="string">
            <text:p><text:a xlink:href="http://www.projectmadurai.org/pm_etexts/utf8/pmuni0445.html" xlink:type="simple">pmuni0445.html</text:a></text:p>
          </table:table-cell>
        </table:table-row>
        <table:table-row table:style-name="ro5">
          <table:table-cell office:value-type="float" office:value="446" calcext:value-type="float">
            <text:p>446</text:p>
          </table:table-cell>
          <table:table-cell office:value-type="string" calcext:value-type="string">
            <text:p>ஆராய்ச்சி நூல்கள்</text:p>
          </table:table-cell>
          <table:table-cell office:value-type="string" calcext:value-type="string">
            <text:p>சோமசுந்தர பாரதியார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446_01.html" xlink:type="simple">pmuni0446_01.html</text:a></text:p>
            <text:p><text:a xlink:href="http://www.projectmadurai.org/pm_etexts/utf8/pmuni044_02.html" xlink:type="simple">pmuni044_02.html</text:a></text:p>
          </table:table-cell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கோயிற்புராணம் - பாகம் 1, 2</text:p>
          </table:table-cell>
          <table:table-cell office:value-type="string" calcext:value-type="string">
            <text:p>உமாபதி சிவாச்சாரியா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pmuni0447_01.html" xlink:type="simple">pmuni0447_01.html</text:a></text:p>
            <text:p><text:a xlink:href="http://www.projectmadurai.org/pm_etexts/utf8/pmuni0447_02.html" xlink:type="simple">pmuni0447_02.html</text:a></text:p>
          </table:table-cell>
        </table:table-row>
        <table:table-row table:style-name="ro7">
          <table:table-cell office:value-type="float" office:value="448" calcext:value-type="float">
            <text:p>448</text:p>
          </table:table-cell>
          <table:table-cell office:value-type="string" calcext:value-type="string">
            <text:p>கோம்பி விருத்தம் - மூலமும் உரையும்</text:p>
          </table:table-cell>
          <table:table-cell office:value-type="string" calcext:value-type="string">
            <text:p>வெ.ப. சுப்பிரமணிய முதலியார்</text:p>
          </table:table-cell>
          <table:table-cell office:value-type="string" calcext:value-type="string">
            <text:p>பிரபந்தம் - விருத்தம் </text:p>
          </table:table-cell>
          <table:table-cell office:value-type="string" calcext:value-type="string">
            <text:p><text:a xlink:href="http://www.projectmadurai.org/pm_etexts/utf8/pmuni0448.html" xlink:type="simple">pmuni0448.html</text:a></text:p>
          </table:table-cell>
        </table:table-row>
        <table:table-row table:style-name="ro10">
          <table:table-cell office:value-type="float" office:value="449" calcext:value-type="float">
            <text:p>449</text:p>
          </table:table-cell>
          <table:table-cell office:value-type="string" calcext:value-type="string">
            <text:p>அரிச்சந்திர வெண்பா</text:p>
          </table:table-cell>
          <table:table-cell table:style-name="ce2"/>
          <table:table-cell office:value-type="string" calcext:value-type="string">
            <text:p>பிரபந்தம் - வெண்பா</text:p>
          </table:table-cell>
          <table:table-cell office:value-type="string" calcext:value-type="string">
            <text:p><text:a xlink:href="http://www.projectmadurai.org/pm_etexts/utf8/pmuni0449.html" xlink:type="simple">pmuni0449.html</text:a></text:p>
          </table:table-cell>
        </table:table-row>
        <table:table-row table:style-name="ro29">
          <table:table-cell office:value-type="float" office:value="450" calcext:value-type="float">
            <text:p>450</text:p>
          </table:table-cell>
          <table:table-cell office:value-type="string" calcext:value-type="string">
            <text:p>திருக்குறள் - பரிமேலழகர் உரையுடன்</text:p>
          </table:table-cell>
          <table:table-cell office:value-type="string" calcext:value-type="string">
            <text:p>பரிமேலழகர்</text:p>
          </table:table-cell>
          <table:table-cell office:value-type="string" calcext:value-type="string">
            <text:p>நீதிநெறி – பதினெண்கீழ்க்கணக்கு</text:p>
          </table:table-cell>
          <table:table-cell office:value-type="string" calcext:value-type="string">
            <text:p><text:a xlink:href="http://www.projectmadurai.org/pm_etexts/utf8/pmuni0450_01.html" xlink:type="simple">pmuni0450_01.html</text:a></text:p>
            <text:p><text:a xlink:href="http://www.projectmadurai.org/pm_etexts/utf8/pmuni0450_02.html" xlink:type="simple">pmuni0450_02.html</text:a></text:p>
            <text:p><text:a xlink:href="http://www.projectmadurai.org/pm_etexts/utf8/pmuni0450_03.html" xlink:type="simple">pmuni0450_03.html</text:a></text:p>
            <text:p><text:a xlink:href="http://www.projectmadurai.org/pm_etexts/utf8/pmuni0450_04.html" xlink:type="simple">pmuni0450_04.html</text:a></text:p>
          </table:table-cell>
        </table:table-row>
        <table:table-row table:style-name="ro28">
          <table:table-cell office:value-type="float" office:value="451" calcext:value-type="float">
            <text:p>451</text:p>
          </table:table-cell>
          <table:table-cell office:value-type="string" calcext:value-type="string">
            <text:p>சிலப்பதிகாரம் - மூலமும், உரையும் (புகார்க்காண்டம்)</text:p>
          </table:table-cell>
          <table:table-cell office:value-type="string" calcext:value-type="string">
            <text:p>இளங்கோவடிகள்</text:p>
          </table:table-cell>
          <table:table-cell office:value-type="string" calcext:value-type="string">
            <text:p>காப்பியம்</text:p>
          </table:table-cell>
          <table:table-cell office:value-type="string" calcext:value-type="string">
            <text:p><text:a xlink:href="http://www.projectmadurai.org/pm_etexts/utf8/pmuni0451.html" xlink:type="simple">pmuni0451.html</text:a></text:p>
          </table:table-cell>
        </table:table-row>
        <table:table-row table:style-name="ro25">
          <table:table-cell office:value-type="float" office:value="452" calcext:value-type="float">
            <text:p>452</text:p>
          </table:table-cell>
          <table:table-cell office:value-type="string" calcext:value-type="string">
            <text:p>தமிழ்மொழியின் வரலாறு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  <table:table-cell office:value-type="string" calcext:value-type="string">
            <text:p>வரலாறு</text:p>
          </table:table-cell>
          <table:table-cell office:value-type="string" calcext:value-type="string">
            <text:p><text:a xlink:href="http://www.projectmadurai.org/pm_etexts/utf8/pmuni0452.html" xlink:type="simple">pmuni0452.html</text:a></text:p>
          </table:table-cell>
        </table:table-row>
        <table:table-row table:style-name="ro43">
          <table:table-cell office:value-type="float" office:value="453" calcext:value-type="float">
            <text:p>453</text:p>
          </table:table-cell>
          <table:table-cell office:value-type="string" calcext:value-type="string">
            <text:p>வலிமைக்கு மார்க்கம் &amp;amp; சாந்திக்கு மார்க்கம் (மொழி பெயர்ப்பு)</text:p>
          </table:table-cell>
          <table:table-cell office:value-type="string" calcext:value-type="string">
            <text:p>வ.உ. சிதம்பரம் பிள்ளை</text:p>
          </table:table-cell>
          <table:table-cell office:value-type="string" calcext:value-type="string">
            <text:p>மொழி பெயர்ப்பு</text:p>
          </table:table-cell>
          <table:table-cell office:value-type="string" calcext:value-type="string">
            <text:p><text:a xlink:href="http://www.projectmadurai.org/pm_etexts/utf8/pmuni0453.html" xlink:type="simple">pmuni0453.html</text:a></text:p>
          </table:table-cell>
        </table:table-row>
        <table:table-row table:style-name="ro10">
          <table:table-cell office:value-type="float" office:value="454" calcext:value-type="float">
            <text:p>454</text:p>
          </table:table-cell>
          <table:table-cell office:value-type="string" calcext:value-type="string">
            <text:p>கபாடபுரம் (சரித்திர நாவல்)</text:p>
          </table:table-cell>
          <table:table-cell office:value-type="string" calcext:value-type="string">
            <text:p>நா. பார்த்தசார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454.html" xlink:type="simple">pmuni0454.html</text:a></text:p>
          </table:table-cell>
        </table:table-row>
        <table:table-row table:style-name="ro48">
          <table:table-cell office:value-type="float" office:value="455" calcext:value-type="float">
            <text:p>455</text:p>
          </table:table-cell>
          <table:table-cell office:value-type="string" calcext:value-type="string">
            <text:p>இராமாயணம் - 3வது - ஆரணிய காண்டம் (இரண்டாம் பகுதி), படலங்கள் 7-11</text:p>
          </table:table-cell>
          <table:table-cell office:value-type="string" calcext:value-type="string">
            <text:p>கம்பர்</text:p>
          </table:table-cell>
          <table:table-cell office:value-type="string" calcext:value-type="string">
            <text:p>இதிகாசம்</text:p>
          </table:table-cell>
          <table:table-cell office:value-type="string" calcext:value-type="string">
            <text:p><text:a xlink:href="http://www.projectmadurai.org/pm_etexts/utf8/pmuni0455.html" xlink:type="simple">pmuni0455.html</text:a></text:p>
          </table:table-cell>
        </table:table-row>
        <table:table-row table:style-name="ro25">
          <table:table-cell office:value-type="float" office:value="456" calcext:value-type="float">
            <text:p>456</text:p>
          </table:table-cell>
          <table:table-cell office:value-type="string" calcext:value-type="string">
            <text:p>மான விஜயம் (நாடகம்)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56.html" xlink:type="simple">pmuni0456.html</text:a></text:p>
          </table:table-cell>
        </table:table-row>
        <table:table-row table:style-name="ro19">
          <table:table-cell office:value-type="float" office:value="457" calcext:value-type="float">
            <text:p>457</text:p>
          </table:table-cell>
          <table:table-cell office:value-type="string" calcext:value-type="string">
            <text:p>அகமே புறம் &amp;amp; மனம்போல வாழ்வு</text:p>
          </table:table-cell>
          <table:table-cell office:value-type="string" calcext:value-type="string">
            <text:p>ஜேம்ஸ் ஆலன் / வ.உ. சிதம்பரம் பிள்ளை (மொழிபெயர்ப்பு) </text:p>
          </table:table-cell>
          <table:table-cell office:value-type="string" calcext:value-type="string">
            <text:p>மொழிபெயர்ப்பு </text:p>
          </table:table-cell>
          <table:table-cell office:value-type="string" calcext:value-type="string">
            <text:p><text:a xlink:href="http://www.projectmadurai.org/pm_etexts/utf8/pmuni0457.html" xlink:type="simple">pmuni0457.html</text:a></text:p>
          </table:table-cell>
        </table:table-row>
        <table:table-row table:style-name="ro10">
          <table:table-cell office:value-type="float" office:value="458" calcext:value-type="float">
            <text:p>458</text:p>
          </table:table-cell>
          <table:table-cell office:value-type="string" calcext:value-type="string">
            <text:p>சமுதாய வீதி (நாவல்) </text:p>
          </table:table-cell>
          <table:table-cell office:value-type="string" calcext:value-type="string">
            <text:p>தீபம் நா. பார்த்தசாரதி</text:p>
          </table:table-cell>
          <table:table-cell office:value-type="string" calcext:value-type="string">
            <text:p>நாவல்</text:p>
          </table:table-cell>
          <table:table-cell office:value-type="string" calcext:value-type="string">
            <text:p><text:a xlink:href="http://www.projectmadurai.org/pm_etexts/utf8/pmuni0458.html" xlink:type="simple">pmuni0458.html</text:a></text:p>
          </table:table-cell>
        </table:table-row>
        <table:table-row table:style-name="ro25">
          <table:table-cell office:value-type="float" office:value="459" calcext:value-type="float">
            <text:p>459</text:p>
          </table:table-cell>
          <table:table-cell office:value-type="string" calcext:value-type="string">
            <text:p>ரூபாவதி (நாடகம்) 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59.html" xlink:type="simple">pmuni0459.html</text:a></text:p>
          </table:table-cell>
        </table:table-row>
        <table:table-row table:style-name="ro25">
          <table:table-cell office:value-type="float" office:value="460" calcext:value-type="float">
            <text:p>460</text:p>
          </table:table-cell>
          <table:table-cell office:value-type="string" calcext:value-type="string">
            <text:p>பாவலர் விருந்து</text:p>
          </table:table-cell>
          <table:table-cell office:value-type="string" calcext:value-type="string">
            <text:p>வி.கோ. சூரியநாராயண சாஸ்திரியார் (பரிதிமாற் கலைஞர்)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60.html" xlink:type="simple">pmuni0460.html</text:a></text:p>
          </table:table-cell>
        </table:table-row>
        <table:table-row table:style-name="ro25">
          <table:table-cell office:value-type="float" office:value="461" calcext:value-type="float">
            <text:p>461</text:p>
          </table:table-cell>
          <table:table-cell office:value-type="string" calcext:value-type="string">
            <text:p>நல்லுரைக்கோவை - இரண்டாம் பாகம்</text:p>
          </table:table-cell>
          <table:table-cell office:value-type="string" calcext:value-type="string">
            <text:p>வி.கோ. சூரியநாராயண சாஸ்திரியார் (பரிதிமாற் கலைஞர்) </text:p>
          </table:table-cell>
          <table:table-cell office:value-type="string" calcext:value-type="string">
            <text:p>இலக்கியக் </text:p>
          </table:table-cell>
          <table:table-cell office:value-type="string" calcext:value-type="string">
            <text:p><text:a xlink:href="http://www.projectmadurai.org/pm_etexts/utf8/pmuni0461.html" xlink:type="simple">pmuni0461.html</text:a>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மகிழ்மாக் கலம்பகம்</text:p>
          </table:table-cell>
          <table:table-cell office:value-type="string" calcext:value-type="string">
            <text:p>தொழுவூர் வேலாயுத முதலியார்</text:p>
          </table:table-cell>
          <table:table-cell office:value-type="string" calcext:value-type="string">
            <text:p>பிரபந்தம் - கலம்பகம்</text:p>
          </table:table-cell>
          <table:table-cell office:value-type="string" calcext:value-type="string">
            <text:p><text:a xlink:href="http://www.projectmadurai.org/pm_etexts/utf8/pmuni0462.html" xlink:type="simple">pmuni0462.html</text:a></text:p>
          </table:table-cell>
        </table:table-row>
        <table:table-row table:style-name="ro7">
          <table:table-cell office:value-type="float" office:value="463" calcext:value-type="float">
            <text:p>463</text:p>
          </table:table-cell>
          <table:table-cell office:value-type="string" calcext:value-type="string">
            <text:p>திருவிளையாடற் புராணம் /1. மதுரைக் காண்டம்</text:p>
          </table:table-cell>
          <table:table-cell office:value-type="string" calcext:value-type="string">
            <text:p>பரஞ்சோதி முனிவர்</text:p>
          </table:table-cell>
          <table:table-cell office:value-type="string" calcext:value-type="string">
            <text:p>புராணம்</text:p>
          </table:table-cell>
          <table:table-cell office:value-type="string" calcext:value-type="string">
            <text:p><text:a xlink:href="http://www.projectmadurai.org/pm_etexts/utf8/" xlink:type="simple"> </text:a></text:p>
            <text:p><text:a xlink:href="http://www.projectmadurai.org/pm_etexts/utf8/pmuni0463_01.html" xlink:type="simple">pmuni0463_01.html</text:a></text:p>
            <text:p><text:a xlink:href="http://www.projectmadurai.org/pm_etexts/utf8/pmuni0450_02.html" xlink:type="simple">pmuni0450_02.html</text:a></text:p>
          </table:table-cell>
        </table:table-row>
        <table:table-row table:style-name="ro10">
          <table:table-cell office:value-type="float" office:value="464" calcext:value-type="float">
            <text:p>464</text:p>
          </table:table-cell>
          <table:table-cell office:value-type="string" calcext:value-type="string">
            <text:p>வஞ்சி மாநகர்</text:p>
          </table:table-cell>
          <table:table-cell office:value-type="string" calcext:value-type="string">
            <text:p>மு. இராகவயங்கார்</text:p>
          </table:table-cell>
          <table:table-cell office:value-type="string" calcext:value-type="string">
            <text:p>இலக்கியக் கட்டுரைகள்</text:p>
          </table:table-cell>
          <table:table-cell office:value-type="string" calcext:value-type="string">
            <text:p><text:a xlink:href="http://www.projectmadurai.org/pm_etexts/utf8/pmuni0464.html" xlink:type="simple">pmuni0464.html</text:a>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குலோத்துங்கசோழன்</text:p>
          </table:table-cell>
          <table:table-cell office:value-type="string" calcext:value-type="string">
            <text:p>கோவை அருணாசலக்கவிராயர்</text:p>
          </table:table-cell>
          <table:table-cell office:value-type="string" calcext:value-type="string">
            <text:p>பிரபந்தம் - கோவை</text:p>
          </table:table-cell>
          <table:table-cell office:value-type="string" calcext:value-type="string">
            <text:p><text:a xlink:href="http://www.projectmadurai.org/pm_etexts/utf8/pmuni0465.html" xlink:type="simple">pmuni0465.html</text:a></text:p>
          </table:table-cell>
        </table:table-row>
        <table:table-row table:style-name="ro8">
          <table:table-cell office:value-type="float" office:value="466" calcext:value-type="float">
            <text:p>466</text:p>
          </table:table-cell>
          <table:table-cell office:value-type="string" calcext:value-type="string">
            <text:p>கும்பேசர் குறவஞ்சி (நாடகம்)</text:p>
          </table:table-cell>
          <table:table-cell office:value-type="string" calcext:value-type="string">
            <text:p>ஸ்ரீ பாபநாச முதலியார்</text:p>
          </table:table-cell>
          <table:table-cell office:value-type="string" calcext:value-type="string">
            <text:p>நாடகம்</text:p>
          </table:table-cell>
          <table:table-cell office:value-type="string" calcext:value-type="string">
            <text:p><text:a xlink:href="http://www.projectmadurai.org/pm_etexts/utf8/pmuni0466.html" xlink:type="simple">pmuni0466.html</text:a></text:p>
          </table:table-cell>
        </table:table-row>
        <table:table-row table:style-name="ro4">
          <table:table-cell office:value-type="float" office:value="467" calcext:value-type="float">
            <text:p>467</text:p>
          </table:table-cell>
          <table:table-cell office:value-type="string" calcext:value-type="string">
            <text:p>வாழ்க்கை நலம்</text:p>
          </table:table-cell>
          <table:table-cell office:value-type="string" calcext:value-type="string">
            <text:p>குன்றக்குடி அடிகள்</text:p>
          </table:table-cell>
          <table:table-cell office:value-type="string" calcext:value-type="string">
            <text:p>கட்டுரைகள்</text:p>
          </table:table-cell>
          <table:table-cell office:value-type="string" calcext:value-type="string">
            <text:p><text:a xlink:href="http://www.projectmadurai.org/pm_etexts/utf8/pmuni0467.html" xlink:type="simple">pmuni0467.html</text:a></text:p>
          </table:table-cell>
        </table:table-row>
        <table:table-row table:style-name="ro4">
          <table:table-cell office:value-type="float" office:value="468" calcext:value-type="float">
            <text:p>468</text:p>
          </table:table-cell>
          <table:table-cell office:value-type="string" calcext:value-type="string">
            <text:p>தனித்தமிழ் மாட்சி</text:p>
          </table:table-cell>
          <table:table-cell office:value-type="string" calcext:value-type="string">
            <text:p>மறைமலை அடிகள்</text:p>
          </table:table-cell>
          <table:table-cell office:value-type="string" calcext:value-type="string">
            <text:p>கட்டுரைகள்</text:p>
          </table:table-cell>
          <table:table-cell office:value-type="string" calcext:value-type="string">
            <text:p><text:a xlink:href="http://www.projectmadurai.org/pm_etexts/utf8/pmuni0468.html" xlink:type="simple">pmuni0468.html</text:a></text:p>
          </table:table-cell>
        </table:table-row>
        <table:table-row table:style-name="ro4">
          <table:table-cell office:value-type="float" office:value="469" calcext:value-type="float">
            <text:p>469</text:p>
          </table:table-cell>
          <table:table-cell office:value-type="string" calcext:value-type="string">
            <text:p>திருவருணைக்கலம்பகம்</text:p>
          </table:table-cell>
          <table:table-cell office:value-type="string" calcext:value-type="string">
            <text:p>சைவ எல்லப்ப நாவல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69.html" xlink:type="simple">pmuni0469.html</text:a>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அறிவுரைக் கொத்து</text:p>
          </table:table-cell>
          <table:table-cell office:value-type="string" calcext:value-type="string">
            <text:p>மறைமலை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70.html" xlink:type="simple">pmuni0470.html</text:a></text:p>
          </table:table-cell>
        </table:table-row>
        <table:table-row table:style-name="ro10">
          <table:table-cell office:value-type="float" office:value="471" calcext:value-type="float">
            <text:p>471</text:p>
          </table:table-cell>
          <table:table-cell office:value-type="string" calcext:value-type="string">
            <text:p>இந்தி பொது மொழியா?</text:p>
          </table:table-cell>
          <table:table-cell office:value-type="string" calcext:value-type="string">
            <text:p>மறைமலை அடிகள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71.html" xlink:type="simple">pmuni0471.html</text:a></text:p>
          </table:table-cell>
        </table:table-row>
        <table:table-row table:style-name="ro28">
          <table:table-cell office:value-type="float" office:value="472" calcext:value-type="float">
            <text:p>472</text:p>
          </table:table-cell>
          <table:table-cell office:value-type="string" calcext:value-type="string">
            <text:p>சீகாழித் தலபுராணம் - பாகம் 1 (அத்தியாயம் 1-13)</text:p>
          </table:table-cell>
          <table:table-cell office:value-type="string" calcext:value-type="string">
            <text:p>அருணாசலக் கவிராயர்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://www.projectmadurai.org/pm_etexts/utf8/pmuni0472.html" xlink:type="simple">pmuni0472.html</text:a></text:p>
          </table:table-cell>
        </table:table-row>
        <table:table-row table:style-name="ro14">
          <table:table-cell office:value-type="float" office:value="473" calcext:value-type="float">
            <text:p>473</text:p>
          </table:table-cell>
          <table:table-cell office:value-type="string" calcext:value-type="string">
            <text:p>பதிற்றுப்பத்து - மூலமும், உரையும் </text:p>
          </table:table-cell>
          <table:table-cell office:value-type="string" calcext:value-type="string">
            <text:p>பல ஆசிரியர்கள் (ஔவை துரைசாமி பிள்ளை உரை)</text:p>
          </table:table-cell>
          <table:table-cell office:value-type="string" calcext:value-type="string">
            <text:p>சங்ககாலம் – எட்டுத்தொகை</text:p>
          </table:table-cell>
          <table:table-cell office:value-type="string" calcext:value-type="string">
            <text:p><text:a xlink:href="http://www.projectmadurai.org/pm_etexts/utf8/pmuni0473_01.html" xlink:type="simple">pmuni0473_01.html</text:a></text:p>
            <text:p><text:a xlink:href="http://www.projectmadurai.org/pm_etexts/utf8/pmuni0473_02.html" xlink:type="simple">pmuni0473_02.html</text:a></text:p>
            <text:p><text:a xlink:href="http://www.projectmadurai.org/pm_etexts/utf8/pmuni0473_03.html" xlink:type="simple">pmuni0473_03.html</text:a></text:p>
          </table:table-cell>
        </table:table-row>
        <table:table-row table:style-name="ro2">
          <table:table-cell table:style-name="ce2"/>
          <table:table-cell table:style-name="Default" table:number-columns-repeated="4"/>
        </table:table-row>
        <table:table-row table:style-name="ro2">
          <table:table-cell table:style-name="ce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ta" style:country-complex="LK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Tamil" style:font-family-complex="'Lohit Tamil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பக்கம்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-00-0000</text:date>, <text:time>00:00:00</text:time></text:p>
        </style:region-right>
      </style:header>
      <style:header-left style:display="false"/>
      <style:footer>
        <text:p>பக்கம்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21:08:05.427090377</meta:creation-date>
    <dc:date>2014-07-30T21:10:36.780176337</dc:date>
    <meta:editing-duration>P0D</meta:editing-duration>
    <meta:editing-cycles>1</meta:editing-cycles>
    <meta:document-statistic meta:table-count="1" meta:cell-count="3039" meta:object-count="0"/>
    <meta:generator>LibreOffice/4.2.4.2$Linux_X86_64 LibreOffice_project/420m0$Build-2</meta:generator>
  </office:meta>
</office:document-meta>
</file>